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8346in" svg:height="6.0941in" svg:x="4.4843in" svg:y="0.0394in">
            <draw:object draw:notify-on-update-of-ranges="Sheet1.A1:Sheet1.A1 Sheet1.A2:Sheet1.A365 Sheet1.C1:Sheet1.C1 Sheet1.C2:Sheet1.C365 Sheet1.E1:Sheet1.E1 Sheet1.E2:Sheet1.E3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v_b</text:p>
          </table:table-cell>
          <table:table-cell office:value-type="string" calcext:value-type="string">
            <text:p>gv_sen</text:p>
          </table:table-cell>
          <table:table-cell office:value-type="string" calcext:value-type="string">
            <text:p>gv_b_sen</text:p>
          </table:table-cell>
          <table:table-cell office:value-type="string" calcext:value-type="string">
            <text:p>gv_gro</text:p>
          </table:table-cell>
          <table:table-cell office:value-type="string" calcext:value-type="string">
            <text:p>gv_b_sen_gro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26" calcext:value-type="float">
            <text:p>1.26</text:p>
          </table:table-cell>
          <table:table-cell office:value-type="float" office:value="748.74" calcext:value-type="float">
            <text:p>748.74</text:p>
          </table:table-cell>
          <table:table-cell office:value-type="float" office:value="0" calcext:value-type="float">
            <text:p>0</text:p>
          </table:table-cell>
          <table:table-cell office:value-type="float" office:value="748.74" calcext:value-type="float">
            <text:p>748.74</text:p>
          </table:table-cell>
        </table:table-row>
        <table:table-row table:style-name="ro1">
          <table:table-cell office:value-type="float" office:value="748.74" calcext:value-type="float">
            <text:p>748.74</text:p>
          </table:table-cell>
          <table:table-cell office:value-type="float" office:value="0.07" calcext:value-type="float">
            <text:p>0.07</text:p>
          </table:table-cell>
          <table:table-cell office:value-type="float" office:value="748.67" calcext:value-type="float">
            <text:p>748.67</text:p>
          </table:table-cell>
          <table:table-cell office:value-type="float" office:value="0" calcext:value-type="float">
            <text:p>0</text:p>
          </table:table-cell>
          <table:table-cell office:value-type="float" office:value="748.67" calcext:value-type="float">
            <text:p>748.67</text:p>
          </table:table-cell>
        </table:table-row>
        <table:table-row table:style-name="ro1">
          <table:table-cell office:value-type="float" office:value="748.67" calcext:value-type="float">
            <text:p>748.67</text:p>
          </table:table-cell>
          <table:table-cell office:value-type="float" office:value="0.36" calcext:value-type="float">
            <text:p>0.36</text:p>
          </table:table-cell>
          <table:table-cell office:value-type="float" office:value="748.31" calcext:value-type="float">
            <text:p>748.31</text:p>
          </table:table-cell>
          <table:table-cell office:value-type="float" office:value="0" calcext:value-type="float">
            <text:p>0</text:p>
          </table:table-cell>
          <table:table-cell office:value-type="float" office:value="748.31" calcext:value-type="float">
            <text:p>748.31</text:p>
          </table:table-cell>
        </table:table-row>
        <table:table-row table:style-name="ro1">
          <table:table-cell office:value-type="float" office:value="748.31" calcext:value-type="float">
            <text:p>748.31</text:p>
          </table:table-cell>
          <table:table-cell office:value-type="float" office:value="0.26" calcext:value-type="float">
            <text:p>0.26</text:p>
          </table:table-cell>
          <table:table-cell office:value-type="float" office:value="748.05" calcext:value-type="float">
            <text:p>748.05</text:p>
          </table:table-cell>
          <table:table-cell office:value-type="float" office:value="0" calcext:value-type="float">
            <text:p>0</text:p>
          </table:table-cell>
          <table:table-cell office:value-type="float" office:value="748.05" calcext:value-type="float">
            <text:p>748.05</text:p>
          </table:table-cell>
        </table:table-row>
        <table:table-row table:style-name="ro1">
          <table:table-cell office:value-type="float" office:value="748.05" calcext:value-type="float">
            <text:p>748.05</text:p>
          </table:table-cell>
          <table:table-cell office:value-type="float" office:value="0.06" calcext:value-type="float">
            <text:p>0.06</text:p>
          </table:table-cell>
          <table:table-cell office:value-type="float" office:value="747.99" calcext:value-type="float">
            <text:p>747.99</text:p>
          </table:table-cell>
          <table:table-cell office:value-type="float" office:value="0" calcext:value-type="float">
            <text:p>0</text:p>
          </table:table-cell>
          <table:table-cell office:value-type="float" office:value="747.99" calcext:value-type="float">
            <text:p>747.99</text:p>
          </table:table-cell>
        </table:table-row>
        <table:table-row table:style-name="ro1">
          <table:table-cell office:value-type="float" office:value="747.99" calcext:value-type="float">
            <text:p>747.99</text:p>
          </table:table-cell>
          <table:table-cell office:value-type="float" office:value="0.57" calcext:value-type="float">
            <text:p>0.57</text:p>
          </table:table-cell>
          <table:table-cell office:value-type="float" office:value="747.43" calcext:value-type="float">
            <text:p>747.43</text:p>
          </table:table-cell>
          <table:table-cell office:value-type="float" office:value="0" calcext:value-type="float">
            <text:p>0</text:p>
          </table:table-cell>
          <table:table-cell office:value-type="float" office:value="747.43" calcext:value-type="float">
            <text:p>747.43</text:p>
          </table:table-cell>
        </table:table-row>
        <table:table-row table:style-name="ro1">
          <table:table-cell office:value-type="float" office:value="747.43" calcext:value-type="float">
            <text:p>747.43</text:p>
          </table:table-cell>
          <table:table-cell office:value-type="float" office:value="2.01" calcext:value-type="float">
            <text:p>2.01</text:p>
          </table:table-cell>
          <table:table-cell office:value-type="float" office:value="745.42" calcext:value-type="float">
            <text:p>745.42</text:p>
          </table:table-cell>
          <table:table-cell office:value-type="float" office:value="0" calcext:value-type="float">
            <text:p>0</text:p>
          </table:table-cell>
          <table:table-cell office:value-type="float" office:value="745.42" calcext:value-type="float">
            <text:p>745.42</text:p>
          </table:table-cell>
        </table:table-row>
        <table:table-row table:style-name="ro1">
          <table:table-cell office:value-type="float" office:value="745.42" calcext:value-type="float">
            <text:p>745.42</text:p>
          </table:table-cell>
          <table:table-cell office:value-type="float" office:value="0.1" calcext:value-type="float">
            <text:p>0.1</text:p>
          </table:table-cell>
          <table:table-cell office:value-type="float" office:value="745.32" calcext:value-type="float">
            <text:p>745.32</text:p>
          </table:table-cell>
          <table:table-cell office:value-type="float" office:value="0" calcext:value-type="float">
            <text:p>0</text:p>
          </table:table-cell>
          <table:table-cell office:value-type="float" office:value="745.32" calcext:value-type="float">
            <text:p>745.32</text:p>
          </table:table-cell>
        </table:table-row>
        <table:table-row table:style-name="ro1">
          <table:table-cell office:value-type="float" office:value="745.32" calcext:value-type="float">
            <text:p>745.32</text:p>
          </table:table-cell>
          <table:table-cell office:value-type="float" office:value="1.78" calcext:value-type="float">
            <text:p>1.78</text:p>
          </table:table-cell>
          <table:table-cell office:value-type="float" office:value="743.54" calcext:value-type="float">
            <text:p>743.54</text:p>
          </table:table-cell>
          <table:table-cell office:value-type="float" office:value="0" calcext:value-type="float">
            <text:p>0</text:p>
          </table:table-cell>
          <table:table-cell office:value-type="float" office:value="743.54" calcext:value-type="float">
            <text:p>743.54</text:p>
          </table:table-cell>
        </table:table-row>
        <table:table-row table:style-name="ro1">
          <table:table-cell office:value-type="float" office:value="743.54" calcext:value-type="float">
            <text:p>743.54</text:p>
          </table:table-cell>
          <table:table-cell office:value-type="float" office:value="2.08" calcext:value-type="float">
            <text:p>2.08</text:p>
          </table:table-cell>
          <table:table-cell office:value-type="float" office:value="741.46" calcext:value-type="float">
            <text:p>741.46</text:p>
          </table:table-cell>
          <table:table-cell office:value-type="float" office:value="0" calcext:value-type="float">
            <text:p>0</text:p>
          </table:table-cell>
          <table:table-cell office:value-type="float" office:value="741.46" calcext:value-type="float">
            <text:p>741.46</text:p>
          </table:table-cell>
        </table:table-row>
        <table:table-row table:style-name="ro1">
          <table:table-cell office:value-type="float" office:value="741.46" calcext:value-type="float">
            <text:p>741.46</text:p>
          </table:table-cell>
          <table:table-cell office:value-type="float" office:value="4.67" calcext:value-type="float">
            <text:p>4.67</text:p>
          </table:table-cell>
          <table:table-cell office:value-type="float" office:value="736.79" calcext:value-type="float">
            <text:p>736.79</text:p>
          </table:table-cell>
          <table:table-cell office:value-type="float" office:value="0" calcext:value-type="float">
            <text:p>0</text:p>
          </table:table-cell>
          <table:table-cell office:value-type="float" office:value="736.79" calcext:value-type="float">
            <text:p>736.79</text:p>
          </table:table-cell>
        </table:table-row>
        <table:table-row table:style-name="ro1">
          <table:table-cell office:value-type="float" office:value="736.79" calcext:value-type="float">
            <text:p>736.79</text:p>
          </table:table-cell>
          <table:table-cell office:value-type="float" office:value="5.95" calcext:value-type="float">
            <text:p>5.95</text:p>
          </table:table-cell>
          <table:table-cell office:value-type="float" office:value="730.85" calcext:value-type="float">
            <text:p>730.85</text:p>
          </table:table-cell>
          <table:table-cell office:value-type="float" office:value="0" calcext:value-type="float">
            <text:p>0</text:p>
          </table:table-cell>
          <table:table-cell office:value-type="float" office:value="730.85" calcext:value-type="float">
            <text:p>730.85</text:p>
          </table:table-cell>
        </table:table-row>
        <table:table-row table:style-name="ro1">
          <table:table-cell office:value-type="float" office:value="730.85" calcext:value-type="float">
            <text:p>730.85</text:p>
          </table:table-cell>
          <table:table-cell office:value-type="float" office:value="11.71" calcext:value-type="float">
            <text:p>11.71</text:p>
          </table:table-cell>
          <table:table-cell office:value-type="float" office:value="719.13" calcext:value-type="float">
            <text:p>719.13</text:p>
          </table:table-cell>
          <table:table-cell office:value-type="float" office:value="0" calcext:value-type="float">
            <text:p>0</text:p>
          </table:table-cell>
          <table:table-cell office:value-type="float" office:value="719.13" calcext:value-type="float">
            <text:p>719.13</text:p>
          </table:table-cell>
        </table:table-row>
        <table:table-row table:style-name="ro1">
          <table:table-cell office:value-type="float" office:value="719.13" calcext:value-type="float">
            <text:p>719.13</text:p>
          </table:table-cell>
          <table:table-cell office:value-type="float" office:value="10.45" calcext:value-type="float">
            <text:p>10.45</text:p>
          </table:table-cell>
          <table:table-cell office:value-type="float" office:value="708.68" calcext:value-type="float">
            <text:p>708.68</text:p>
          </table:table-cell>
          <table:table-cell office:value-type="float" office:value="0" calcext:value-type="float">
            <text:p>0</text:p>
          </table:table-cell>
          <table:table-cell office:value-type="float" office:value="708.68" calcext:value-type="float">
            <text:p>708.68</text:p>
          </table:table-cell>
        </table:table-row>
        <table:table-row table:style-name="ro1">
          <table:table-cell office:value-type="float" office:value="708.68" calcext:value-type="float">
            <text:p>708.68</text:p>
          </table:table-cell>
          <table:table-cell office:value-type="float" office:value="4.29" calcext:value-type="float">
            <text:p>4.29</text:p>
          </table:table-cell>
          <table:table-cell office:value-type="float" office:value="704.39" calcext:value-type="float">
            <text:p>704.39</text:p>
          </table:table-cell>
          <table:table-cell office:value-type="float" office:value="0" calcext:value-type="float">
            <text:p>0</text:p>
          </table:table-cell>
          <table:table-cell office:value-type="float" office:value="704.39" calcext:value-type="float">
            <text:p>704.39</text:p>
          </table:table-cell>
        </table:table-row>
        <table:table-row table:style-name="ro1">
          <table:table-cell office:value-type="float" office:value="704.39" calcext:value-type="float">
            <text:p>704.39</text:p>
          </table:table-cell>
          <table:table-cell office:value-type="float" office:value="2.88" calcext:value-type="float">
            <text:p>2.88</text:p>
          </table:table-cell>
          <table:table-cell office:value-type="float" office:value="701.51" calcext:value-type="float">
            <text:p>701.51</text:p>
          </table:table-cell>
          <table:table-cell office:value-type="float" office:value="0" calcext:value-type="float">
            <text:p>0</text:p>
          </table:table-cell>
          <table:table-cell office:value-type="float" office:value="701.51" calcext:value-type="float">
            <text:p>701.51</text:p>
          </table:table-cell>
        </table:table-row>
        <table:table-row table:style-name="ro1">
          <table:table-cell office:value-type="float" office:value="701.51" calcext:value-type="float">
            <text:p>701.51</text:p>
          </table:table-cell>
          <table:table-cell office:value-type="float" office:value="6.63" calcext:value-type="float">
            <text:p>6.63</text:p>
          </table:table-cell>
          <table:table-cell office:value-type="float" office:value="694.88" calcext:value-type="float">
            <text:p>694.88</text:p>
          </table:table-cell>
          <table:table-cell office:value-type="float" office:value="0" calcext:value-type="float">
            <text:p>0</text:p>
          </table:table-cell>
          <table:table-cell office:value-type="float" office:value="694.88" calcext:value-type="float">
            <text:p>694.88</text:p>
          </table:table-cell>
        </table:table-row>
        <table:table-row table:style-name="ro1">
          <table:table-cell office:value-type="float" office:value="694.88" calcext:value-type="float">
            <text:p>694.88</text:p>
          </table:table-cell>
          <table:table-cell office:value-type="float" office:value="3.9" calcext:value-type="float">
            <text:p>3.9</text:p>
          </table:table-cell>
          <table:table-cell office:value-type="float" office:value="690.98" calcext:value-type="float">
            <text:p>690.98</text:p>
          </table:table-cell>
          <table:table-cell office:value-type="float" office:value="0" calcext:value-type="float">
            <text:p>0</text:p>
          </table:table-cell>
          <table:table-cell office:value-type="float" office:value="690.98" calcext:value-type="float">
            <text:p>690.98</text:p>
          </table:table-cell>
        </table:table-row>
        <table:table-row table:style-name="ro1">
          <table:table-cell office:value-type="float" office:value="690.98" calcext:value-type="float">
            <text:p>690.98</text:p>
          </table:table-cell>
          <table:table-cell office:value-type="float" office:value="6.28" calcext:value-type="float">
            <text:p>6.28</text:p>
          </table:table-cell>
          <table:table-cell office:value-type="float" office:value="684.69" calcext:value-type="float">
            <text:p>684.69</text:p>
          </table:table-cell>
          <table:table-cell office:value-type="float" office:value="0" calcext:value-type="float">
            <text:p>0</text:p>
          </table:table-cell>
          <table:table-cell office:value-type="float" office:value="684.69" calcext:value-type="float">
            <text:p>684.69</text:p>
          </table:table-cell>
        </table:table-row>
        <table:table-row table:style-name="ro1">
          <table:table-cell office:value-type="float" office:value="684.69" calcext:value-type="float">
            <text:p>684.69</text:p>
          </table:table-cell>
          <table:table-cell office:value-type="float" office:value="14.26" calcext:value-type="float">
            <text:p>14.26</text:p>
          </table:table-cell>
          <table:table-cell office:value-type="float" office:value="670.44" calcext:value-type="float">
            <text:p>670.44</text:p>
          </table:table-cell>
          <table:table-cell office:value-type="float" office:value="0" calcext:value-type="float">
            <text:p>0</text:p>
          </table:table-cell>
          <table:table-cell office:value-type="float" office:value="670.44" calcext:value-type="float">
            <text:p>670.44</text:p>
          </table:table-cell>
        </table:table-row>
        <table:table-row table:style-name="ro1">
          <table:table-cell office:value-type="float" office:value="670.44" calcext:value-type="float">
            <text:p>670.44</text:p>
          </table:table-cell>
          <table:table-cell office:value-type="float" office:value="13.96" calcext:value-type="float">
            <text:p>13.96</text:p>
          </table:table-cell>
          <table:table-cell office:value-type="float" office:value="656.48" calcext:value-type="float">
            <text:p>656.48</text:p>
          </table:table-cell>
          <table:table-cell office:value-type="float" office:value="1.59" calcext:value-type="float">
            <text:p>1.59</text:p>
          </table:table-cell>
          <table:table-cell office:value-type="float" office:value="658.06" calcext:value-type="float">
            <text:p>658.06</text:p>
          </table:table-cell>
        </table:table-row>
        <table:table-row table:style-name="ro1">
          <table:table-cell office:value-type="float" office:value="658.06" calcext:value-type="float">
            <text:p>658.06</text:p>
          </table:table-cell>
          <table:table-cell office:value-type="float" office:value="9.3" calcext:value-type="float">
            <text:p>9.3</text:p>
          </table:table-cell>
          <table:table-cell office:value-type="float" office:value="648.76" calcext:value-type="float">
            <text:p>648.76</text:p>
          </table:table-cell>
          <table:table-cell office:value-type="float" office:value="1.3" calcext:value-type="float">
            <text:p>1.3</text:p>
          </table:table-cell>
          <table:table-cell office:value-type="float" office:value="650.07" calcext:value-type="float">
            <text:p>650.07</text:p>
          </table:table-cell>
        </table:table-row>
        <table:table-row table:style-name="ro1">
          <table:table-cell office:value-type="float" office:value="650.07" calcext:value-type="float">
            <text:p>650.07</text:p>
          </table:table-cell>
          <table:table-cell office:value-type="float" office:value="5.62" calcext:value-type="float">
            <text:p>5.62</text:p>
          </table:table-cell>
          <table:table-cell office:value-type="float" office:value="644.45" calcext:value-type="float">
            <text:p>644.45</text:p>
          </table:table-cell>
          <table:table-cell office:value-type="float" office:value="3.87" calcext:value-type="float">
            <text:p>3.87</text:p>
          </table:table-cell>
          <table:table-cell office:value-type="float" office:value="648.32" calcext:value-type="float">
            <text:p>648.32</text:p>
          </table:table-cell>
        </table:table-row>
        <table:table-row table:style-name="ro1">
          <table:table-cell office:value-type="float" office:value="648.32" calcext:value-type="float">
            <text:p>648.32</text:p>
          </table:table-cell>
          <table:table-cell office:value-type="float" office:value="0.87" calcext:value-type="float">
            <text:p>0.87</text:p>
          </table:table-cell>
          <table:table-cell office:value-type="float" office:value="647.45" calcext:value-type="float">
            <text:p>647.45</text:p>
          </table:table-cell>
          <table:table-cell office:value-type="float" office:value="2.14" calcext:value-type="float">
            <text:p>2.14</text:p>
          </table:table-cell>
          <table:table-cell office:value-type="float" office:value="649.59" calcext:value-type="float">
            <text:p>649.59</text:p>
          </table:table-cell>
        </table:table-row>
        <table:table-row table:style-name="ro1">
          <table:table-cell office:value-type="float" office:value="649.59" calcext:value-type="float">
            <text:p>649.59</text:p>
          </table:table-cell>
          <table:table-cell office:value-type="float" office:value="1.41" calcext:value-type="float">
            <text:p>1.41</text:p>
          </table:table-cell>
          <table:table-cell office:value-type="float" office:value="648.18" calcext:value-type="float">
            <text:p>648.18</text:p>
          </table:table-cell>
          <table:table-cell office:value-type="float" office:value="2.2" calcext:value-type="float">
            <text:p>2.2</text:p>
          </table:table-cell>
          <table:table-cell office:value-type="float" office:value="650.38" calcext:value-type="float">
            <text:p>650.38</text:p>
          </table:table-cell>
        </table:table-row>
        <table:table-row table:style-name="ro1">
          <table:table-cell office:value-type="float" office:value="650.38" calcext:value-type="float">
            <text:p>650.38</text:p>
          </table:table-cell>
          <table:table-cell office:value-type="float" office:value="0.57" calcext:value-type="float">
            <text:p>0.57</text:p>
          </table:table-cell>
          <table:table-cell office:value-type="float" office:value="649.8" calcext:value-type="float">
            <text:p>649.8</text:p>
          </table:table-cell>
          <table:table-cell office:value-type="float" office:value="0" calcext:value-type="float">
            <text:p>0</text:p>
          </table:table-cell>
          <table:table-cell office:value-type="float" office:value="649.8" calcext:value-type="float">
            <text:p>649.8</text:p>
          </table:table-cell>
        </table:table-row>
        <table:table-row table:style-name="ro1">
          <table:table-cell office:value-type="float" office:value="649.8" calcext:value-type="float">
            <text:p>649.8</text:p>
          </table:table-cell>
          <table:table-cell office:value-type="float" office:value="7.05" calcext:value-type="float">
            <text:p>7.05</text:p>
          </table:table-cell>
          <table:table-cell office:value-type="float" office:value="642.75" calcext:value-type="float">
            <text:p>642.75</text:p>
          </table:table-cell>
          <table:table-cell office:value-type="float" office:value="0.95" calcext:value-type="float">
            <text:p>0.95</text:p>
          </table:table-cell>
          <table:table-cell office:value-type="float" office:value="643.7" calcext:value-type="float">
            <text:p>643.7</text:p>
          </table:table-cell>
        </table:table-row>
        <table:table-row table:style-name="ro1">
          <table:table-cell office:value-type="float" office:value="643.7" calcext:value-type="float">
            <text:p>643.7</text:p>
          </table:table-cell>
          <table:table-cell office:value-type="float" office:value="14.57" calcext:value-type="float">
            <text:p>14.57</text:p>
          </table:table-cell>
          <table:table-cell office:value-type="float" office:value="629.13" calcext:value-type="float">
            <text:p>629.13</text:p>
          </table:table-cell>
          <table:table-cell office:value-type="float" office:value="1.51" calcext:value-type="float">
            <text:p>1.51</text:p>
          </table:table-cell>
          <table:table-cell office:value-type="float" office:value="630.64" calcext:value-type="float">
            <text:p>630.64</text:p>
          </table:table-cell>
        </table:table-row>
        <table:table-row table:style-name="ro1">
          <table:table-cell office:value-type="float" office:value="630.64" calcext:value-type="float">
            <text:p>630.64</text:p>
          </table:table-cell>
          <table:table-cell office:value-type="float" office:value="14.62" calcext:value-type="float">
            <text:p>14.62</text:p>
          </table:table-cell>
          <table:table-cell office:value-type="float" office:value="616.02" calcext:value-type="float">
            <text:p>616.02</text:p>
          </table:table-cell>
          <table:table-cell office:value-type="float" office:value="5.81" calcext:value-type="float">
            <text:p>5.81</text:p>
          </table:table-cell>
          <table:table-cell office:value-type="float" office:value="621.83" calcext:value-type="float">
            <text:p>621.83</text:p>
          </table:table-cell>
        </table:table-row>
        <table:table-row table:style-name="ro1">
          <table:table-cell office:value-type="float" office:value="621.83" calcext:value-type="float">
            <text:p>621.83</text:p>
          </table:table-cell>
          <table:table-cell office:value-type="float" office:value="13.36" calcext:value-type="float">
            <text:p>13.36</text:p>
          </table:table-cell>
          <table:table-cell office:value-type="float" office:value="608.47" calcext:value-type="float">
            <text:p>608.47</text:p>
          </table:table-cell>
          <table:table-cell office:value-type="float" office:value="4.59" calcext:value-type="float">
            <text:p>4.59</text:p>
          </table:table-cell>
          <table:table-cell office:value-type="float" office:value="613.06" calcext:value-type="float">
            <text:p>613.06</text:p>
          </table:table-cell>
        </table:table-row>
        <table:table-row table:style-name="ro1">
          <table:table-cell office:value-type="float" office:value="613.06" calcext:value-type="float">
            <text:p>613.06</text:p>
          </table:table-cell>
          <table:table-cell office:value-type="float" office:value="12.75" calcext:value-type="float">
            <text:p>12.75</text:p>
          </table:table-cell>
          <table:table-cell office:value-type="float" office:value="600.31" calcext:value-type="float">
            <text:p>600.31</text:p>
          </table:table-cell>
          <table:table-cell office:value-type="float" office:value="4.18" calcext:value-type="float">
            <text:p>4.18</text:p>
          </table:table-cell>
          <table:table-cell office:value-type="float" office:value="604.49" calcext:value-type="float">
            <text:p>604.49</text:p>
          </table:table-cell>
        </table:table-row>
        <table:table-row table:style-name="ro1">
          <table:table-cell office:value-type="float" office:value="604.49" calcext:value-type="float">
            <text:p>604.49</text:p>
          </table:table-cell>
          <table:table-cell office:value-type="float" office:value="14.89" calcext:value-type="float">
            <text:p>14.89</text:p>
          </table:table-cell>
          <table:table-cell office:value-type="float" office:value="589.6" calcext:value-type="float">
            <text:p>589.6</text:p>
          </table:table-cell>
          <table:table-cell office:value-type="float" office:value="4.78" calcext:value-type="float">
            <text:p>4.78</text:p>
          </table:table-cell>
          <table:table-cell office:value-type="float" office:value="594.38" calcext:value-type="float">
            <text:p>594.38</text:p>
          </table:table-cell>
        </table:table-row>
        <table:table-row table:style-name="ro1">
          <table:table-cell office:value-type="float" office:value="594.38" calcext:value-type="float">
            <text:p>594.38</text:p>
          </table:table-cell>
          <table:table-cell office:value-type="float" office:value="17.42" calcext:value-type="float">
            <text:p>17.42</text:p>
          </table:table-cell>
          <table:table-cell office:value-type="float" office:value="576.96" calcext:value-type="float">
            <text:p>576.96</text:p>
          </table:table-cell>
          <table:table-cell office:value-type="float" office:value="6.09" calcext:value-type="float">
            <text:p>6.09</text:p>
          </table:table-cell>
          <table:table-cell office:value-type="float" office:value="583.05" calcext:value-type="float">
            <text:p>583.05</text:p>
          </table:table-cell>
        </table:table-row>
        <table:table-row table:style-name="ro1">
          <table:table-cell office:value-type="float" office:value="583.05" calcext:value-type="float">
            <text:p>583.05</text:p>
          </table:table-cell>
          <table:table-cell office:value-type="float" office:value="18.38" calcext:value-type="float">
            <text:p>18.38</text:p>
          </table:table-cell>
          <table:table-cell office:value-type="float" office:value="564.67" calcext:value-type="float">
            <text:p>564.67</text:p>
          </table:table-cell>
          <table:table-cell office:value-type="float" office:value="13.31" calcext:value-type="float">
            <text:p>13.31</text:p>
          </table:table-cell>
          <table:table-cell office:value-type="float" office:value="577.98" calcext:value-type="float">
            <text:p>577.98</text:p>
          </table:table-cell>
        </table:table-row>
        <table:table-row table:style-name="ro1">
          <table:table-cell office:value-type="float" office:value="577.98" calcext:value-type="float">
            <text:p>577.98</text:p>
          </table:table-cell>
          <table:table-cell office:value-type="float" office:value="11.18" calcext:value-type="float">
            <text:p>11.18</text:p>
          </table:table-cell>
          <table:table-cell office:value-type="float" office:value="566.79" calcext:value-type="float">
            <text:p>566.79</text:p>
          </table:table-cell>
          <table:table-cell office:value-type="float" office:value="8.54" calcext:value-type="float">
            <text:p>8.54</text:p>
          </table:table-cell>
          <table:table-cell office:value-type="float" office:value="575.34" calcext:value-type="float">
            <text:p>575.34</text:p>
          </table:table-cell>
        </table:table-row>
        <table:table-row table:style-name="ro1">
          <table:table-cell office:value-type="float" office:value="575.34" calcext:value-type="float">
            <text:p>575.34</text:p>
          </table:table-cell>
          <table:table-cell office:value-type="float" office:value="13.19" calcext:value-type="float">
            <text:p>13.19</text:p>
          </table:table-cell>
          <table:table-cell office:value-type="float" office:value="562.14" calcext:value-type="float">
            <text:p>562.14</text:p>
          </table:table-cell>
          <table:table-cell office:value-type="float" office:value="14.38" calcext:value-type="float">
            <text:p>14.38</text:p>
          </table:table-cell>
          <table:table-cell office:value-type="float" office:value="576.52" calcext:value-type="float">
            <text:p>576.52</text:p>
          </table:table-cell>
        </table:table-row>
        <table:table-row table:style-name="ro1">
          <table:table-cell office:value-type="float" office:value="576.52" calcext:value-type="float">
            <text:p>576.52</text:p>
          </table:table-cell>
          <table:table-cell office:value-type="float" office:value="11.91" calcext:value-type="float">
            <text:p>11.91</text:p>
          </table:table-cell>
          <table:table-cell office:value-type="float" office:value="564.61" calcext:value-type="float">
            <text:p>564.61</text:p>
          </table:table-cell>
          <table:table-cell office:value-type="float" office:value="7.93" calcext:value-type="float">
            <text:p>7.93</text:p>
          </table:table-cell>
          <table:table-cell office:value-type="float" office:value="572.54" calcext:value-type="float">
            <text:p>572.54</text:p>
          </table:table-cell>
        </table:table-row>
        <table:table-row table:style-name="ro1">
          <table:table-cell office:value-type="float" office:value="572.54" calcext:value-type="float">
            <text:p>572.54</text:p>
          </table:table-cell>
          <table:table-cell office:value-type="float" office:value="8.33" calcext:value-type="float">
            <text:p>8.33</text:p>
          </table:table-cell>
          <table:table-cell office:value-type="float" office:value="564.22" calcext:value-type="float">
            <text:p>564.22</text:p>
          </table:table-cell>
          <table:table-cell office:value-type="float" office:value="17.14" calcext:value-type="float">
            <text:p>17.14</text:p>
          </table:table-cell>
          <table:table-cell office:value-type="float" office:value="581.35" calcext:value-type="float">
            <text:p>581.35</text:p>
          </table:table-cell>
        </table:table-row>
        <table:table-row table:style-name="ro1">
          <table:table-cell office:value-type="float" office:value="581.35" calcext:value-type="float">
            <text:p>581.35</text:p>
          </table:table-cell>
          <table:table-cell office:value-type="float" office:value="3.14" calcext:value-type="float">
            <text:p>3.14</text:p>
          </table:table-cell>
          <table:table-cell office:value-type="float" office:value="578.21" calcext:value-type="float">
            <text:p>578.21</text:p>
          </table:table-cell>
          <table:table-cell office:value-type="float" office:value="17.12" calcext:value-type="float">
            <text:p>17.12</text:p>
          </table:table-cell>
          <table:table-cell office:value-type="float" office:value="595.33" calcext:value-type="float">
            <text:p>595.33</text:p>
          </table:table-cell>
        </table:table-row>
        <table:table-row table:style-name="ro1">
          <table:table-cell office:value-type="float" office:value="595.33" calcext:value-type="float">
            <text:p>595.33</text:p>
          </table:table-cell>
          <table:table-cell office:value-type="float" office:value="2.93" calcext:value-type="float">
            <text:p>2.93</text:p>
          </table:table-cell>
          <table:table-cell office:value-type="float" office:value="592.4" calcext:value-type="float">
            <text:p>592.4</text:p>
          </table:table-cell>
          <table:table-cell office:value-type="float" office:value="11.16" calcext:value-type="float">
            <text:p>11.16</text:p>
          </table:table-cell>
          <table:table-cell office:value-type="float" office:value="603.57" calcext:value-type="float">
            <text:p>603.57</text:p>
          </table:table-cell>
        </table:table-row>
        <table:table-row table:style-name="ro1">
          <table:table-cell office:value-type="float" office:value="603.57" calcext:value-type="float">
            <text:p>603.57</text:p>
          </table:table-cell>
          <table:table-cell office:value-type="float" office:value="3.31" calcext:value-type="float">
            <text:p>3.31</text:p>
          </table:table-cell>
          <table:table-cell office:value-type="float" office:value="600.26" calcext:value-type="float">
            <text:p>600.26</text:p>
          </table:table-cell>
          <table:table-cell office:value-type="float" office:value="5.79" calcext:value-type="float">
            <text:p>5.79</text:p>
          </table:table-cell>
          <table:table-cell office:value-type="float" office:value="606.05" calcext:value-type="float">
            <text:p>606.05</text:p>
          </table:table-cell>
        </table:table-row>
        <table:table-row table:style-name="ro1">
          <table:table-cell office:value-type="float" office:value="606.05" calcext:value-type="float">
            <text:p>606.05</text:p>
          </table:table-cell>
          <table:table-cell office:value-type="float" office:value="2.23" calcext:value-type="float">
            <text:p>2.23</text:p>
          </table:table-cell>
          <table:table-cell office:value-type="float" office:value="603.82" calcext:value-type="float">
            <text:p>603.82</text:p>
          </table:table-cell>
          <table:table-cell office:value-type="float" office:value="0" calcext:value-type="float">
            <text:p>0</text:p>
          </table:table-cell>
          <table:table-cell office:value-type="float" office:value="603.82" calcext:value-type="float">
            <text:p>603.82</text:p>
          </table:table-cell>
        </table:table-row>
        <table:table-row table:style-name="ro1">
          <table:table-cell office:value-type="float" office:value="603.82" calcext:value-type="float">
            <text:p>603.82</text:p>
          </table:table-cell>
          <table:table-cell office:value-type="float" office:value="2.56" calcext:value-type="float">
            <text:p>2.56</text:p>
          </table:table-cell>
          <table:table-cell office:value-type="float" office:value="601.26" calcext:value-type="float">
            <text:p>601.26</text:p>
          </table:table-cell>
          <table:table-cell office:value-type="float" office:value="0" calcext:value-type="float">
            <text:p>0</text:p>
          </table:table-cell>
          <table:table-cell office:value-type="float" office:value="601.26" calcext:value-type="float">
            <text:p>601.26</text:p>
          </table:table-cell>
        </table:table-row>
        <table:table-row table:style-name="ro1">
          <table:table-cell office:value-type="float" office:value="601.26" calcext:value-type="float">
            <text:p>601.26</text:p>
          </table:table-cell>
          <table:table-cell office:value-type="float" office:value="4.67" calcext:value-type="float">
            <text:p>4.67</text:p>
          </table:table-cell>
          <table:table-cell office:value-type="float" office:value="596.59" calcext:value-type="float">
            <text:p>596.59</text:p>
          </table:table-cell>
          <table:table-cell office:value-type="float" office:value="0" calcext:value-type="float">
            <text:p>0</text:p>
          </table:table-cell>
          <table:table-cell office:value-type="float" office:value="596.59" calcext:value-type="float">
            <text:p>596.59</text:p>
          </table:table-cell>
        </table:table-row>
        <table:table-row table:style-name="ro1">
          <table:table-cell office:value-type="float" office:value="596.59" calcext:value-type="float">
            <text:p>596.59</text:p>
          </table:table-cell>
          <table:table-cell office:value-type="float" office:value="0.55" calcext:value-type="float">
            <text:p>0.55</text:p>
          </table:table-cell>
          <table:table-cell office:value-type="float" office:value="596.04" calcext:value-type="float">
            <text:p>596.04</text:p>
          </table:table-cell>
          <table:table-cell office:value-type="float" office:value="0" calcext:value-type="float">
            <text:p>0</text:p>
          </table:table-cell>
          <table:table-cell office:value-type="float" office:value="596.04" calcext:value-type="float">
            <text:p>596.04</text:p>
          </table:table-cell>
        </table:table-row>
        <table:table-row table:style-name="ro1">
          <table:table-cell office:value-type="float" office:value="596.04" calcext:value-type="float">
            <text:p>596.04</text:p>
          </table:table-cell>
          <table:table-cell office:value-type="float" office:value="13.11" calcext:value-type="float">
            <text:p>13.11</text:p>
          </table:table-cell>
          <table:table-cell office:value-type="float" office:value="582.93" calcext:value-type="float">
            <text:p>582.93</text:p>
          </table:table-cell>
          <table:table-cell office:value-type="float" office:value="0" calcext:value-type="float">
            <text:p>0</text:p>
          </table:table-cell>
          <table:table-cell office:value-type="float" office:value="582.93" calcext:value-type="float">
            <text:p>582.93</text:p>
          </table:table-cell>
        </table:table-row>
        <table:table-row table:style-name="ro1">
          <table:table-cell office:value-type="float" office:value="582.93" calcext:value-type="float">
            <text:p>582.93</text:p>
          </table:table-cell>
          <table:table-cell office:value-type="float" office:value="14.26" calcext:value-type="float">
            <text:p>14.26</text:p>
          </table:table-cell>
          <table:table-cell office:value-type="float" office:value="568.67" calcext:value-type="float">
            <text:p>568.67</text:p>
          </table:table-cell>
          <table:table-cell office:value-type="float" office:value="0" calcext:value-type="float">
            <text:p>0</text:p>
          </table:table-cell>
          <table:table-cell office:value-type="float" office:value="568.67" calcext:value-type="float">
            <text:p>568.67</text:p>
          </table:table-cell>
        </table:table-row>
        <table:table-row table:style-name="ro1">
          <table:table-cell office:value-type="float" office:value="568.67" calcext:value-type="float">
            <text:p>568.67</text:p>
          </table:table-cell>
          <table:table-cell office:value-type="float" office:value="16.37" calcext:value-type="float">
            <text:p>16.37</text:p>
          </table:table-cell>
          <table:table-cell office:value-type="float" office:value="552.3" calcext:value-type="float">
            <text:p>552.3</text:p>
          </table:table-cell>
          <table:table-cell office:value-type="float" office:value="0" calcext:value-type="float">
            <text:p>0</text:p>
          </table:table-cell>
          <table:table-cell office:value-type="float" office:value="552.3" calcext:value-type="float">
            <text:p>552.3</text:p>
          </table:table-cell>
        </table:table-row>
        <table:table-row table:style-name="ro1">
          <table:table-cell office:value-type="float" office:value="552.3" calcext:value-type="float">
            <text:p>552.3</text:p>
          </table:table-cell>
          <table:table-cell office:value-type="float" office:value="19.48" calcext:value-type="float">
            <text:p>19.48</text:p>
          </table:table-cell>
          <table:table-cell office:value-type="float" office:value="532.81" calcext:value-type="float">
            <text:p>532.81</text:p>
          </table:table-cell>
          <table:table-cell office:value-type="float" office:value="0" calcext:value-type="float">
            <text:p>0</text:p>
          </table:table-cell>
          <table:table-cell office:value-type="float" office:value="532.81" calcext:value-type="float">
            <text:p>532.81</text:p>
          </table:table-cell>
        </table:table-row>
        <table:table-row table:style-name="ro1">
          <table:table-cell office:value-type="float" office:value="532.81" calcext:value-type="float">
            <text:p>532.81</text:p>
          </table:table-cell>
          <table:table-cell office:value-type="float" office:value="18.6" calcext:value-type="float">
            <text:p>18.6</text:p>
          </table:table-cell>
          <table:table-cell office:value-type="float" office:value="514.22" calcext:value-type="float">
            <text:p>514.22</text:p>
          </table:table-cell>
          <table:table-cell office:value-type="float" office:value="0" calcext:value-type="float">
            <text:p>0</text:p>
          </table:table-cell>
          <table:table-cell office:value-type="float" office:value="514.22" calcext:value-type="float">
            <text:p>514.22</text:p>
          </table:table-cell>
        </table:table-row>
        <table:table-row table:style-name="ro1">
          <table:table-cell office:value-type="float" office:value="514.22" calcext:value-type="float">
            <text:p>514.22</text:p>
          </table:table-cell>
          <table:table-cell office:value-type="float" office:value="22.31" calcext:value-type="float">
            <text:p>22.31</text:p>
          </table:table-cell>
          <table:table-cell office:value-type="float" office:value="491.91" calcext:value-type="float">
            <text:p>491.91</text:p>
          </table:table-cell>
          <table:table-cell office:value-type="float" office:value="3.99" calcext:value-type="float">
            <text:p>3.99</text:p>
          </table:table-cell>
          <table:table-cell office:value-type="float" office:value="495.9" calcext:value-type="float">
            <text:p>495.9</text:p>
          </table:table-cell>
        </table:table-row>
        <table:table-row table:style-name="ro1">
          <table:table-cell office:value-type="float" office:value="495.9" calcext:value-type="float">
            <text:p>495.9</text:p>
          </table:table-cell>
          <table:table-cell office:value-type="float" office:value="22.78" calcext:value-type="float">
            <text:p>22.78</text:p>
          </table:table-cell>
          <table:table-cell office:value-type="float" office:value="473.12" calcext:value-type="float">
            <text:p>473.12</text:p>
          </table:table-cell>
          <table:table-cell office:value-type="float" office:value="19.05" calcext:value-type="float">
            <text:p>19.05</text:p>
          </table:table-cell>
          <table:table-cell office:value-type="float" office:value="492.17" calcext:value-type="float">
            <text:p>492.17</text:p>
          </table:table-cell>
        </table:table-row>
        <table:table-row table:style-name="ro1">
          <table:table-cell office:value-type="float" office:value="492.17" calcext:value-type="float">
            <text:p>492.17</text:p>
          </table:table-cell>
          <table:table-cell office:value-type="float" office:value="24.7" calcext:value-type="float">
            <text:p>24.7</text:p>
          </table:table-cell>
          <table:table-cell office:value-type="float" office:value="467.48" calcext:value-type="float">
            <text:p>467.48</text:p>
          </table:table-cell>
          <table:table-cell office:value-type="float" office:value="21.71" calcext:value-type="float">
            <text:p>21.71</text:p>
          </table:table-cell>
          <table:table-cell office:value-type="float" office:value="489.19" calcext:value-type="float">
            <text:p>489.19</text:p>
          </table:table-cell>
        </table:table-row>
        <table:table-row table:style-name="ro1">
          <table:table-cell office:value-type="float" office:value="489.19" calcext:value-type="float">
            <text:p>489.19</text:p>
          </table:table-cell>
          <table:table-cell office:value-type="float" office:value="24.38" calcext:value-type="float">
            <text:p>24.38</text:p>
          </table:table-cell>
          <table:table-cell office:value-type="float" office:value="464.81" calcext:value-type="float">
            <text:p>464.81</text:p>
          </table:table-cell>
          <table:table-cell office:value-type="float" office:value="45.56" calcext:value-type="float">
            <text:p>45.56</text:p>
          </table:table-cell>
          <table:table-cell office:value-type="float" office:value="510.37" calcext:value-type="float">
            <text:p>510.37</text:p>
          </table:table-cell>
        </table:table-row>
        <table:table-row table:style-name="ro1">
          <table:table-cell office:value-type="float" office:value="510.37" calcext:value-type="float">
            <text:p>510.37</text:p>
          </table:table-cell>
          <table:table-cell office:value-type="float" office:value="20.56" calcext:value-type="float">
            <text:p>20.56</text:p>
          </table:table-cell>
          <table:table-cell office:value-type="float" office:value="489.8" calcext:value-type="float">
            <text:p>489.8</text:p>
          </table:table-cell>
          <table:table-cell office:value-type="float" office:value="60.91" calcext:value-type="float">
            <text:p>60.91</text:p>
          </table:table-cell>
          <table:table-cell office:value-type="float" office:value="550.71" calcext:value-type="float">
            <text:p>550.71</text:p>
          </table:table-cell>
        </table:table-row>
        <table:table-row table:style-name="ro1">
          <table:table-cell office:value-type="float" office:value="550.71" calcext:value-type="float">
            <text:p>550.71</text:p>
          </table:table-cell>
          <table:table-cell office:value-type="float" office:value="20.37" calcext:value-type="float">
            <text:p>20.37</text:p>
          </table:table-cell>
          <table:table-cell office:value-type="float" office:value="530.34" calcext:value-type="float">
            <text:p>530.34</text:p>
          </table:table-cell>
          <table:table-cell office:value-type="float" office:value="66.27" calcext:value-type="float">
            <text:p>66.27</text:p>
          </table:table-cell>
          <table:table-cell office:value-type="float" office:value="596.61" calcext:value-type="float">
            <text:p>596.61</text:p>
          </table:table-cell>
        </table:table-row>
        <table:table-row table:style-name="ro1">
          <table:table-cell office:value-type="float" office:value="596.61" calcext:value-type="float">
            <text:p>596.61</text:p>
          </table:table-cell>
          <table:table-cell office:value-type="float" office:value="10.21" calcext:value-type="float">
            <text:p>10.21</text:p>
          </table:table-cell>
          <table:table-cell office:value-type="float" office:value="586.4" calcext:value-type="float">
            <text:p>586.4</text:p>
          </table:table-cell>
          <table:table-cell office:value-type="float" office:value="14.65" calcext:value-type="float">
            <text:p>14.65</text:p>
          </table:table-cell>
          <table:table-cell office:value-type="float" office:value="601.06" calcext:value-type="float">
            <text:p>601.06</text:p>
          </table:table-cell>
        </table:table-row>
        <table:table-row table:style-name="ro1">
          <table:table-cell office:value-type="float" office:value="601.06" calcext:value-type="float">
            <text:p>601.06</text:p>
          </table:table-cell>
          <table:table-cell office:value-type="float" office:value="9.74" calcext:value-type="float">
            <text:p>9.74</text:p>
          </table:table-cell>
          <table:table-cell office:value-type="float" office:value="591.32" calcext:value-type="float">
            <text:p>591.32</text:p>
          </table:table-cell>
          <table:table-cell office:value-type="float" office:value="82.25" calcext:value-type="float">
            <text:p>82.25</text:p>
          </table:table-cell>
          <table:table-cell office:value-type="float" office:value="673.56" calcext:value-type="float">
            <text:p>673.56</text:p>
          </table:table-cell>
        </table:table-row>
        <table:table-row table:style-name="ro1">
          <table:table-cell office:value-type="float" office:value="673.56" calcext:value-type="float">
            <text:p>673.56</text:p>
          </table:table-cell>
          <table:table-cell office:value-type="float" office:value="7.28" calcext:value-type="float">
            <text:p>7.28</text:p>
          </table:table-cell>
          <table:table-cell office:value-type="float" office:value="666.28" calcext:value-type="float">
            <text:p>666.28</text:p>
          </table:table-cell>
          <table:table-cell office:value-type="float" office:value="87.79" calcext:value-type="float">
            <text:p>87.79</text:p>
          </table:table-cell>
          <table:table-cell office:value-type="float" office:value="754.07" calcext:value-type="float">
            <text:p>754.07</text:p>
          </table:table-cell>
        </table:table-row>
        <table:table-row table:style-name="ro1">
          <table:table-cell office:value-type="float" office:value="754.07" calcext:value-type="float">
            <text:p>754.07</text:p>
          </table:table-cell>
          <table:table-cell office:value-type="float" office:value="13.99" calcext:value-type="float">
            <text:p>13.99</text:p>
          </table:table-cell>
          <table:table-cell office:value-type="float" office:value="740.08" calcext:value-type="float">
            <text:p>740.08</text:p>
          </table:table-cell>
          <table:table-cell office:value-type="float" office:value="97.91" calcext:value-type="float">
            <text:p>97.91</text:p>
          </table:table-cell>
          <table:table-cell office:value-type="float" office:value="837.99" calcext:value-type="float">
            <text:p>837.99</text:p>
          </table:table-cell>
        </table:table-row>
        <table:table-row table:style-name="ro1">
          <table:table-cell office:value-type="float" office:value="837.99" calcext:value-type="float">
            <text:p>837.99</text:p>
          </table:table-cell>
          <table:table-cell office:value-type="float" office:value="15.66" calcext:value-type="float">
            <text:p>15.66</text:p>
          </table:table-cell>
          <table:table-cell office:value-type="float" office:value="822.33" calcext:value-type="float">
            <text:p>822.33</text:p>
          </table:table-cell>
          <table:table-cell office:value-type="float" office:value="90.14" calcext:value-type="float">
            <text:p>90.14</text:p>
          </table:table-cell>
          <table:table-cell office:value-type="float" office:value="912.47" calcext:value-type="float">
            <text:p>912.47</text:p>
          </table:table-cell>
        </table:table-row>
        <table:table-row table:style-name="ro1">
          <table:table-cell office:value-type="float" office:value="912.47" calcext:value-type="float">
            <text:p>912.47</text:p>
          </table:table-cell>
          <table:table-cell office:value-type="float" office:value="12.7" calcext:value-type="float">
            <text:p>12.7</text:p>
          </table:table-cell>
          <table:table-cell office:value-type="float" office:value="899.76" calcext:value-type="float">
            <text:p>899.76</text:p>
          </table:table-cell>
          <table:table-cell office:value-type="float" office:value="64.26" calcext:value-type="float">
            <text:p>64.26</text:p>
          </table:table-cell>
          <table:table-cell office:value-type="float" office:value="964.02" calcext:value-type="float">
            <text:p>964.02</text:p>
          </table:table-cell>
        </table:table-row>
        <table:table-row table:style-name="ro1">
          <table:table-cell office:value-type="float" office:value="964.02" calcext:value-type="float">
            <text:p>964.02</text:p>
          </table:table-cell>
          <table:table-cell office:value-type="float" office:value="15.76" calcext:value-type="float">
            <text:p>15.76</text:p>
          </table:table-cell>
          <table:table-cell office:value-type="float" office:value="948.26" calcext:value-type="float">
            <text:p>948.26</text:p>
          </table:table-cell>
          <table:table-cell office:value-type="float" office:value="48.75" calcext:value-type="float">
            <text:p>48.75</text:p>
          </table:table-cell>
          <table:table-cell office:value-type="float" office:value="997.01" calcext:value-type="float">
            <text:p>997.01</text:p>
          </table:table-cell>
        </table:table-row>
        <table:table-row table:style-name="ro1">
          <table:table-cell office:value-type="float" office:value="997.01" calcext:value-type="float">
            <text:p>997.01</text:p>
          </table:table-cell>
          <table:table-cell office:value-type="float" office:value="9.58" calcext:value-type="float">
            <text:p>9.58</text:p>
          </table:table-cell>
          <table:table-cell office:value-type="float" office:value="987.43" calcext:value-type="float">
            <text:p>987.43</text:p>
          </table:table-cell>
          <table:table-cell office:value-type="float" office:value="22.12" calcext:value-type="float">
            <text:p>22.12</text:p>
          </table:table-cell>
          <table:table-cell office:value-type="float" office:value="1009.54" calcext:value-type="float">
            <text:p>1009.54</text:p>
          </table:table-cell>
        </table:table-row>
        <table:table-row table:style-name="ro1">
          <table:table-cell office:value-type="float" office:value="1009.54" calcext:value-type="float">
            <text:p>1009.54</text:p>
          </table:table-cell>
          <table:table-cell office:value-type="float" office:value="7.1" calcext:value-type="float">
            <text:p>7.1</text:p>
          </table:table-cell>
          <table:table-cell office:value-type="float" office:value="1002.44" calcext:value-type="float">
            <text:p>1002.44</text:p>
          </table:table-cell>
          <table:table-cell office:value-type="float" office:value="66.56" calcext:value-type="float">
            <text:p>66.56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8.88" calcext:value-type="float">
            <text:p>8.88</text:p>
          </table:table-cell>
          <table:table-cell office:value-type="float" office:value="1060.12" calcext:value-type="float">
            <text:p>1060.12</text:p>
          </table:table-cell>
          <table:table-cell office:value-type="float" office:value="28.37" calcext:value-type="float">
            <text:p>28.37</text:p>
          </table:table-cell>
          <table:table-cell office:value-type="float" office:value="1088.49" calcext:value-type="float">
            <text:p>1088.49</text:p>
          </table:table-cell>
        </table:table-row>
        <table:table-row table:style-name="ro1">
          <table:table-cell office:value-type="float" office:value="1088.49" calcext:value-type="float">
            <text:p>1088.49</text:p>
          </table:table-cell>
          <table:table-cell office:value-type="float" office:value="9.96" calcext:value-type="float">
            <text:p>9.96</text:p>
          </table:table-cell>
          <table:table-cell office:value-type="float" office:value="1078.53" calcext:value-type="float">
            <text:p>1078.53</text:p>
          </table:table-cell>
          <table:table-cell office:value-type="float" office:value="44.07" calcext:value-type="float">
            <text:p>44.07</text:p>
          </table:table-cell>
          <table:table-cell office:value-type="float" office:value="1122.6" calcext:value-type="float">
            <text:p>1122.6</text:p>
          </table:table-cell>
        </table:table-row>
        <table:table-row table:style-name="ro1">
          <table:table-cell office:value-type="float" office:value="1122.6" calcext:value-type="float">
            <text:p>1122.6</text:p>
          </table:table-cell>
          <table:table-cell office:value-type="float" office:value="4.33" calcext:value-type="float">
            <text:p>4.33</text:p>
          </table:table-cell>
          <table:table-cell office:value-type="float" office:value="1118.27" calcext:value-type="float">
            <text:p>1118.27</text:p>
          </table:table-cell>
          <table:table-cell office:value-type="float" office:value="42.29" calcext:value-type="float">
            <text:p>42.29</text:p>
          </table:table-cell>
          <table:table-cell office:value-type="float" office:value="1160.56" calcext:value-type="float">
            <text:p>1160.56</text:p>
          </table:table-cell>
        </table:table-row>
        <table:table-row table:style-name="ro1">
          <table:table-cell office:value-type="float" office:value="1160.56" calcext:value-type="float">
            <text:p>1160.56</text:p>
          </table:table-cell>
          <table:table-cell office:value-type="float" office:value="11.46" calcext:value-type="float">
            <text:p>11.46</text:p>
          </table:table-cell>
          <table:table-cell office:value-type="float" office:value="1149.1" calcext:value-type="float">
            <text:p>1149.1</text:p>
          </table:table-cell>
          <table:table-cell office:value-type="float" office:value="37" calcext:value-type="float">
            <text:p>37</text:p>
          </table:table-cell>
          <table:table-cell office:value-type="float" office:value="1186.1" calcext:value-type="float">
            <text:p>1186.1</text:p>
          </table:table-cell>
        </table:table-row>
        <table:table-row table:style-name="ro1">
          <table:table-cell office:value-type="float" office:value="1186.1" calcext:value-type="float">
            <text:p>1186.1</text:p>
          </table:table-cell>
          <table:table-cell office:value-type="float" office:value="24.57" calcext:value-type="float">
            <text:p>24.57</text:p>
          </table:table-cell>
          <table:table-cell office:value-type="float" office:value="1161.52" calcext:value-type="float">
            <text:p>1161.52</text:p>
          </table:table-cell>
          <table:table-cell office:value-type="float" office:value="12.98" calcext:value-type="float">
            <text:p>12.98</text:p>
          </table:table-cell>
          <table:table-cell office:value-type="float" office:value="1174.5" calcext:value-type="float">
            <text:p>1174.5</text:p>
          </table:table-cell>
        </table:table-row>
        <table:table-row table:style-name="ro1">
          <table:table-cell office:value-type="float" office:value="1174.5" calcext:value-type="float">
            <text:p>1174.5</text:p>
          </table:table-cell>
          <table:table-cell office:value-type="float" office:value="18.22" calcext:value-type="float">
            <text:p>18.22</text:p>
          </table:table-cell>
          <table:table-cell office:value-type="float" office:value="1156.28" calcext:value-type="float">
            <text:p>1156.28</text:p>
          </table:table-cell>
          <table:table-cell office:value-type="float" office:value="29.81" calcext:value-type="float">
            <text:p>29.81</text:p>
          </table:table-cell>
          <table:table-cell office:value-type="float" office:value="1186.1" calcext:value-type="float">
            <text:p>1186.1</text:p>
          </table:table-cell>
        </table:table-row>
        <table:table-row table:style-name="ro1">
          <table:table-cell office:value-type="float" office:value="1186.1" calcext:value-type="float">
            <text:p>1186.1</text:p>
          </table:table-cell>
          <table:table-cell office:value-type="float" office:value="18.31" calcext:value-type="float">
            <text:p>18.31</text:p>
          </table:table-cell>
          <table:table-cell office:value-type="float" office:value="1167.79" calcext:value-type="float">
            <text:p>1167.79</text:p>
          </table:table-cell>
          <table:table-cell office:value-type="float" office:value="17.4" calcext:value-type="float">
            <text:p>17.4</text:p>
          </table:table-cell>
          <table:table-cell office:value-type="float" office:value="1185.19" calcext:value-type="float">
            <text:p>1185.19</text:p>
          </table:table-cell>
        </table:table-row>
        <table:table-row table:style-name="ro1">
          <table:table-cell office:value-type="float" office:value="1185.19" calcext:value-type="float">
            <text:p>1185.19</text:p>
          </table:table-cell>
          <table:table-cell office:value-type="float" office:value="14.16" calcext:value-type="float">
            <text:p>14.16</text:p>
          </table:table-cell>
          <table:table-cell office:value-type="float" office:value="1171.04" calcext:value-type="float">
            <text:p>1171.04</text:p>
          </table:table-cell>
          <table:table-cell office:value-type="float" office:value="31.86" calcext:value-type="float">
            <text:p>31.86</text:p>
          </table:table-cell>
          <table:table-cell office:value-type="float" office:value="1202.89" calcext:value-type="float">
            <text:p>1202.89</text:p>
          </table:table-cell>
        </table:table-row>
        <table:table-row table:style-name="ro1">
          <table:table-cell office:value-type="float" office:value="1202.89" calcext:value-type="float">
            <text:p>1202.89</text:p>
          </table:table-cell>
          <table:table-cell office:value-type="float" office:value="16.5" calcext:value-type="float">
            <text:p>16.5</text:p>
          </table:table-cell>
          <table:table-cell office:value-type="float" office:value="1186.39" calcext:value-type="float">
            <text:p>1186.39</text:p>
          </table:table-cell>
          <table:table-cell office:value-type="float" office:value="12.49" calcext:value-type="float">
            <text:p>12.49</text:p>
          </table:table-cell>
          <table:table-cell office:value-type="float" office:value="1198.88" calcext:value-type="float">
            <text:p>1198.88</text:p>
          </table:table-cell>
        </table:table-row>
        <table:table-row table:style-name="ro1">
          <table:table-cell office:value-type="float" office:value="1198.88" calcext:value-type="float">
            <text:p>1198.88</text:p>
          </table:table-cell>
          <table:table-cell office:value-type="float" office:value="16.15" calcext:value-type="float">
            <text:p>16.15</text:p>
          </table:table-cell>
          <table:table-cell office:value-type="float" office:value="1182.73" calcext:value-type="float">
            <text:p>1182.73</text:p>
          </table:table-cell>
          <table:table-cell office:value-type="float" office:value="27.18" calcext:value-type="float">
            <text:p>27.18</text:p>
          </table:table-cell>
          <table:table-cell office:value-type="float" office:value="1209.91" calcext:value-type="float">
            <text:p>1209.91</text:p>
          </table:table-cell>
        </table:table-row>
        <table:table-row table:style-name="ro1">
          <table:table-cell office:value-type="float" office:value="1209.91" calcext:value-type="float">
            <text:p>1209.91</text:p>
          </table:table-cell>
          <table:table-cell office:value-type="float" office:value="17.39" calcext:value-type="float">
            <text:p>17.39</text:p>
          </table:table-cell>
          <table:table-cell office:value-type="float" office:value="1192.53" calcext:value-type="float">
            <text:p>1192.53</text:p>
          </table:table-cell>
          <table:table-cell office:value-type="float" office:value="20.13" calcext:value-type="float">
            <text:p>20.13</text:p>
          </table:table-cell>
          <table:table-cell office:value-type="float" office:value="1212.66" calcext:value-type="float">
            <text:p>1212.66</text:p>
          </table:table-cell>
        </table:table-row>
        <table:table-row table:style-name="ro1">
          <table:table-cell office:value-type="float" office:value="1212.66" calcext:value-type="float">
            <text:p>1212.66</text:p>
          </table:table-cell>
          <table:table-cell office:value-type="float" office:value="10.37" calcext:value-type="float">
            <text:p>10.37</text:p>
          </table:table-cell>
          <table:table-cell office:value-type="float" office:value="1202.29" calcext:value-type="float">
            <text:p>1202.29</text:p>
          </table:table-cell>
          <table:table-cell office:value-type="float" office:value="24.67" calcext:value-type="float">
            <text:p>24.67</text:p>
          </table:table-cell>
          <table:table-cell office:value-type="float" office:value="1226.96" calcext:value-type="float">
            <text:p>1226.96</text:p>
          </table:table-cell>
        </table:table-row>
        <table:table-row table:style-name="ro1">
          <table:table-cell office:value-type="float" office:value="1226.96" calcext:value-type="float">
            <text:p>1226.96</text:p>
          </table:table-cell>
          <table:table-cell office:value-type="float" office:value="9.91" calcext:value-type="float">
            <text:p>9.91</text:p>
          </table:table-cell>
          <table:table-cell office:value-type="float" office:value="1217.06" calcext:value-type="float">
            <text:p>1217.06</text:p>
          </table:table-cell>
          <table:table-cell office:value-type="float" office:value="31.51" calcext:value-type="float">
            <text:p>31.51</text:p>
          </table:table-cell>
          <table:table-cell office:value-type="float" office:value="1248.57" calcext:value-type="float">
            <text:p>1248.57</text:p>
          </table:table-cell>
        </table:table-row>
        <table:table-row table:style-name="ro1">
          <table:table-cell office:value-type="float" office:value="1248.57" calcext:value-type="float">
            <text:p>1248.57</text:p>
          </table:table-cell>
          <table:table-cell office:value-type="float" office:value="7.77" calcext:value-type="float">
            <text:p>7.77</text:p>
          </table:table-cell>
          <table:table-cell office:value-type="float" office:value="1240.8" calcext:value-type="float">
            <text:p>1240.8</text:p>
          </table:table-cell>
          <table:table-cell office:value-type="float" office:value="72.95" calcext:value-type="float">
            <text:p>72.95</text:p>
          </table:table-cell>
          <table:table-cell office:value-type="float" office:value="1313.75" calcext:value-type="float">
            <text:p>1313.75</text:p>
          </table:table-cell>
        </table:table-row>
        <table:table-row table:style-name="ro1">
          <table:table-cell office:value-type="float" office:value="1313.75" calcext:value-type="float">
            <text:p>1313.75</text:p>
          </table:table-cell>
          <table:table-cell office:value-type="float" office:value="6.74" calcext:value-type="float">
            <text:p>6.74</text:p>
          </table:table-cell>
          <table:table-cell office:value-type="float" office:value="1307.02" calcext:value-type="float">
            <text:p>1307.02</text:p>
          </table:table-cell>
          <table:table-cell office:value-type="float" office:value="20.79" calcext:value-type="float">
            <text:p>20.79</text:p>
          </table:table-cell>
          <table:table-cell office:value-type="float" office:value="1327.81" calcext:value-type="float">
            <text:p>1327.81</text:p>
          </table:table-cell>
        </table:table-row>
        <table:table-row table:style-name="ro1">
          <table:table-cell office:value-type="float" office:value="1327.81" calcext:value-type="float">
            <text:p>1327.81</text:p>
          </table:table-cell>
          <table:table-cell office:value-type="float" office:value="11.99" calcext:value-type="float">
            <text:p>11.99</text:p>
          </table:table-cell>
          <table:table-cell office:value-type="float" office:value="1315.82" calcext:value-type="float">
            <text:p>1315.82</text:p>
          </table:table-cell>
          <table:table-cell office:value-type="float" office:value="26.11" calcext:value-type="float">
            <text:p>26.11</text:p>
          </table:table-cell>
          <table:table-cell office:value-type="float" office:value="1341.93" calcext:value-type="float">
            <text:p>1341.93</text:p>
          </table:table-cell>
        </table:table-row>
        <table:table-row table:style-name="ro1">
          <table:table-cell office:value-type="float" office:value="1341.93" calcext:value-type="float">
            <text:p>1341.93</text:p>
          </table:table-cell>
          <table:table-cell office:value-type="float" office:value="15.46" calcext:value-type="float">
            <text:p>15.46</text:p>
          </table:table-cell>
          <table:table-cell office:value-type="float" office:value="1326.47" calcext:value-type="float">
            <text:p>1326.47</text:p>
          </table:table-cell>
          <table:table-cell office:value-type="float" office:value="23.45" calcext:value-type="float">
            <text:p>23.45</text:p>
          </table:table-cell>
          <table:table-cell office:value-type="float" office:value="1349.92" calcext:value-type="float">
            <text:p>1349.92</text:p>
          </table:table-cell>
        </table:table-row>
        <table:table-row table:style-name="ro1">
          <table:table-cell office:value-type="float" office:value="1349.92" calcext:value-type="float">
            <text:p>1349.92</text:p>
          </table:table-cell>
          <table:table-cell office:value-type="float" office:value="23.61" calcext:value-type="float">
            <text:p>23.61</text:p>
          </table:table-cell>
          <table:table-cell office:value-type="float" office:value="1326.31" calcext:value-type="float">
            <text:p>1326.31</text:p>
          </table:table-cell>
          <table:table-cell office:value-type="float" office:value="22.51" calcext:value-type="float">
            <text:p>22.51</text:p>
          </table:table-cell>
          <table:table-cell office:value-type="float" office:value="1348.82" calcext:value-type="float">
            <text:p>1348.82</text:p>
          </table:table-cell>
        </table:table-row>
        <table:table-row table:style-name="ro1">
          <table:table-cell office:value-type="float" office:value="1348.82" calcext:value-type="float">
            <text:p>1348.82</text:p>
          </table:table-cell>
          <table:table-cell office:value-type="float" office:value="24.81" calcext:value-type="float">
            <text:p>24.81</text:p>
          </table:table-cell>
          <table:table-cell office:value-type="float" office:value="1324.01" calcext:value-type="float">
            <text:p>1324.01</text:p>
          </table:table-cell>
          <table:table-cell office:value-type="float" office:value="18.28" calcext:value-type="float">
            <text:p>18.28</text:p>
          </table:table-cell>
          <table:table-cell office:value-type="float" office:value="1342.29" calcext:value-type="float">
            <text:p>1342.29</text:p>
          </table:table-cell>
        </table:table-row>
        <table:table-row table:style-name="ro1">
          <table:table-cell office:value-type="float" office:value="1342.29" calcext:value-type="float">
            <text:p>1342.29</text:p>
          </table:table-cell>
          <table:table-cell office:value-type="float" office:value="29.49" calcext:value-type="float">
            <text:p>29.49</text:p>
          </table:table-cell>
          <table:table-cell office:value-type="float" office:value="1312.81" calcext:value-type="float">
            <text:p>1312.81</text:p>
          </table:table-cell>
          <table:table-cell office:value-type="float" office:value="28.28" calcext:value-type="float">
            <text:p>28.28</text:p>
          </table:table-cell>
          <table:table-cell office:value-type="float" office:value="1341.08" calcext:value-type="float">
            <text:p>1341.08</text:p>
          </table:table-cell>
        </table:table-row>
        <table:table-row table:style-name="ro1">
          <table:table-cell office:value-type="float" office:value="1341.08" calcext:value-type="float">
            <text:p>1341.08</text:p>
          </table:table-cell>
          <table:table-cell office:value-type="float" office:value="22.91" calcext:value-type="float">
            <text:p>22.91</text:p>
          </table:table-cell>
          <table:table-cell office:value-type="float" office:value="1318.17" calcext:value-type="float">
            <text:p>1318.17</text:p>
          </table:table-cell>
          <table:table-cell office:value-type="float" office:value="42.44" calcext:value-type="float">
            <text:p>42.44</text:p>
          </table:table-cell>
          <table:table-cell office:value-type="float" office:value="1360.61" calcext:value-type="float">
            <text:p>1360.61</text:p>
          </table:table-cell>
        </table:table-row>
        <table:table-row table:style-name="ro1">
          <table:table-cell office:value-type="float" office:value="1360.61" calcext:value-type="float">
            <text:p>1360.61</text:p>
          </table:table-cell>
          <table:table-cell office:value-type="float" office:value="25.52" calcext:value-type="float">
            <text:p>25.52</text:p>
          </table:table-cell>
          <table:table-cell office:value-type="float" office:value="1335.09" calcext:value-type="float">
            <text:p>1335.09</text:p>
          </table:table-cell>
          <table:table-cell office:value-type="float" office:value="58" calcext:value-type="float">
            <text:p>58</text:p>
          </table:table-cell>
          <table:table-cell office:value-type="float" office:value="1393.09" calcext:value-type="float">
            <text:p>1393.09</text:p>
          </table:table-cell>
        </table:table-row>
        <table:table-row table:style-name="ro1">
          <table:table-cell office:value-type="float" office:value="1393.09" calcext:value-type="float">
            <text:p>1393.09</text:p>
          </table:table-cell>
          <table:table-cell office:value-type="float" office:value="39.35" calcext:value-type="float">
            <text:p>39.35</text:p>
          </table:table-cell>
          <table:table-cell office:value-type="float" office:value="1353.74" calcext:value-type="float">
            <text:p>1353.74</text:p>
          </table:table-cell>
          <table:table-cell office:value-type="float" office:value="72.2" calcext:value-type="float">
            <text:p>72.2</text:p>
          </table:table-cell>
          <table:table-cell office:value-type="float" office:value="1425.95" calcext:value-type="float">
            <text:p>1425.95</text:p>
          </table:table-cell>
        </table:table-row>
        <table:table-row table:style-name="ro1">
          <table:table-cell office:value-type="float" office:value="1425.95" calcext:value-type="float">
            <text:p>1425.95</text:p>
          </table:table-cell>
          <table:table-cell office:value-type="float" office:value="44.69" calcext:value-type="float">
            <text:p>44.69</text:p>
          </table:table-cell>
          <table:table-cell office:value-type="float" office:value="1381.26" calcext:value-type="float">
            <text:p>1381.26</text:p>
          </table:table-cell>
          <table:table-cell office:value-type="float" office:value="107.71" calcext:value-type="float">
            <text:p>107.71</text:p>
          </table:table-cell>
          <table:table-cell office:value-type="float" office:value="1488.97" calcext:value-type="float">
            <text:p>1488.97</text:p>
          </table:table-cell>
        </table:table-row>
        <table:table-row table:style-name="ro1">
          <table:table-cell office:value-type="float" office:value="1488.97" calcext:value-type="float">
            <text:p>1488.97</text:p>
          </table:table-cell>
          <table:table-cell office:value-type="float" office:value="52.7" calcext:value-type="float">
            <text:p>52.7</text:p>
          </table:table-cell>
          <table:table-cell office:value-type="float" office:value="1436.27" calcext:value-type="float">
            <text:p>1436.27</text:p>
          </table:table-cell>
          <table:table-cell office:value-type="float" office:value="146.31" calcext:value-type="float">
            <text:p>146.31</text:p>
          </table:table-cell>
          <table:table-cell office:value-type="float" office:value="1582.58" calcext:value-type="float">
            <text:p>1582.58</text:p>
          </table:table-cell>
        </table:table-row>
        <table:table-row table:style-name="ro1">
          <table:table-cell office:value-type="float" office:value="1582.58" calcext:value-type="float">
            <text:p>1582.58</text:p>
          </table:table-cell>
          <table:table-cell office:value-type="float" office:value="51.25" calcext:value-type="float">
            <text:p>51.25</text:p>
          </table:table-cell>
          <table:table-cell office:value-type="float" office:value="1531.33" calcext:value-type="float">
            <text:p>1531.33</text:p>
          </table:table-cell>
          <table:table-cell office:value-type="float" office:value="185.94" calcext:value-type="float">
            <text:p>185.94</text:p>
          </table:table-cell>
          <table:table-cell office:value-type="float" office:value="1717.27" calcext:value-type="float">
            <text:p>1717.27</text:p>
          </table:table-cell>
        </table:table-row>
        <table:table-row table:style-name="ro1">
          <table:table-cell office:value-type="float" office:value="1717.27" calcext:value-type="float">
            <text:p>1717.27</text:p>
          </table:table-cell>
          <table:table-cell office:value-type="float" office:value="49.04" calcext:value-type="float">
            <text:p>49.04</text:p>
          </table:table-cell>
          <table:table-cell office:value-type="float" office:value="1668.23" calcext:value-type="float">
            <text:p>1668.23</text:p>
          </table:table-cell>
          <table:table-cell office:value-type="float" office:value="184.67" calcext:value-type="float">
            <text:p>184.67</text:p>
          </table:table-cell>
          <table:table-cell office:value-type="float" office:value="1852.9" calcext:value-type="float">
            <text:p>1852.9</text:p>
          </table:table-cell>
        </table:table-row>
        <table:table-row table:style-name="ro1">
          <table:table-cell office:value-type="float" office:value="1852.9" calcext:value-type="float">
            <text:p>1852.9</text:p>
          </table:table-cell>
          <table:table-cell office:value-type="float" office:value="26.99" calcext:value-type="float">
            <text:p>26.99</text:p>
          </table:table-cell>
          <table:table-cell office:value-type="float" office:value="1825.91" calcext:value-type="float">
            <text:p>1825.91</text:p>
          </table:table-cell>
          <table:table-cell office:value-type="float" office:value="203.98" calcext:value-type="float">
            <text:p>203.98</text:p>
          </table:table-cell>
          <table:table-cell office:value-type="float" office:value="2029.89" calcext:value-type="float">
            <text:p>2029.89</text:p>
          </table:table-cell>
        </table:table-row>
        <table:table-row table:style-name="ro1">
          <table:table-cell office:value-type="float" office:value="2029.89" calcext:value-type="float">
            <text:p>2029.89</text:p>
          </table:table-cell>
          <table:table-cell office:value-type="float" office:value="30.12" calcext:value-type="float">
            <text:p>30.12</text:p>
          </table:table-cell>
          <table:table-cell office:value-type="float" office:value="1999.78" calcext:value-type="float">
            <text:p>1999.78</text:p>
          </table:table-cell>
          <table:table-cell office:value-type="float" office:value="209.98" calcext:value-type="float">
            <text:p>209.98</text:p>
          </table:table-cell>
          <table:table-cell office:value-type="float" office:value="2209.76" calcext:value-type="float">
            <text:p>2209.76</text:p>
          </table:table-cell>
        </table:table-row>
        <table:table-row table:style-name="ro1">
          <table:table-cell office:value-type="float" office:value="2209.76" calcext:value-type="float">
            <text:p>2209.76</text:p>
          </table:table-cell>
          <table:table-cell office:value-type="float" office:value="31.09" calcext:value-type="float">
            <text:p>31.09</text:p>
          </table:table-cell>
          <table:table-cell office:value-type="float" office:value="2178.66" calcext:value-type="float">
            <text:p>2178.66</text:p>
          </table:table-cell>
          <table:table-cell office:value-type="float" office:value="200.11" calcext:value-type="float">
            <text:p>200.11</text:p>
          </table:table-cell>
          <table:table-cell office:value-type="float" office:value="2378.78" calcext:value-type="float">
            <text:p>2378.78</text:p>
          </table:table-cell>
        </table:table-row>
        <table:table-row table:style-name="ro1">
          <table:table-cell office:value-type="float" office:value="2378.78" calcext:value-type="float">
            <text:p>2378.78</text:p>
          </table:table-cell>
          <table:table-cell office:value-type="float" office:value="13.93" calcext:value-type="float">
            <text:p>13.93</text:p>
          </table:table-cell>
          <table:table-cell office:value-type="float" office:value="2364.85" calcext:value-type="float">
            <text:p>2364.85</text:p>
          </table:table-cell>
          <table:table-cell office:value-type="float" office:value="167.8" calcext:value-type="float">
            <text:p>167.8</text:p>
          </table:table-cell>
          <table:table-cell office:value-type="float" office:value="2532.65" calcext:value-type="float">
            <text:p>2532.65</text:p>
          </table:table-cell>
        </table:table-row>
        <table:table-row table:style-name="ro1">
          <table:table-cell office:value-type="float" office:value="2532.65" calcext:value-type="float">
            <text:p>2532.65</text:p>
          </table:table-cell>
          <table:table-cell office:value-type="float" office:value="16.05" calcext:value-type="float">
            <text:p>16.05</text:p>
          </table:table-cell>
          <table:table-cell office:value-type="float" office:value="2516.6" calcext:value-type="float">
            <text:p>2516.6</text:p>
          </table:table-cell>
          <table:table-cell office:value-type="float" office:value="214.36" calcext:value-type="float">
            <text:p>214.36</text:p>
          </table:table-cell>
          <table:table-cell office:value-type="float" office:value="2730.96" calcext:value-type="float">
            <text:p>2730.96</text:p>
          </table:table-cell>
        </table:table-row>
        <table:table-row table:style-name="ro1">
          <table:table-cell office:value-type="float" office:value="2730.96" calcext:value-type="float">
            <text:p>2730.96</text:p>
          </table:table-cell>
          <table:table-cell office:value-type="float" office:value="26.55" calcext:value-type="float">
            <text:p>26.55</text:p>
          </table:table-cell>
          <table:table-cell office:value-type="float" office:value="2704.41" calcext:value-type="float">
            <text:p>2704.41</text:p>
          </table:table-cell>
          <table:table-cell office:value-type="float" office:value="193.82" calcext:value-type="float">
            <text:p>193.82</text:p>
          </table:table-cell>
          <table:table-cell office:value-type="float" office:value="2898.24" calcext:value-type="float">
            <text:p>2898.24</text:p>
          </table:table-cell>
        </table:table-row>
        <table:table-row table:style-name="ro1">
          <table:table-cell office:value-type="float" office:value="2898.24" calcext:value-type="float">
            <text:p>2898.24</text:p>
          </table:table-cell>
          <table:table-cell office:value-type="float" office:value="70.1" calcext:value-type="float">
            <text:p>70.1</text:p>
          </table:table-cell>
          <table:table-cell office:value-type="float" office:value="2828.13" calcext:value-type="float">
            <text:p>2828.13</text:p>
          </table:table-cell>
          <table:table-cell office:value-type="float" office:value="15.29" calcext:value-type="float">
            <text:p>15.29</text:p>
          </table:table-cell>
          <table:table-cell office:value-type="float" office:value="2843.43" calcext:value-type="float">
            <text:p>2843.43</text:p>
          </table:table-cell>
        </table:table-row>
        <table:table-row table:style-name="ro1">
          <table:table-cell office:value-type="float" office:value="2843.43" calcext:value-type="float">
            <text:p>2843.43</text:p>
          </table:table-cell>
          <table:table-cell office:value-type="float" office:value="64.76" calcext:value-type="float">
            <text:p>64.76</text:p>
          </table:table-cell>
          <table:table-cell office:value-type="float" office:value="2778.67" calcext:value-type="float">
            <text:p>2778.67</text:p>
          </table:table-cell>
          <table:table-cell office:value-type="float" office:value="5.73" calcext:value-type="float">
            <text:p>5.73</text:p>
          </table:table-cell>
          <table:table-cell office:value-type="float" office:value="2784.4" calcext:value-type="float">
            <text:p>2784.4</text:p>
          </table:table-cell>
        </table:table-row>
        <table:table-row table:style-name="ro1">
          <table:table-cell office:value-type="float" office:value="2784.4" calcext:value-type="float">
            <text:p>2784.4</text:p>
          </table:table-cell>
          <table:table-cell office:value-type="float" office:value="42.87" calcext:value-type="float">
            <text:p>42.87</text:p>
          </table:table-cell>
          <table:table-cell office:value-type="float" office:value="2741.52" calcext:value-type="float">
            <text:p>2741.52</text:p>
          </table:table-cell>
          <table:table-cell office:value-type="float" office:value="3.21" calcext:value-type="float">
            <text:p>3.21</text:p>
          </table:table-cell>
          <table:table-cell office:value-type="float" office:value="2744.73" calcext:value-type="float">
            <text:p>2744.73</text:p>
          </table:table-cell>
        </table:table-row>
        <table:table-row table:style-name="ro1">
          <table:table-cell office:value-type="float" office:value="2744.73" calcext:value-type="float">
            <text:p>2744.73</text:p>
          </table:table-cell>
          <table:table-cell office:value-type="float" office:value="27.92" calcext:value-type="float">
            <text:p>27.92</text:p>
          </table:table-cell>
          <table:table-cell office:value-type="float" office:value="2716.81" calcext:value-type="float">
            <text:p>2716.81</text:p>
          </table:table-cell>
          <table:table-cell office:value-type="float" office:value="10.86" calcext:value-type="float">
            <text:p>10.86</text:p>
          </table:table-cell>
          <table:table-cell office:value-type="float" office:value="2727.67" calcext:value-type="float">
            <text:p>2727.67</text:p>
          </table:table-cell>
        </table:table-row>
        <table:table-row table:style-name="ro1">
          <table:table-cell office:value-type="float" office:value="2727.67" calcext:value-type="float">
            <text:p>2727.67</text:p>
          </table:table-cell>
          <table:table-cell office:value-type="float" office:value="20.36" calcext:value-type="float">
            <text:p>20.36</text:p>
          </table:table-cell>
          <table:table-cell office:value-type="float" office:value="2707.32" calcext:value-type="float">
            <text:p>2707.32</text:p>
          </table:table-cell>
          <table:table-cell office:value-type="float" office:value="9.39" calcext:value-type="float">
            <text:p>9.39</text:p>
          </table:table-cell>
          <table:table-cell office:value-type="float" office:value="2716.7" calcext:value-type="float">
            <text:p>2716.7</text:p>
          </table:table-cell>
        </table:table-row>
        <table:table-row table:style-name="ro1">
          <table:table-cell office:value-type="float" office:value="2716.7" calcext:value-type="float">
            <text:p>2716.7</text:p>
          </table:table-cell>
          <table:table-cell office:value-type="float" office:value="26.14" calcext:value-type="float">
            <text:p>26.14</text:p>
          </table:table-cell>
          <table:table-cell office:value-type="float" office:value="2690.57" calcext:value-type="float">
            <text:p>2690.57</text:p>
          </table:table-cell>
          <table:table-cell office:value-type="float" office:value="10.34" calcext:value-type="float">
            <text:p>10.34</text:p>
          </table:table-cell>
          <table:table-cell office:value-type="float" office:value="2700.9" calcext:value-type="float">
            <text:p>2700.9</text:p>
          </table:table-cell>
        </table:table-row>
        <table:table-row table:style-name="ro1">
          <table:table-cell office:value-type="float" office:value="2700.9" calcext:value-type="float">
            <text:p>2700.9</text:p>
          </table:table-cell>
          <table:table-cell office:value-type="float" office:value="24.22" calcext:value-type="float">
            <text:p>24.22</text:p>
          </table:table-cell>
          <table:table-cell office:value-type="float" office:value="2676.68" calcext:value-type="float">
            <text:p>2676.68</text:p>
          </table:table-cell>
          <table:table-cell office:value-type="float" office:value="8.45" calcext:value-type="float">
            <text:p>8.45</text:p>
          </table:table-cell>
          <table:table-cell office:value-type="float" office:value="2685.13" calcext:value-type="float">
            <text:p>2685.13</text:p>
          </table:table-cell>
        </table:table-row>
        <table:table-row table:style-name="ro1">
          <table:table-cell office:value-type="float" office:value="2685.13" calcext:value-type="float">
            <text:p>2685.13</text:p>
          </table:table-cell>
          <table:table-cell office:value-type="float" office:value="24.4" calcext:value-type="float">
            <text:p>24.4</text:p>
          </table:table-cell>
          <table:table-cell office:value-type="float" office:value="2660.73" calcext:value-type="float">
            <text:p>2660.73</text:p>
          </table:table-cell>
          <table:table-cell office:value-type="float" office:value="9" calcext:value-type="float">
            <text:p>9</text:p>
          </table:table-cell>
          <table:table-cell office:value-type="float" office:value="2669.72" calcext:value-type="float">
            <text:p>2669.72</text:p>
          </table:table-cell>
        </table:table-row>
        <table:table-row table:style-name="ro1">
          <table:table-cell office:value-type="float" office:value="2669.72" calcext:value-type="float">
            <text:p>2669.72</text:p>
          </table:table-cell>
          <table:table-cell office:value-type="float" office:value="36.94" calcext:value-type="float">
            <text:p>36.94</text:p>
          </table:table-cell>
          <table:table-cell office:value-type="float" office:value="2632.79" calcext:value-type="float">
            <text:p>2632.79</text:p>
          </table:table-cell>
          <table:table-cell office:value-type="float" office:value="7.15" calcext:value-type="float">
            <text:p>7.15</text:p>
          </table:table-cell>
          <table:table-cell office:value-type="float" office:value="2639.94" calcext:value-type="float">
            <text:p>2639.94</text:p>
          </table:table-cell>
        </table:table-row>
        <table:table-row table:style-name="ro1">
          <table:table-cell office:value-type="float" office:value="2639.94" calcext:value-type="float">
            <text:p>2639.94</text:p>
          </table:table-cell>
          <table:table-cell office:value-type="float" office:value="45.47" calcext:value-type="float">
            <text:p>45.47</text:p>
          </table:table-cell>
          <table:table-cell office:value-type="float" office:value="2594.46" calcext:value-type="float">
            <text:p>2594.46</text:p>
          </table:table-cell>
          <table:table-cell office:value-type="float" office:value="9.03" calcext:value-type="float">
            <text:p>9.03</text:p>
          </table:table-cell>
          <table:table-cell office:value-type="float" office:value="2603.49" calcext:value-type="float">
            <text:p>2603.49</text:p>
          </table:table-cell>
        </table:table-row>
        <table:table-row table:style-name="ro1">
          <table:table-cell office:value-type="float" office:value="2603.49" calcext:value-type="float">
            <text:p>2603.49</text:p>
          </table:table-cell>
          <table:table-cell office:value-type="float" office:value="49.85" calcext:value-type="float">
            <text:p>49.85</text:p>
          </table:table-cell>
          <table:table-cell office:value-type="float" office:value="2553.64" calcext:value-type="float">
            <text:p>2553.64</text:p>
          </table:table-cell>
          <table:table-cell office:value-type="float" office:value="8.52" calcext:value-type="float">
            <text:p>8.52</text:p>
          </table:table-cell>
          <table:table-cell office:value-type="float" office:value="2562.16" calcext:value-type="float">
            <text:p>2562.16</text:p>
          </table:table-cell>
        </table:table-row>
        <table:table-row table:style-name="ro1">
          <table:table-cell office:value-type="float" office:value="2562.16" calcext:value-type="float">
            <text:p>2562.16</text:p>
          </table:table-cell>
          <table:table-cell office:value-type="float" office:value="55.54" calcext:value-type="float">
            <text:p>55.54</text:p>
          </table:table-cell>
          <table:table-cell office:value-type="float" office:value="2506.62" calcext:value-type="float">
            <text:p>2506.62</text:p>
          </table:table-cell>
          <table:table-cell office:value-type="float" office:value="5.62" calcext:value-type="float">
            <text:p>5.62</text:p>
          </table:table-cell>
          <table:table-cell office:value-type="float" office:value="2512.25" calcext:value-type="float">
            <text:p>2512.25</text:p>
          </table:table-cell>
        </table:table-row>
        <table:table-row table:style-name="ro1">
          <table:table-cell office:value-type="float" office:value="2512.25" calcext:value-type="float">
            <text:p>2512.25</text:p>
          </table:table-cell>
          <table:table-cell office:value-type="float" office:value="68.03" calcext:value-type="float">
            <text:p>68.03</text:p>
          </table:table-cell>
          <table:table-cell office:value-type="float" office:value="2444.22" calcext:value-type="float">
            <text:p>2444.22</text:p>
          </table:table-cell>
          <table:table-cell office:value-type="float" office:value="7.55" calcext:value-type="float">
            <text:p>7.55</text:p>
          </table:table-cell>
          <table:table-cell office:value-type="float" office:value="2451.77" calcext:value-type="float">
            <text:p>2451.77</text:p>
          </table:table-cell>
        </table:table-row>
        <table:table-row table:style-name="ro1">
          <table:table-cell office:value-type="float" office:value="2451.77" calcext:value-type="float">
            <text:p>2451.77</text:p>
          </table:table-cell>
          <table:table-cell office:value-type="float" office:value="75.96" calcext:value-type="float">
            <text:p>75.96</text:p>
          </table:table-cell>
          <table:table-cell office:value-type="float" office:value="2375.81" calcext:value-type="float">
            <text:p>2375.81</text:p>
          </table:table-cell>
          <table:table-cell office:value-type="float" office:value="9.95" calcext:value-type="float">
            <text:p>9.95</text:p>
          </table:table-cell>
          <table:table-cell office:value-type="float" office:value="2385.76" calcext:value-type="float">
            <text:p>2385.76</text:p>
          </table:table-cell>
        </table:table-row>
        <table:table-row table:style-name="ro1">
          <table:table-cell office:value-type="float" office:value="2385.76" calcext:value-type="float">
            <text:p>2385.76</text:p>
          </table:table-cell>
          <table:table-cell office:value-type="float" office:value="81.79" calcext:value-type="float">
            <text:p>81.79</text:p>
          </table:table-cell>
          <table:table-cell office:value-type="float" office:value="2303.97" calcext:value-type="float">
            <text:p>2303.97</text:p>
          </table:table-cell>
          <table:table-cell office:value-type="float" office:value="11.59" calcext:value-type="float">
            <text:p>11.59</text:p>
          </table:table-cell>
          <table:table-cell office:value-type="float" office:value="2315.56" calcext:value-type="float">
            <text:p>2315.56</text:p>
          </table:table-cell>
        </table:table-row>
        <table:table-row table:style-name="ro1">
          <table:table-cell office:value-type="float" office:value="2315.56" calcext:value-type="float">
            <text:p>2315.56</text:p>
          </table:table-cell>
          <table:table-cell office:value-type="float" office:value="97.44" calcext:value-type="float">
            <text:p>97.44</text:p>
          </table:table-cell>
          <table:table-cell office:value-type="float" office:value="2218.11" calcext:value-type="float">
            <text:p>2218.11</text:p>
          </table:table-cell>
          <table:table-cell office:value-type="float" office:value="13.7" calcext:value-type="float">
            <text:p>13.7</text:p>
          </table:table-cell>
          <table:table-cell office:value-type="float" office:value="2231.82" calcext:value-type="float">
            <text:p>2231.82</text:p>
          </table:table-cell>
        </table:table-row>
        <table:table-row table:style-name="ro1">
          <table:table-cell office:value-type="float" office:value="2231.82" calcext:value-type="float">
            <text:p>2231.82</text:p>
          </table:table-cell>
          <table:table-cell office:value-type="float" office:value="99.98" calcext:value-type="float">
            <text:p>99.98</text:p>
          </table:table-cell>
          <table:table-cell office:value-type="float" office:value="2131.84" calcext:value-type="float">
            <text:p>2131.84</text:p>
          </table:table-cell>
          <table:table-cell office:value-type="float" office:value="14.79" calcext:value-type="float">
            <text:p>14.79</text:p>
          </table:table-cell>
          <table:table-cell office:value-type="float" office:value="2146.63" calcext:value-type="float">
            <text:p>2146.63</text:p>
          </table:table-cell>
        </table:table-row>
        <table:table-row table:style-name="ro1">
          <table:table-cell office:value-type="float" office:value="2146.63" calcext:value-type="float">
            <text:p>2146.63</text:p>
          </table:table-cell>
          <table:table-cell office:value-type="float" office:value="93.08" calcext:value-type="float">
            <text:p>93.08</text:p>
          </table:table-cell>
          <table:table-cell office:value-type="float" office:value="2053.54" calcext:value-type="float">
            <text:p>2053.54</text:p>
          </table:table-cell>
          <table:table-cell office:value-type="float" office:value="16.15" calcext:value-type="float">
            <text:p>16.15</text:p>
          </table:table-cell>
          <table:table-cell office:value-type="float" office:value="2069.69" calcext:value-type="float">
            <text:p>2069.69</text:p>
          </table:table-cell>
        </table:table-row>
        <table:table-row table:style-name="ro1">
          <table:table-cell office:value-type="float" office:value="2069.69" calcext:value-type="float">
            <text:p>2069.69</text:p>
          </table:table-cell>
          <table:table-cell office:value-type="float" office:value="94.03" calcext:value-type="float">
            <text:p>94.03</text:p>
          </table:table-cell>
          <table:table-cell office:value-type="float" office:value="1975.67" calcext:value-type="float">
            <text:p>1975.67</text:p>
          </table:table-cell>
          <table:table-cell office:value-type="float" office:value="17" calcext:value-type="float">
            <text:p>17</text:p>
          </table:table-cell>
          <table:table-cell office:value-type="float" office:value="1992.66" calcext:value-type="float">
            <text:p>1992.66</text:p>
          </table:table-cell>
        </table:table-row>
        <table:table-row table:style-name="ro1">
          <table:table-cell office:value-type="float" office:value="1992.66" calcext:value-type="float">
            <text:p>1992.66</text:p>
          </table:table-cell>
          <table:table-cell office:value-type="float" office:value="81.85" calcext:value-type="float">
            <text:p>81.85</text:p>
          </table:table-cell>
          <table:table-cell office:value-type="float" office:value="1910.81" calcext:value-type="float">
            <text:p>1910.81</text:p>
          </table:table-cell>
          <table:table-cell office:value-type="float" office:value="6.56" calcext:value-type="float">
            <text:p>6.56</text:p>
          </table:table-cell>
          <table:table-cell office:value-type="float" office:value="1917.36" calcext:value-type="float">
            <text:p>1917.36</text:p>
          </table:table-cell>
        </table:table-row>
        <table:table-row table:style-name="ro1">
          <table:table-cell office:value-type="float" office:value="1917.36" calcext:value-type="float">
            <text:p>1917.36</text:p>
          </table:table-cell>
          <table:table-cell office:value-type="float" office:value="76.11" calcext:value-type="float">
            <text:p>76.11</text:p>
          </table:table-cell>
          <table:table-cell office:value-type="float" office:value="1841.25" calcext:value-type="float">
            <text:p>1841.25</text:p>
          </table:table-cell>
          <table:table-cell office:value-type="float" office:value="18.6" calcext:value-type="float">
            <text:p>18.6</text:p>
          </table:table-cell>
          <table:table-cell office:value-type="float" office:value="1859.85" calcext:value-type="float">
            <text:p>1859.85</text:p>
          </table:table-cell>
        </table:table-row>
        <table:table-row table:style-name="ro1">
          <table:table-cell office:value-type="float" office:value="1859.85" calcext:value-type="float">
            <text:p>1859.85</text:p>
          </table:table-cell>
          <table:table-cell office:value-type="float" office:value="71.23" calcext:value-type="float">
            <text:p>71.23</text:p>
          </table:table-cell>
          <table:table-cell office:value-type="float" office:value="1788.62" calcext:value-type="float">
            <text:p>1788.62</text:p>
          </table:table-cell>
          <table:table-cell office:value-type="float" office:value="16.08" calcext:value-type="float">
            <text:p>16.08</text:p>
          </table:table-cell>
          <table:table-cell office:value-type="float" office:value="1804.7" calcext:value-type="float">
            <text:p>1804.7</text:p>
          </table:table-cell>
        </table:table-row>
        <table:table-row table:style-name="ro1">
          <table:table-cell office:value-type="float" office:value="1804.7" calcext:value-type="float">
            <text:p>1804.7</text:p>
          </table:table-cell>
          <table:table-cell office:value-type="float" office:value="58.25" calcext:value-type="float">
            <text:p>58.25</text:p>
          </table:table-cell>
          <table:table-cell office:value-type="float" office:value="1746.45" calcext:value-type="float">
            <text:p>174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1758.22" calcext:value-type="float">
            <text:p>1758.22</text:p>
          </table:table-cell>
        </table:table-row>
        <table:table-row table:style-name="ro1">
          <table:table-cell office:value-type="float" office:value="1758.22" calcext:value-type="float">
            <text:p>1758.22</text:p>
          </table:table-cell>
          <table:table-cell office:value-type="float" office:value="48.5" calcext:value-type="float">
            <text:p>48.5</text:p>
          </table:table-cell>
          <table:table-cell office:value-type="float" office:value="1709.73" calcext:value-type="float">
            <text:p>1709.73</text:p>
          </table:table-cell>
          <table:table-cell office:value-type="float" office:value="19.69" calcext:value-type="float">
            <text:p>19.69</text:p>
          </table:table-cell>
          <table:table-cell office:value-type="float" office:value="1729.41" calcext:value-type="float">
            <text:p>1729.41</text:p>
          </table:table-cell>
        </table:table-row>
        <table:table-row table:style-name="ro1">
          <table:table-cell office:value-type="float" office:value="1729.41" calcext:value-type="float">
            <text:p>1729.41</text:p>
          </table:table-cell>
          <table:table-cell office:value-type="float" office:value="62.95" calcext:value-type="float">
            <text:p>62.95</text:p>
          </table:table-cell>
          <table:table-cell office:value-type="float" office:value="1666.46" calcext:value-type="float">
            <text:p>1666.46</text:p>
          </table:table-cell>
          <table:table-cell office:value-type="float" office:value="16.87" calcext:value-type="float">
            <text:p>16.87</text:p>
          </table:table-cell>
          <table:table-cell office:value-type="float" office:value="1683.33" calcext:value-type="float">
            <text:p>1683.33</text:p>
          </table:table-cell>
        </table:table-row>
        <table:table-row table:style-name="ro1">
          <table:table-cell office:value-type="float" office:value="1683.33" calcext:value-type="float">
            <text:p>1683.33</text:p>
          </table:table-cell>
          <table:table-cell office:value-type="float" office:value="75.91" calcext:value-type="float">
            <text:p>75.91</text:p>
          </table:table-cell>
          <table:table-cell office:value-type="float" office:value="1607.41" calcext:value-type="float">
            <text:p>1607.41</text:p>
          </table:table-cell>
          <table:table-cell office:value-type="float" office:value="9.77" calcext:value-type="float">
            <text:p>9.77</text:p>
          </table:table-cell>
          <table:table-cell office:value-type="float" office:value="1617.19" calcext:value-type="float">
            <text:p>1617.19</text:p>
          </table:table-cell>
        </table:table-row>
        <table:table-row table:style-name="ro1">
          <table:table-cell office:value-type="float" office:value="1617.19" calcext:value-type="float">
            <text:p>1617.19</text:p>
          </table:table-cell>
          <table:table-cell office:value-type="float" office:value="64.93" calcext:value-type="float">
            <text:p>64.93</text:p>
          </table:table-cell>
          <table:table-cell office:value-type="float" office:value="1552.25" calcext:value-type="float">
            <text:p>1552.25</text:p>
          </table:table-cell>
          <table:table-cell office:value-type="float" office:value="19.49" calcext:value-type="float">
            <text:p>19.49</text:p>
          </table:table-cell>
          <table:table-cell office:value-type="float" office:value="1571.75" calcext:value-type="float">
            <text:p>1571.75</text:p>
          </table:table-cell>
        </table:table-row>
        <table:table-row table:style-name="ro1">
          <table:table-cell office:value-type="float" office:value="1571.75" calcext:value-type="float">
            <text:p>1571.75</text:p>
          </table:table-cell>
          <table:table-cell office:value-type="float" office:value="68.13" calcext:value-type="float">
            <text:p>68.13</text:p>
          </table:table-cell>
          <table:table-cell office:value-type="float" office:value="1503.62" calcext:value-type="float">
            <text:p>1503.62</text:p>
          </table:table-cell>
          <table:table-cell office:value-type="float" office:value="10.92" calcext:value-type="float">
            <text:p>10.92</text:p>
          </table:table-cell>
          <table:table-cell office:value-type="float" office:value="1514.53" calcext:value-type="float">
            <text:p>1514.53</text:p>
          </table:table-cell>
        </table:table-row>
        <table:table-row table:style-name="ro1">
          <table:table-cell office:value-type="float" office:value="1514.53" calcext:value-type="float">
            <text:p>1514.53</text:p>
          </table:table-cell>
          <table:table-cell office:value-type="float" office:value="72.88" calcext:value-type="float">
            <text:p>72.88</text:p>
          </table:table-cell>
          <table:table-cell office:value-type="float" office:value="1441.65" calcext:value-type="float">
            <text:p>1441.65</text:p>
          </table:table-cell>
          <table:table-cell office:value-type="float" office:value="17.37" calcext:value-type="float">
            <text:p>17.37</text:p>
          </table:table-cell>
          <table:table-cell office:value-type="float" office:value="1459.02" calcext:value-type="float">
            <text:p>1459.02</text:p>
          </table:table-cell>
        </table:table-row>
        <table:table-row table:style-name="ro1">
          <table:table-cell office:value-type="float" office:value="1459.02" calcext:value-type="float">
            <text:p>1459.02</text:p>
          </table:table-cell>
          <table:table-cell office:value-type="float" office:value="105.88" calcext:value-type="float">
            <text:p>105.88</text:p>
          </table:table-cell>
          <table:table-cell office:value-type="float" office:value="1353.14" calcext:value-type="float">
            <text:p>1353.14</text:p>
          </table:table-cell>
          <table:table-cell office:value-type="float" office:value="15.43" calcext:value-type="float">
            <text:p>15.43</text:p>
          </table:table-cell>
          <table:table-cell office:value-type="float" office:value="1368.57" calcext:value-type="float">
            <text:p>1368.57</text:p>
          </table:table-cell>
        </table:table-row>
        <table:table-row table:style-name="ro1">
          <table:table-cell office:value-type="float" office:value="1368.57" calcext:value-type="float">
            <text:p>1368.57</text:p>
          </table:table-cell>
          <table:table-cell office:value-type="float" office:value="126.71" calcext:value-type="float">
            <text:p>126.71</text:p>
          </table:table-cell>
          <table:table-cell office:value-type="float" office:value="1241.86" calcext:value-type="float">
            <text:p>1241.86</text:p>
          </table:table-cell>
          <table:table-cell office:value-type="float" office:value="12.16" calcext:value-type="float">
            <text:p>12.16</text:p>
          </table:table-cell>
          <table:table-cell office:value-type="float" office:value="1254.01" calcext:value-type="float">
            <text:p>1254.01</text:p>
          </table:table-cell>
        </table:table-row>
        <table:table-row table:style-name="ro1">
          <table:table-cell office:value-type="float" office:value="1254.01" calcext:value-type="float">
            <text:p>1254.01</text:p>
          </table:table-cell>
          <table:table-cell office:value-type="float" office:value="79.4" calcext:value-type="float">
            <text:p>79.4</text:p>
          </table:table-cell>
          <table:table-cell office:value-type="float" office:value="1174.61" calcext:value-type="float">
            <text:p>1174.61</text:p>
          </table:table-cell>
          <table:table-cell office:value-type="float" office:value="15.72" calcext:value-type="float">
            <text:p>15.72</text:p>
          </table:table-cell>
          <table:table-cell office:value-type="float" office:value="1190.33" calcext:value-type="float">
            <text:p>1190.33</text:p>
          </table:table-cell>
        </table:table-row>
        <table:table-row table:style-name="ro1">
          <table:table-cell office:value-type="float" office:value="1190.33" calcext:value-type="float">
            <text:p>1190.33</text:p>
          </table:table-cell>
          <table:table-cell office:value-type="float" office:value="55.88" calcext:value-type="float">
            <text:p>55.88</text:p>
          </table:table-cell>
          <table:table-cell office:value-type="float" office:value="1134.44" calcext:value-type="float">
            <text:p>1134.44</text:p>
          </table:table-cell>
          <table:table-cell office:value-type="float" office:value="12.14" calcext:value-type="float">
            <text:p>12.14</text:p>
          </table:table-cell>
          <table:table-cell office:value-type="float" office:value="1146.58" calcext:value-type="float">
            <text:p>1146.58</text:p>
          </table:table-cell>
        </table:table-row>
        <table:table-row table:style-name="ro1">
          <table:table-cell office:value-type="float" office:value="1146.58" calcext:value-type="float">
            <text:p>1146.58</text:p>
          </table:table-cell>
          <table:table-cell office:value-type="float" office:value="58.79" calcext:value-type="float">
            <text:p>58.79</text:p>
          </table:table-cell>
          <table:table-cell office:value-type="float" office:value="1087.8" calcext:value-type="float">
            <text:p>1087.8</text:p>
          </table:table-cell>
          <table:table-cell office:value-type="float" office:value="13.53" calcext:value-type="float">
            <text:p>13.53</text:p>
          </table:table-cell>
          <table:table-cell office:value-type="float" office:value="1101.33" calcext:value-type="float">
            <text:p>1101.33</text:p>
          </table:table-cell>
        </table:table-row>
        <table:table-row table:style-name="ro1">
          <table:table-cell office:value-type="float" office:value="1101.33" calcext:value-type="float">
            <text:p>1101.33</text:p>
          </table:table-cell>
          <table:table-cell office:value-type="float" office:value="58.19" calcext:value-type="float">
            <text:p>58.19</text:p>
          </table:table-cell>
          <table:table-cell office:value-type="float" office:value="1043.14" calcext:value-type="float">
            <text:p>1043.14</text:p>
          </table:table-cell>
          <table:table-cell office:value-type="float" office:value="15.36" calcext:value-type="float">
            <text:p>15.36</text:p>
          </table:table-cell>
          <table:table-cell office:value-type="float" office:value="1058.5" calcext:value-type="float">
            <text:p>1058.5</text:p>
          </table:table-cell>
        </table:table-row>
        <table:table-row table:style-name="ro1">
          <table:table-cell office:value-type="float" office:value="1058.5" calcext:value-type="float">
            <text:p>1058.5</text:p>
          </table:table-cell>
          <table:table-cell office:value-type="float" office:value="55.79" calcext:value-type="float">
            <text:p>55.79</text:p>
          </table:table-cell>
          <table:table-cell office:value-type="float" office:value="1002.71" calcext:value-type="float">
            <text:p>1002.71</text:p>
          </table:table-cell>
          <table:table-cell office:value-type="float" office:value="13.47" calcext:value-type="float">
            <text:p>13.47</text:p>
          </table:table-cell>
          <table:table-cell office:value-type="float" office:value="1016.17" calcext:value-type="float">
            <text:p>1016.17</text:p>
          </table:table-cell>
        </table:table-row>
        <table:table-row table:style-name="ro1">
          <table:table-cell office:value-type="float" office:value="1016.17" calcext:value-type="float">
            <text:p>1016.17</text:p>
          </table:table-cell>
          <table:table-cell office:value-type="float" office:value="57.19" calcext:value-type="float">
            <text:p>57.19</text:p>
          </table:table-cell>
          <table:table-cell office:value-type="float" office:value="958.98" calcext:value-type="float">
            <text:p>958.98</text:p>
          </table:table-cell>
          <table:table-cell office:value-type="float" office:value="7.76" calcext:value-type="float">
            <text:p>7.76</text:p>
          </table:table-cell>
          <table:table-cell office:value-type="float" office:value="966.74" calcext:value-type="float">
            <text:p>966.74</text:p>
          </table:table-cell>
        </table:table-row>
        <table:table-row table:style-name="ro1">
          <table:table-cell office:value-type="float" office:value="966.74" calcext:value-type="float">
            <text:p>966.74</text:p>
          </table:table-cell>
          <table:table-cell office:value-type="float" office:value="61.63" calcext:value-type="float">
            <text:p>61.63</text:p>
          </table:table-cell>
          <table:table-cell office:value-type="float" office:value="905.11" calcext:value-type="float">
            <text:p>905.11</text:p>
          </table:table-cell>
          <table:table-cell office:value-type="float" office:value="12.83" calcext:value-type="float">
            <text:p>12.83</text:p>
          </table:table-cell>
          <table:table-cell office:value-type="float" office:value="917.94" calcext:value-type="float">
            <text:p>917.94</text:p>
          </table:table-cell>
        </table:table-row>
        <table:table-row table:style-name="ro1">
          <table:table-cell office:value-type="float" office:value="917.94" calcext:value-type="float">
            <text:p>917.94</text:p>
          </table:table-cell>
          <table:table-cell office:value-type="float" office:value="55.63" calcext:value-type="float">
            <text:p>55.63</text:p>
          </table:table-cell>
          <table:table-cell office:value-type="float" office:value="862.31" calcext:value-type="float">
            <text:p>862.31</text:p>
          </table:table-cell>
          <table:table-cell office:value-type="float" office:value="14.36" calcext:value-type="float">
            <text:p>14.36</text:p>
          </table:table-cell>
          <table:table-cell office:value-type="float" office:value="876.67" calcext:value-type="float">
            <text:p>876.67</text:p>
          </table:table-cell>
        </table:table-row>
        <table:table-row table:style-name="ro1">
          <table:table-cell office:value-type="float" office:value="876.67" calcext:value-type="float">
            <text:p>876.67</text:p>
          </table:table-cell>
          <table:table-cell office:value-type="float" office:value="46.83" calcext:value-type="float">
            <text:p>46.83</text:p>
          </table:table-cell>
          <table:table-cell office:value-type="float" office:value="829.84" calcext:value-type="float">
            <text:p>829.84</text:p>
          </table:table-cell>
          <table:table-cell office:value-type="float" office:value="11.2" calcext:value-type="float">
            <text:p>11.2</text:p>
          </table:table-cell>
          <table:table-cell office:value-type="float" office:value="841.04" calcext:value-type="float">
            <text:p>841.04</text:p>
          </table:table-cell>
        </table:table-row>
        <table:table-row table:style-name="ro1">
          <table:table-cell office:value-type="float" office:value="841.04" calcext:value-type="float">
            <text:p>841.04</text:p>
          </table:table-cell>
          <table:table-cell office:value-type="float" office:value="48.33" calcext:value-type="float">
            <text:p>48.33</text:p>
          </table:table-cell>
          <table:table-cell office:value-type="float" office:value="792.71" calcext:value-type="float">
            <text:p>792.71</text:p>
          </table:table-cell>
          <table:table-cell office:value-type="float" office:value="12.81" calcext:value-type="float">
            <text:p>12.81</text:p>
          </table:table-cell>
          <table:table-cell office:value-type="float" office:value="805.52" calcext:value-type="float">
            <text:p>805.52</text:p>
          </table:table-cell>
        </table:table-row>
        <table:table-row table:style-name="ro1">
          <table:table-cell office:value-type="float" office:value="805.52" calcext:value-type="float">
            <text:p>805.52</text:p>
          </table:table-cell>
          <table:table-cell office:value-type="float" office:value="53.15" calcext:value-type="float">
            <text:p>53.15</text:p>
          </table:table-cell>
          <table:table-cell office:value-type="float" office:value="752.37" calcext:value-type="float">
            <text:p>752.37</text:p>
          </table:table-cell>
          <table:table-cell office:value-type="float" office:value="13.93" calcext:value-type="float">
            <text:p>13.93</text:p>
          </table:table-cell>
          <table:table-cell office:value-type="float" office:value="766.3" calcext:value-type="float">
            <text:p>766.3</text:p>
          </table:table-cell>
        </table:table-row>
        <table:table-row table:style-name="ro1">
          <table:table-cell office:value-type="float" office:value="766.3" calcext:value-type="float">
            <text:p>766.3</text:p>
          </table:table-cell>
          <table:table-cell office:value-type="float" office:value="52.11" calcext:value-type="float">
            <text:p>52.11</text:p>
          </table:table-cell>
          <table:table-cell office:value-type="float" office:value="714.19" calcext:value-type="float">
            <text:p>714.19</text:p>
          </table:table-cell>
          <table:table-cell office:value-type="float" office:value="7.86" calcext:value-type="float">
            <text:p>7.86</text:p>
          </table:table-cell>
          <table:table-cell office:value-type="float" office:value="722.05" calcext:value-type="float">
            <text:p>722.05</text:p>
          </table:table-cell>
        </table:table-row>
        <table:table-row table:style-name="ro1">
          <table:table-cell office:value-type="float" office:value="722.05" calcext:value-type="float">
            <text:p>722.05</text:p>
          </table:table-cell>
          <table:table-cell office:value-type="float" office:value="39.82" calcext:value-type="float">
            <text:p>39.82</text:p>
          </table:table-cell>
          <table:table-cell office:value-type="float" office:value="682.23" calcext:value-type="float">
            <text:p>682.23</text:p>
          </table:table-cell>
          <table:table-cell office:value-type="float" office:value="9.45" calcext:value-type="float">
            <text:p>9.45</text:p>
          </table:table-cell>
          <table:table-cell office:value-type="float" office:value="691.68" calcext:value-type="float">
            <text:p>691.68</text:p>
          </table:table-cell>
        </table:table-row>
        <table:table-row table:style-name="ro1">
          <table:table-cell office:value-type="float" office:value="691.68" calcext:value-type="float">
            <text:p>691.68</text:p>
          </table:table-cell>
          <table:table-cell office:value-type="float" office:value="44.5" calcext:value-type="float">
            <text:p>44.5</text:p>
          </table:table-cell>
          <table:table-cell office:value-type="float" office:value="647.18" calcext:value-type="float">
            <text:p>647.18</text:p>
          </table:table-cell>
          <table:table-cell office:value-type="float" office:value="11.69" calcext:value-type="float">
            <text:p>11.69</text:p>
          </table:table-cell>
          <table:table-cell office:value-type="float" office:value="658.87" calcext:value-type="float">
            <text:p>658.87</text:p>
          </table:table-cell>
        </table:table-row>
        <table:table-row table:style-name="ro1">
          <table:table-cell office:value-type="float" office:value="658.87" calcext:value-type="float">
            <text:p>658.87</text:p>
          </table:table-cell>
          <table:table-cell office:value-type="float" office:value="43.35" calcext:value-type="float">
            <text:p>43.35</text:p>
          </table:table-cell>
          <table:table-cell office:value-type="float" office:value="615.52" calcext:value-type="float">
            <text:p>615.52</text:p>
          </table:table-cell>
          <table:table-cell office:value-type="float" office:value="9.76" calcext:value-type="float">
            <text:p>9.76</text:p>
          </table:table-cell>
          <table:table-cell office:value-type="float" office:value="625.28" calcext:value-type="float">
            <text:p>625.28</text:p>
          </table:table-cell>
        </table:table-row>
        <table:table-row table:style-name="ro1">
          <table:table-cell office:value-type="float" office:value="625.28" calcext:value-type="float">
            <text:p>625.28</text:p>
          </table:table-cell>
          <table:table-cell office:value-type="float" office:value="41.28" calcext:value-type="float">
            <text:p>41.28</text:p>
          </table:table-cell>
          <table:table-cell office:value-type="float" office:value="584" calcext:value-type="float">
            <text:p>584</text:p>
          </table:table-cell>
          <table:table-cell office:value-type="float" office:value="11.25" calcext:value-type="float">
            <text:p>11.25</text:p>
          </table:table-cell>
          <table:table-cell office:value-type="float" office:value="595.24" calcext:value-type="float">
            <text:p>595.24</text:p>
          </table:table-cell>
        </table:table-row>
        <table:table-row table:style-name="ro1">
          <table:table-cell office:value-type="float" office:value="595.24" calcext:value-type="float">
            <text:p>595.24</text:p>
          </table:table-cell>
          <table:table-cell office:value-type="float" office:value="41.91" calcext:value-type="float">
            <text:p>41.91</text:p>
          </table:table-cell>
          <table:table-cell office:value-type="float" office:value="553.33" calcext:value-type="float">
            <text:p>553.33</text:p>
          </table:table-cell>
          <table:table-cell office:value-type="float" office:value="7.8" calcext:value-type="float">
            <text:p>7.8</text:p>
          </table:table-cell>
          <table:table-cell office:value-type="float" office:value="561.13" calcext:value-type="float">
            <text:p>561.13</text:p>
          </table:table-cell>
        </table:table-row>
        <table:table-row table:style-name="ro1">
          <table:table-cell office:value-type="float" office:value="561.13" calcext:value-type="float">
            <text:p>561.13</text:p>
          </table:table-cell>
          <table:table-cell office:value-type="float" office:value="46.39" calcext:value-type="float">
            <text:p>46.39</text:p>
          </table:table-cell>
          <table:table-cell office:value-type="float" office:value="514.74" calcext:value-type="float">
            <text:p>514.74</text:p>
          </table:table-cell>
          <table:table-cell office:value-type="float" office:value="10.49" calcext:value-type="float">
            <text:p>10.49</text:p>
          </table:table-cell>
          <table:table-cell office:value-type="float" office:value="525.23" calcext:value-type="float">
            <text:p>525.23</text:p>
          </table:table-cell>
        </table:table-row>
        <table:table-row table:style-name="ro1">
          <table:table-cell office:value-type="float" office:value="525.23" calcext:value-type="float">
            <text:p>525.23</text:p>
          </table:table-cell>
          <table:table-cell office:value-type="float" office:value="46.85" calcext:value-type="float">
            <text:p>46.85</text:p>
          </table:table-cell>
          <table:table-cell office:value-type="float" office:value="478.38" calcext:value-type="float">
            <text:p>478.38</text:p>
          </table:table-cell>
          <table:table-cell office:value-type="float" office:value="9.21" calcext:value-type="float">
            <text:p>9.21</text:p>
          </table:table-cell>
          <table:table-cell office:value-type="float" office:value="487.59" calcext:value-type="float">
            <text:p>487.59</text:p>
          </table:table-cell>
        </table:table-row>
        <table:table-row table:style-name="ro1">
          <table:table-cell office:value-type="float" office:value="487.59" calcext:value-type="float">
            <text:p>487.59</text:p>
          </table:table-cell>
          <table:table-cell office:value-type="float" office:value="50.29" calcext:value-type="float">
            <text:p>50.29</text:p>
          </table:table-cell>
          <table:table-cell office:value-type="float" office:value="437.3" calcext:value-type="float">
            <text:p>437.3</text:p>
          </table:table-cell>
          <table:table-cell office:value-type="float" office:value="8.49" calcext:value-type="float">
            <text:p>8.49</text:p>
          </table:table-cell>
          <table:table-cell office:value-type="float" office:value="445.79" calcext:value-type="float">
            <text:p>445.7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.84" calcext:value-type="float">
            <text:p>40.84</text:p>
          </table:table-cell>
          <table:table-cell office:value-type="float" office:value="384.16" calcext:value-type="float">
            <text:p>384.16</text:p>
          </table:table-cell>
          <table:table-cell office:value-type="float" office:value="66.66" calcext:value-type="float">
            <text:p>66.66</text:p>
          </table:table-cell>
          <table:table-cell office:value-type="float" office:value="450.82" calcext:value-type="float">
            <text:p>450.82</text:p>
          </table:table-cell>
        </table:table-row>
        <table:table-row table:style-name="ro1">
          <table:table-cell office:value-type="float" office:value="450.82" calcext:value-type="float">
            <text:p>450.82</text:p>
          </table:table-cell>
          <table:table-cell office:value-type="float" office:value="39.35" calcext:value-type="float">
            <text:p>39.35</text:p>
          </table:table-cell>
          <table:table-cell office:value-type="float" office:value="411.47" calcext:value-type="float">
            <text:p>411.47</text:p>
          </table:table-cell>
          <table:table-cell office:value-type="float" office:value="66.09" calcext:value-type="float">
            <text:p>66.09</text:p>
          </table:table-cell>
          <table:table-cell office:value-type="float" office:value="477.56" calcext:value-type="float">
            <text:p>477.56</text:p>
          </table:table-cell>
        </table:table-row>
        <table:table-row table:style-name="ro1">
          <table:table-cell office:value-type="float" office:value="477.56" calcext:value-type="float">
            <text:p>477.56</text:p>
          </table:table-cell>
          <table:table-cell office:value-type="float" office:value="44.87" calcext:value-type="float">
            <text:p>44.87</text:p>
          </table:table-cell>
          <table:table-cell office:value-type="float" office:value="432.69" calcext:value-type="float">
            <text:p>432.69</text:p>
          </table:table-cell>
          <table:table-cell office:value-type="float" office:value="66" calcext:value-type="float">
            <text:p>66</text:p>
          </table:table-cell>
          <table:table-cell office:value-type="float" office:value="498.68" calcext:value-type="float">
            <text:p>498.68</text:p>
          </table:table-cell>
        </table:table-row>
        <table:table-row table:style-name="ro1">
          <table:table-cell office:value-type="float" office:value="498.68" calcext:value-type="float">
            <text:p>498.68</text:p>
          </table:table-cell>
          <table:table-cell office:value-type="float" office:value="42.33" calcext:value-type="float">
            <text:p>42.33</text:p>
          </table:table-cell>
          <table:table-cell office:value-type="float" office:value="456.35" calcext:value-type="float">
            <text:p>456.35</text:p>
          </table:table-cell>
          <table:table-cell office:value-type="float" office:value="62.8" calcext:value-type="float">
            <text:p>62.8</text:p>
          </table:table-cell>
          <table:table-cell office:value-type="float" office:value="519.16" calcext:value-type="float">
            <text:p>519.16</text:p>
          </table:table-cell>
        </table:table-row>
        <table:table-row table:style-name="ro1">
          <table:table-cell office:value-type="float" office:value="519.16" calcext:value-type="float">
            <text:p>519.16</text:p>
          </table:table-cell>
          <table:table-cell office:value-type="float" office:value="43.96" calcext:value-type="float">
            <text:p>43.96</text:p>
          </table:table-cell>
          <table:table-cell office:value-type="float" office:value="475.2" calcext:value-type="float">
            <text:p>475.2</text:p>
          </table:table-cell>
          <table:table-cell office:value-type="float" office:value="63.12" calcext:value-type="float">
            <text:p>63.12</text:p>
          </table:table-cell>
          <table:table-cell office:value-type="float" office:value="538.32" calcext:value-type="float">
            <text:p>538.32</text:p>
          </table:table-cell>
        </table:table-row>
        <table:table-row table:style-name="ro1">
          <table:table-cell office:value-type="float" office:value="538.32" calcext:value-type="float">
            <text:p>538.32</text:p>
          </table:table-cell>
          <table:table-cell office:value-type="float" office:value="36.28" calcext:value-type="float">
            <text:p>36.28</text:p>
          </table:table-cell>
          <table:table-cell office:value-type="float" office:value="502.04" calcext:value-type="float">
            <text:p>502.04</text:p>
          </table:table-cell>
          <table:table-cell office:value-type="float" office:value="58.64" calcext:value-type="float">
            <text:p>58.64</text:p>
          </table:table-cell>
          <table:table-cell office:value-type="float" office:value="560.68" calcext:value-type="float">
            <text:p>560.68</text:p>
          </table:table-cell>
        </table:table-row>
        <table:table-row table:style-name="ro1">
          <table:table-cell office:value-type="float" office:value="560.68" calcext:value-type="float">
            <text:p>560.68</text:p>
          </table:table-cell>
          <table:table-cell office:value-type="float" office:value="29.19" calcext:value-type="float">
            <text:p>29.19</text:p>
          </table:table-cell>
          <table:table-cell office:value-type="float" office:value="531.49" calcext:value-type="float">
            <text:p>531.49</text:p>
          </table:table-cell>
          <table:table-cell office:value-type="float" office:value="54.86" calcext:value-type="float">
            <text:p>54.86</text:p>
          </table:table-cell>
          <table:table-cell office:value-type="float" office:value="586.35" calcext:value-type="float">
            <text:p>586.35</text:p>
          </table:table-cell>
        </table:table-row>
        <table:table-row table:style-name="ro1">
          <table:table-cell office:value-type="float" office:value="586.35" calcext:value-type="float">
            <text:p>586.35</text:p>
          </table:table-cell>
          <table:table-cell office:value-type="float" office:value="28.19" calcext:value-type="float">
            <text:p>28.19</text:p>
          </table:table-cell>
          <table:table-cell office:value-type="float" office:value="558.15" calcext:value-type="float">
            <text:p>558.15</text:p>
          </table:table-cell>
          <table:table-cell office:value-type="float" office:value="49.05" calcext:value-type="float">
            <text:p>49.05</text:p>
          </table:table-cell>
          <table:table-cell office:value-type="float" office:value="607.2" calcext:value-type="float">
            <text:p>607.2</text:p>
          </table:table-cell>
        </table:table-row>
        <table:table-row table:style-name="ro1">
          <table:table-cell office:value-type="float" office:value="607.2" calcext:value-type="float">
            <text:p>607.2</text:p>
          </table:table-cell>
          <table:table-cell office:value-type="float" office:value="35.15" calcext:value-type="float">
            <text:p>35.15</text:p>
          </table:table-cell>
          <table:table-cell office:value-type="float" office:value="572.05" calcext:value-type="float">
            <text:p>572.05</text:p>
          </table:table-cell>
          <table:table-cell office:value-type="float" office:value="73.87" calcext:value-type="float">
            <text:p>73.87</text:p>
          </table:table-cell>
          <table:table-cell office:value-type="float" office:value="645.91" calcext:value-type="float">
            <text:p>645.91</text:p>
          </table:table-cell>
        </table:table-row>
        <table:table-row table:style-name="ro1">
          <table:table-cell office:value-type="float" office:value="645.91" calcext:value-type="float">
            <text:p>645.91</text:p>
          </table:table-cell>
          <table:table-cell office:value-type="float" office:value="36.22" calcext:value-type="float">
            <text:p>36.22</text:p>
          </table:table-cell>
          <table:table-cell office:value-type="float" office:value="609.69" calcext:value-type="float">
            <text:p>609.69</text:p>
          </table:table-cell>
          <table:table-cell office:value-type="float" office:value="73.9" calcext:value-type="float">
            <text:p>73.9</text:p>
          </table:table-cell>
          <table:table-cell office:value-type="float" office:value="683.59" calcext:value-type="float">
            <text:p>683.59</text:p>
          </table:table-cell>
        </table:table-row>
        <table:table-row table:style-name="ro1">
          <table:table-cell office:value-type="float" office:value="683.59" calcext:value-type="float">
            <text:p>683.59</text:p>
          </table:table-cell>
          <table:table-cell office:value-type="float" office:value="37.91" calcext:value-type="float">
            <text:p>37.91</text:p>
          </table:table-cell>
          <table:table-cell office:value-type="float" office:value="645.68" calcext:value-type="float">
            <text:p>645.68</text:p>
          </table:table-cell>
          <table:table-cell office:value-type="float" office:value="76.99" calcext:value-type="float">
            <text:p>76.99</text:p>
          </table:table-cell>
          <table:table-cell office:value-type="float" office:value="722.67" calcext:value-type="float">
            <text:p>722.67</text:p>
          </table:table-cell>
        </table:table-row>
        <table:table-row table:style-name="ro1">
          <table:table-cell office:value-type="float" office:value="722.67" calcext:value-type="float">
            <text:p>722.67</text:p>
          </table:table-cell>
          <table:table-cell office:value-type="float" office:value="40.97" calcext:value-type="float">
            <text:p>40.97</text:p>
          </table:table-cell>
          <table:table-cell office:value-type="float" office:value="681.7" calcext:value-type="float">
            <text:p>681.7</text:p>
          </table:table-cell>
          <table:table-cell office:value-type="float" office:value="78.9" calcext:value-type="float">
            <text:p>78.9</text:p>
          </table:table-cell>
          <table:table-cell office:value-type="float" office:value="760.6" calcext:value-type="float">
            <text:p>760.6</text:p>
          </table:table-cell>
        </table:table-row>
        <table:table-row table:style-name="ro1">
          <table:table-cell office:value-type="float" office:value="760.6" calcext:value-type="float">
            <text:p>760.6</text:p>
          </table:table-cell>
          <table:table-cell office:value-type="float" office:value="44.55" calcext:value-type="float">
            <text:p>44.55</text:p>
          </table:table-cell>
          <table:table-cell office:value-type="float" office:value="716.04" calcext:value-type="float">
            <text:p>716.04</text:p>
          </table:table-cell>
          <table:table-cell office:value-type="float" office:value="78.43" calcext:value-type="float">
            <text:p>78.43</text:p>
          </table:table-cell>
          <table:table-cell office:value-type="float" office:value="794.47" calcext:value-type="float">
            <text:p>794.47</text:p>
          </table:table-cell>
        </table:table-row>
        <table:table-row table:style-name="ro1">
          <table:table-cell office:value-type="float" office:value="794.47" calcext:value-type="float">
            <text:p>794.47</text:p>
          </table:table-cell>
          <table:table-cell office:value-type="float" office:value="47.42" calcext:value-type="float">
            <text:p>47.42</text:p>
          </table:table-cell>
          <table:table-cell office:value-type="float" office:value="747.06" calcext:value-type="float">
            <text:p>747.06</text:p>
          </table:table-cell>
          <table:table-cell office:value-type="float" office:value="76.86" calcext:value-type="float">
            <text:p>76.86</text:p>
          </table:table-cell>
          <table:table-cell office:value-type="float" office:value="823.92" calcext:value-type="float">
            <text:p>823.92</text:p>
          </table:table-cell>
        </table:table-row>
        <table:table-row table:style-name="ro1">
          <table:table-cell office:value-type="float" office:value="823.92" calcext:value-type="float">
            <text:p>823.92</text:p>
          </table:table-cell>
          <table:table-cell office:value-type="float" office:value="48.95" calcext:value-type="float">
            <text:p>48.95</text:p>
          </table:table-cell>
          <table:table-cell office:value-type="float" office:value="774.97" calcext:value-type="float">
            <text:p>774.97</text:p>
          </table:table-cell>
          <table:table-cell office:value-type="float" office:value="78.09" calcext:value-type="float">
            <text:p>78.09</text:p>
          </table:table-cell>
          <table:table-cell office:value-type="float" office:value="853.06" calcext:value-type="float">
            <text:p>853.06</text:p>
          </table:table-cell>
        </table:table-row>
        <table:table-row table:style-name="ro1">
          <table:table-cell office:value-type="float" office:value="853.06" calcext:value-type="float">
            <text:p>853.06</text:p>
          </table:table-cell>
          <table:table-cell office:value-type="float" office:value="51.74" calcext:value-type="float">
            <text:p>51.74</text:p>
          </table:table-cell>
          <table:table-cell office:value-type="float" office:value="801.32" calcext:value-type="float">
            <text:p>801.32</text:p>
          </table:table-cell>
          <table:table-cell office:value-type="float" office:value="77.4" calcext:value-type="float">
            <text:p>77.4</text:p>
          </table:table-cell>
          <table:table-cell office:value-type="float" office:value="878.71" calcext:value-type="float">
            <text:p>878.71</text:p>
          </table:table-cell>
        </table:table-row>
        <table:table-row table:style-name="ro1">
          <table:table-cell office:value-type="float" office:value="878.71" calcext:value-type="float">
            <text:p>878.71</text:p>
          </table:table-cell>
          <table:table-cell office:value-type="float" office:value="53.75" calcext:value-type="float">
            <text:p>53.75</text:p>
          </table:table-cell>
          <table:table-cell office:value-type="float" office:value="824.97" calcext:value-type="float">
            <text:p>824.97</text:p>
          </table:table-cell>
          <table:table-cell office:value-type="float" office:value="75.59" calcext:value-type="float">
            <text:p>75.59</text:p>
          </table:table-cell>
          <table:table-cell office:value-type="float" office:value="900.55" calcext:value-type="float">
            <text:p>900.55</text:p>
          </table:table-cell>
        </table:table-row>
        <table:table-row table:style-name="ro1">
          <table:table-cell office:value-type="float" office:value="900.55" calcext:value-type="float">
            <text:p>900.55</text:p>
          </table:table-cell>
          <table:table-cell office:value-type="float" office:value="60.39" calcext:value-type="float">
            <text:p>60.39</text:p>
          </table:table-cell>
          <table:table-cell office:value-type="float" office:value="840.17" calcext:value-type="float">
            <text:p>840.17</text:p>
          </table:table-cell>
          <table:table-cell office:value-type="float" office:value="68.17" calcext:value-type="float">
            <text:p>68.17</text:p>
          </table:table-cell>
          <table:table-cell office:value-type="float" office:value="908.34" calcext:value-type="float">
            <text:p>908.34</text:p>
          </table:table-cell>
        </table:table-row>
        <table:table-row table:style-name="ro1">
          <table:table-cell office:value-type="float" office:value="908.34" calcext:value-type="float">
            <text:p>908.34</text:p>
          </table:table-cell>
          <table:table-cell office:value-type="float" office:value="59.27" calcext:value-type="float">
            <text:p>59.27</text:p>
          </table:table-cell>
          <table:table-cell office:value-type="float" office:value="849.06" calcext:value-type="float">
            <text:p>849.06</text:p>
          </table:table-cell>
          <table:table-cell office:value-type="float" office:value="79.51" calcext:value-type="float">
            <text:p>79.51</text:p>
          </table:table-cell>
          <table:table-cell office:value-type="float" office:value="928.57" calcext:value-type="float">
            <text:p>928.57</text:p>
          </table:table-cell>
        </table:table-row>
        <table:table-row table:style-name="ro1">
          <table:table-cell office:value-type="float" office:value="928.57" calcext:value-type="float">
            <text:p>928.57</text:p>
          </table:table-cell>
          <table:table-cell office:value-type="float" office:value="59.43" calcext:value-type="float">
            <text:p>59.43</text:p>
          </table:table-cell>
          <table:table-cell office:value-type="float" office:value="869.14" calcext:value-type="float">
            <text:p>869.14</text:p>
          </table:table-cell>
          <table:table-cell office:value-type="float" office:value="61.16" calcext:value-type="float">
            <text:p>61.16</text:p>
          </table:table-cell>
          <table:table-cell office:value-type="float" office:value="930.3" calcext:value-type="float">
            <text:p>930.3</text:p>
          </table:table-cell>
        </table:table-row>
        <table:table-row table:style-name="ro1">
          <table:table-cell office:value-type="float" office:value="930.3" calcext:value-type="float">
            <text:p>930.3</text:p>
          </table:table-cell>
          <table:table-cell office:value-type="float" office:value="56.45" calcext:value-type="float">
            <text:p>56.45</text:p>
          </table:table-cell>
          <table:table-cell office:value-type="float" office:value="873.86" calcext:value-type="float">
            <text:p>873.86</text:p>
          </table:table-cell>
          <table:table-cell office:value-type="float" office:value="52.42" calcext:value-type="float">
            <text:p>52.42</text:p>
          </table:table-cell>
          <table:table-cell office:value-type="float" office:value="926.27" calcext:value-type="float">
            <text:p>926.27</text:p>
          </table:table-cell>
        </table:table-row>
        <table:table-row table:style-name="ro1">
          <table:table-cell office:value-type="float" office:value="926.27" calcext:value-type="float">
            <text:p>926.27</text:p>
          </table:table-cell>
          <table:table-cell office:value-type="float" office:value="46.22" calcext:value-type="float">
            <text:p>46.22</text:p>
          </table:table-cell>
          <table:table-cell office:value-type="float" office:value="880.05" calcext:value-type="float">
            <text:p>880.05</text:p>
          </table:table-cell>
          <table:table-cell office:value-type="float" office:value="53.12" calcext:value-type="float">
            <text:p>53.12</text:p>
          </table:table-cell>
          <table:table-cell office:value-type="float" office:value="933.17" calcext:value-type="float">
            <text:p>933.17</text:p>
          </table:table-cell>
        </table:table-row>
        <table:table-row table:style-name="ro1">
          <table:table-cell office:value-type="float" office:value="933.17" calcext:value-type="float">
            <text:p>933.17</text:p>
          </table:table-cell>
          <table:table-cell office:value-type="float" office:value="48.71" calcext:value-type="float">
            <text:p>48.71</text:p>
          </table:table-cell>
          <table:table-cell office:value-type="float" office:value="884.45" calcext:value-type="float">
            <text:p>884.45</text:p>
          </table:table-cell>
          <table:table-cell office:value-type="float" office:value="75.42" calcext:value-type="float">
            <text:p>75.42</text:p>
          </table:table-cell>
          <table:table-cell office:value-type="float" office:value="959.87" calcext:value-type="float">
            <text:p>959.87</text:p>
          </table:table-cell>
        </table:table-row>
        <table:table-row table:style-name="ro1">
          <table:table-cell office:value-type="float" office:value="959.87" calcext:value-type="float">
            <text:p>959.87</text:p>
          </table:table-cell>
          <table:table-cell office:value-type="float" office:value="45.01" calcext:value-type="float">
            <text:p>45.01</text:p>
          </table:table-cell>
          <table:table-cell office:value-type="float" office:value="914.86" calcext:value-type="float">
            <text:p>914.86</text:p>
          </table:table-cell>
          <table:table-cell office:value-type="float" office:value="87.77" calcext:value-type="float">
            <text:p>87.77</text:p>
          </table:table-cell>
          <table:table-cell office:value-type="float" office:value="1002.63" calcext:value-type="float">
            <text:p>1002.63</text:p>
          </table:table-cell>
        </table:table-row>
        <table:table-row table:style-name="ro1">
          <table:table-cell office:value-type="float" office:value="1002.63" calcext:value-type="float">
            <text:p>1002.63</text:p>
          </table:table-cell>
          <table:table-cell office:value-type="float" office:value="48.37" calcext:value-type="float">
            <text:p>48.37</text:p>
          </table:table-cell>
          <table:table-cell office:value-type="float" office:value="954.26" calcext:value-type="float">
            <text:p>954.26</text:p>
          </table:table-cell>
          <table:table-cell office:value-type="float" office:value="86.67" calcext:value-type="float">
            <text:p>86.67</text:p>
          </table:table-cell>
          <table:table-cell office:value-type="float" office:value="1040.93" calcext:value-type="float">
            <text:p>1040.93</text:p>
          </table:table-cell>
        </table:table-row>
        <table:table-row table:style-name="ro1">
          <table:table-cell office:value-type="float" office:value="1040.93" calcext:value-type="float">
            <text:p>1040.93</text:p>
          </table:table-cell>
          <table:table-cell office:value-type="float" office:value="44.67" calcext:value-type="float">
            <text:p>44.67</text:p>
          </table:table-cell>
          <table:table-cell office:value-type="float" office:value="996.26" calcext:value-type="float">
            <text:p>996.26</text:p>
          </table:table-cell>
          <table:table-cell office:value-type="float" office:value="58.5" calcext:value-type="float">
            <text:p>58.5</text:p>
          </table:table-cell>
          <table:table-cell office:value-type="float" office:value="1054.76" calcext:value-type="float">
            <text:p>1054.76</text:p>
          </table:table-cell>
        </table:table-row>
        <table:table-row table:style-name="ro1">
          <table:table-cell office:value-type="float" office:value="1054.76" calcext:value-type="float">
            <text:p>1054.76</text:p>
          </table:table-cell>
          <table:table-cell office:value-type="float" office:value="49.69" calcext:value-type="float">
            <text:p>49.69</text:p>
          </table:table-cell>
          <table:table-cell office:value-type="float" office:value="1005.07" calcext:value-type="float">
            <text:p>1005.07</text:p>
          </table:table-cell>
          <table:table-cell office:value-type="float" office:value="90" calcext:value-type="float">
            <text:p>90</text:p>
          </table:table-cell>
          <table:table-cell office:value-type="float" office:value="1095.07" calcext:value-type="float">
            <text:p>1095.07</text:p>
          </table:table-cell>
        </table:table-row>
        <table:table-row table:style-name="ro1">
          <table:table-cell office:value-type="float" office:value="1095.07" calcext:value-type="float">
            <text:p>1095.07</text:p>
          </table:table-cell>
          <table:table-cell office:value-type="float" office:value="57.04" calcext:value-type="float">
            <text:p>57.04</text:p>
          </table:table-cell>
          <table:table-cell office:value-type="float" office:value="1038.03" calcext:value-type="float">
            <text:p>1038.03</text:p>
          </table:table-cell>
          <table:table-cell office:value-type="float" office:value="91.42" calcext:value-type="float">
            <text:p>91.42</text:p>
          </table:table-cell>
          <table:table-cell office:value-type="float" office:value="1129.45" calcext:value-type="float">
            <text:p>1129.45</text:p>
          </table:table-cell>
        </table:table-row>
        <table:table-row table:style-name="ro1">
          <table:table-cell office:value-type="float" office:value="1129.45" calcext:value-type="float">
            <text:p>1129.45</text:p>
          </table:table-cell>
          <table:table-cell office:value-type="float" office:value="56.84" calcext:value-type="float">
            <text:p>56.84</text:p>
          </table:table-cell>
          <table:table-cell office:value-type="float" office:value="1072.62" calcext:value-type="float">
            <text:p>1072.62</text:p>
          </table:table-cell>
          <table:table-cell office:value-type="float" office:value="62.19" calcext:value-type="float">
            <text:p>62.19</text:p>
          </table:table-cell>
          <table:table-cell office:value-type="float" office:value="1134.81" calcext:value-type="float">
            <text:p>1134.81</text:p>
          </table:table-cell>
        </table:table-row>
        <table:table-row table:style-name="ro1">
          <table:table-cell office:value-type="float" office:value="1134.81" calcext:value-type="float">
            <text:p>1134.81</text:p>
          </table:table-cell>
          <table:table-cell office:value-type="float" office:value="55.11" calcext:value-type="float">
            <text:p>55.11</text:p>
          </table:table-cell>
          <table:table-cell office:value-type="float" office:value="1079.69" calcext:value-type="float">
            <text:p>1079.69</text:p>
          </table:table-cell>
          <table:table-cell office:value-type="float" office:value="98.47" calcext:value-type="float">
            <text:p>98.47</text:p>
          </table:table-cell>
          <table:table-cell office:value-type="float" office:value="1178.17" calcext:value-type="float">
            <text:p>1178.17</text:p>
          </table:table-cell>
        </table:table-row>
        <table:table-row table:style-name="ro1">
          <table:table-cell office:value-type="float" office:value="1178.17" calcext:value-type="float">
            <text:p>1178.17</text:p>
          </table:table-cell>
          <table:table-cell office:value-type="float" office:value="48.06" calcext:value-type="float">
            <text:p>48.06</text:p>
          </table:table-cell>
          <table:table-cell office:value-type="float" office:value="1130.1" calcext:value-type="float">
            <text:p>1130.1</text:p>
          </table:table-cell>
          <table:table-cell office:value-type="float" office:value="107.04" calcext:value-type="float">
            <text:p>107.04</text:p>
          </table:table-cell>
          <table:table-cell office:value-type="float" office:value="1237.14" calcext:value-type="float">
            <text:p>1237.14</text:p>
          </table:table-cell>
        </table:table-row>
        <table:table-row table:style-name="ro1">
          <table:table-cell office:value-type="float" office:value="1237.14" calcext:value-type="float">
            <text:p>1237.14</text:p>
          </table:table-cell>
          <table:table-cell office:value-type="float" office:value="53.73" calcext:value-type="float">
            <text:p>53.73</text:p>
          </table:table-cell>
          <table:table-cell office:value-type="float" office:value="1183.42" calcext:value-type="float">
            <text:p>1183.42</text:p>
          </table:table-cell>
          <table:table-cell office:value-type="float" office:value="75.19" calcext:value-type="float">
            <text:p>75.19</text:p>
          </table:table-cell>
          <table:table-cell office:value-type="float" office:value="1258.61" calcext:value-type="float">
            <text:p>1258.61</text:p>
          </table:table-cell>
        </table:table-row>
        <table:table-row table:style-name="ro1">
          <table:table-cell office:value-type="float" office:value="1258.61" calcext:value-type="float">
            <text:p>1258.61</text:p>
          </table:table-cell>
          <table:table-cell office:value-type="float" office:value="61.31" calcext:value-type="float">
            <text:p>61.31</text:p>
          </table:table-cell>
          <table:table-cell office:value-type="float" office:value="1197.3" calcext:value-type="float">
            <text:p>1197.3</text:p>
          </table:table-cell>
          <table:table-cell office:value-type="float" office:value="111.05" calcext:value-type="float">
            <text:p>111.05</text:p>
          </table:table-cell>
          <table:table-cell office:value-type="float" office:value="1308.35" calcext:value-type="float">
            <text:p>1308.35</text:p>
          </table:table-cell>
        </table:table-row>
        <table:table-row table:style-name="ro1">
          <table:table-cell office:value-type="float" office:value="1308.35" calcext:value-type="float">
            <text:p>1308.35</text:p>
          </table:table-cell>
          <table:table-cell office:value-type="float" office:value="70.12" calcext:value-type="float">
            <text:p>70.12</text:p>
          </table:table-cell>
          <table:table-cell office:value-type="float" office:value="1238.23" calcext:value-type="float">
            <text:p>1238.23</text:p>
          </table:table-cell>
          <table:table-cell office:value-type="float" office:value="111.23" calcext:value-type="float">
            <text:p>111.23</text:p>
          </table:table-cell>
          <table:table-cell office:value-type="float" office:value="1349.45" calcext:value-type="float">
            <text:p>1349.45</text:p>
          </table:table-cell>
        </table:table-row>
        <table:table-row table:style-name="ro1">
          <table:table-cell office:value-type="float" office:value="1349.45" calcext:value-type="float">
            <text:p>1349.45</text:p>
          </table:table-cell>
          <table:table-cell office:value-type="float" office:value="69.35" calcext:value-type="float">
            <text:p>69.35</text:p>
          </table:table-cell>
          <table:table-cell office:value-type="float" office:value="1280.11" calcext:value-type="float">
            <text:p>1280.11</text:p>
          </table:table-cell>
          <table:table-cell office:value-type="float" office:value="80.05" calcext:value-type="float">
            <text:p>80.05</text:p>
          </table:table-cell>
          <table:table-cell office:value-type="float" office:value="1360.16" calcext:value-type="float">
            <text:p>1360.16</text:p>
          </table:table-cell>
        </table:table-row>
        <table:table-row table:style-name="ro1">
          <table:table-cell office:value-type="float" office:value="1360.16" calcext:value-type="float">
            <text:p>1360.16</text:p>
          </table:table-cell>
          <table:table-cell office:value-type="float" office:value="67.31" calcext:value-type="float">
            <text:p>67.31</text:p>
          </table:table-cell>
          <table:table-cell office:value-type="float" office:value="1292.85" calcext:value-type="float">
            <text:p>1292.85</text:p>
          </table:table-cell>
          <table:table-cell office:value-type="float" office:value="108.18" calcext:value-type="float">
            <text:p>108.18</text:p>
          </table:table-cell>
          <table:table-cell office:value-type="float" office:value="1401.03" calcext:value-type="float">
            <text:p>1401.03</text:p>
          </table:table-cell>
        </table:table-row>
        <table:table-row table:style-name="ro1">
          <table:table-cell office:value-type="float" office:value="1401.03" calcext:value-type="float">
            <text:p>1401.03</text:p>
          </table:table-cell>
          <table:table-cell office:value-type="float" office:value="78.88" calcext:value-type="float">
            <text:p>78.88</text:p>
          </table:table-cell>
          <table:table-cell office:value-type="float" office:value="1322.15" calcext:value-type="float">
            <text:p>1322.15</text:p>
          </table:table-cell>
          <table:table-cell office:value-type="float" office:value="110.27" calcext:value-type="float">
            <text:p>110.27</text:p>
          </table:table-cell>
          <table:table-cell office:value-type="float" office:value="1432.42" calcext:value-type="float">
            <text:p>1432.42</text:p>
          </table:table-cell>
        </table:table-row>
        <table:table-row table:style-name="ro1">
          <table:table-cell office:value-type="float" office:value="1432.42" calcext:value-type="float">
            <text:p>1432.42</text:p>
          </table:table-cell>
          <table:table-cell office:value-type="float" office:value="70.84" calcext:value-type="float">
            <text:p>70.84</text:p>
          </table:table-cell>
          <table:table-cell office:value-type="float" office:value="1361.58" calcext:value-type="float">
            <text:p>1361.58</text:p>
          </table:table-cell>
          <table:table-cell office:value-type="float" office:value="103.51" calcext:value-type="float">
            <text:p>103.51</text:p>
          </table:table-cell>
          <table:table-cell office:value-type="float" office:value="1465.09" calcext:value-type="float">
            <text:p>1465.09</text:p>
          </table:table-cell>
        </table:table-row>
        <table:table-row table:style-name="ro1">
          <table:table-cell office:value-type="float" office:value="1465.09" calcext:value-type="float">
            <text:p>1465.09</text:p>
          </table:table-cell>
          <table:table-cell office:value-type="float" office:value="70.03" calcext:value-type="float">
            <text:p>70.03</text:p>
          </table:table-cell>
          <table:table-cell office:value-type="float" office:value="1395.06" calcext:value-type="float">
            <text:p>1395.06</text:p>
          </table:table-cell>
          <table:table-cell office:value-type="float" office:value="110.68" calcext:value-type="float">
            <text:p>110.68</text:p>
          </table:table-cell>
          <table:table-cell office:value-type="float" office:value="1505.73" calcext:value-type="float">
            <text:p>1505.73</text:p>
          </table:table-cell>
        </table:table-row>
        <table:table-row table:style-name="ro1">
          <table:table-cell office:value-type="float" office:value="1505.73" calcext:value-type="float">
            <text:p>1505.73</text:p>
          </table:table-cell>
          <table:table-cell office:value-type="float" office:value="71.04" calcext:value-type="float">
            <text:p>71.04</text:p>
          </table:table-cell>
          <table:table-cell office:value-type="float" office:value="1434.69" calcext:value-type="float">
            <text:p>1434.69</text:p>
          </table:table-cell>
          <table:table-cell office:value-type="float" office:value="117.76" calcext:value-type="float">
            <text:p>117.76</text:p>
          </table:table-cell>
          <table:table-cell office:value-type="float" office:value="1552.45" calcext:value-type="float">
            <text:p>1552.45</text:p>
          </table:table-cell>
        </table:table-row>
        <table:table-row table:style-name="ro1">
          <table:table-cell office:value-type="float" office:value="1552.45" calcext:value-type="float">
            <text:p>1552.45</text:p>
          </table:table-cell>
          <table:table-cell office:value-type="float" office:value="75.83" calcext:value-type="float">
            <text:p>75.83</text:p>
          </table:table-cell>
          <table:table-cell office:value-type="float" office:value="1476.62" calcext:value-type="float">
            <text:p>1476.62</text:p>
          </table:table-cell>
          <table:table-cell office:value-type="float" office:value="133.94" calcext:value-type="float">
            <text:p>133.94</text:p>
          </table:table-cell>
          <table:table-cell office:value-type="float" office:value="1610.56" calcext:value-type="float">
            <text:p>1610.56</text:p>
          </table:table-cell>
        </table:table-row>
        <table:table-row table:style-name="ro1">
          <table:table-cell office:value-type="float" office:value="1610.56" calcext:value-type="float">
            <text:p>1610.56</text:p>
          </table:table-cell>
          <table:table-cell office:value-type="float" office:value="74.66" calcext:value-type="float">
            <text:p>74.66</text:p>
          </table:table-cell>
          <table:table-cell office:value-type="float" office:value="1535.9" calcext:value-type="float">
            <text:p>1535.9</text:p>
          </table:table-cell>
          <table:table-cell office:value-type="float" office:value="112.11" calcext:value-type="float">
            <text:p>112.11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81.73" calcext:value-type="float">
            <text:p>81.73</text:p>
          </table:table-cell>
          <table:table-cell office:value-type="float" office:value="1566.28" calcext:value-type="float">
            <text:p>1566.28</text:p>
          </table:table-cell>
          <table:table-cell office:value-type="float" office:value="115.22" calcext:value-type="float">
            <text:p>115.22</text:p>
          </table:table-cell>
          <table:table-cell office:value-type="float" office:value="1681.5" calcext:value-type="float">
            <text:p>1681.5</text:p>
          </table:table-cell>
        </table:table-row>
        <table:table-row table:style-name="ro1">
          <table:table-cell office:value-type="float" office:value="1681.5" calcext:value-type="float">
            <text:p>1681.5</text:p>
          </table:table-cell>
          <table:table-cell office:value-type="float" office:value="73.08" calcext:value-type="float">
            <text:p>73.08</text:p>
          </table:table-cell>
          <table:table-cell office:value-type="float" office:value="1608.42" calcext:value-type="float">
            <text:p>1608.42</text:p>
          </table:table-cell>
          <table:table-cell office:value-type="float" office:value="55.55" calcext:value-type="float">
            <text:p>55.55</text:p>
          </table:table-cell>
          <table:table-cell office:value-type="float" office:value="1663.97" calcext:value-type="float">
            <text:p>1663.97</text:p>
          </table:table-cell>
        </table:table-row>
        <table:table-row table:style-name="ro1">
          <table:table-cell office:value-type="float" office:value="1663.97" calcext:value-type="float">
            <text:p>1663.97</text:p>
          </table:table-cell>
          <table:table-cell office:value-type="float" office:value="70.86" calcext:value-type="float">
            <text:p>70.86</text:p>
          </table:table-cell>
          <table:table-cell office:value-type="float" office:value="1593.11" calcext:value-type="float">
            <text:p>1593.11</text:p>
          </table:table-cell>
          <table:table-cell office:value-type="float" office:value="110.38" calcext:value-type="float">
            <text:p>110.38</text:p>
          </table:table-cell>
          <table:table-cell office:value-type="float" office:value="1703.49" calcext:value-type="float">
            <text:p>1703.49</text:p>
          </table:table-cell>
        </table:table-row>
        <table:table-row table:style-name="ro1">
          <table:table-cell office:value-type="float" office:value="1703.49" calcext:value-type="float">
            <text:p>1703.49</text:p>
          </table:table-cell>
          <table:table-cell office:value-type="float" office:value="77.26" calcext:value-type="float">
            <text:p>77.26</text:p>
          </table:table-cell>
          <table:table-cell office:value-type="float" office:value="1626.23" calcext:value-type="float">
            <text:p>1626.23</text:p>
          </table:table-cell>
          <table:table-cell office:value-type="float" office:value="63.59" calcext:value-type="float">
            <text:p>63.59</text:p>
          </table:table-cell>
          <table:table-cell office:value-type="float" office:value="1689.82" calcext:value-type="float">
            <text:p>1689.82</text:p>
          </table:table-cell>
        </table:table-row>
        <table:table-row table:style-name="ro1">
          <table:table-cell office:value-type="float" office:value="1689.82" calcext:value-type="float">
            <text:p>1689.82</text:p>
          </table:table-cell>
          <table:table-cell office:value-type="float" office:value="89.72" calcext:value-type="float">
            <text:p>89.72</text:p>
          </table:table-cell>
          <table:table-cell office:value-type="float" office:value="1600.1" calcext:value-type="float">
            <text:p>1600.1</text:p>
          </table:table-cell>
          <table:table-cell office:value-type="float" office:value="104.34" calcext:value-type="float">
            <text:p>104.34</text:p>
          </table:table-cell>
          <table:table-cell office:value-type="float" office:value="1704.44" calcext:value-type="float">
            <text:p>1704.44</text:p>
          </table:table-cell>
        </table:table-row>
        <table:table-row table:style-name="ro1">
          <table:table-cell office:value-type="float" office:value="1704.44" calcext:value-type="float">
            <text:p>1704.44</text:p>
          </table:table-cell>
          <table:table-cell office:value-type="float" office:value="81.57" calcext:value-type="float">
            <text:p>81.57</text:p>
          </table:table-cell>
          <table:table-cell office:value-type="float" office:value="1622.87" calcext:value-type="float">
            <text:p>1622.87</text:p>
          </table:table-cell>
          <table:table-cell office:value-type="float" office:value="34.36" calcext:value-type="float">
            <text:p>34.36</text:p>
          </table:table-cell>
          <table:table-cell office:value-type="float" office:value="1657.23" calcext:value-type="float">
            <text:p>1657.23</text:p>
          </table:table-cell>
        </table:table-row>
        <table:table-row table:style-name="ro1">
          <table:table-cell office:value-type="float" office:value="1657.23" calcext:value-type="float">
            <text:p>1657.23</text:p>
          </table:table-cell>
          <table:table-cell office:value-type="float" office:value="87.55" calcext:value-type="float">
            <text:p>87.55</text:p>
          </table:table-cell>
          <table:table-cell office:value-type="float" office:value="1569.68" calcext:value-type="float">
            <text:p>1569.68</text:p>
          </table:table-cell>
          <table:table-cell office:value-type="float" office:value="87.19" calcext:value-type="float">
            <text:p>87.19</text:p>
          </table:table-cell>
          <table:table-cell office:value-type="float" office:value="1656.87" calcext:value-type="float">
            <text:p>1656.87</text:p>
          </table:table-cell>
        </table:table-row>
        <table:table-row table:style-name="ro1">
          <table:table-cell office:value-type="float" office:value="1656.87" calcext:value-type="float">
            <text:p>1656.87</text:p>
          </table:table-cell>
          <table:table-cell office:value-type="float" office:value="104.03" calcext:value-type="float">
            <text:p>104.03</text:p>
          </table:table-cell>
          <table:table-cell office:value-type="float" office:value="1552.84" calcext:value-type="float">
            <text:p>1552.84</text:p>
          </table:table-cell>
          <table:table-cell office:value-type="float" office:value="128.65" calcext:value-type="float">
            <text:p>128.65</text:p>
          </table:table-cell>
          <table:table-cell office:value-type="float" office:value="1681.49" calcext:value-type="float">
            <text:p>1681.49</text:p>
          </table:table-cell>
        </table:table-row>
        <table:table-row table:style-name="ro1">
          <table:table-cell office:value-type="float" office:value="1681.49" calcext:value-type="float">
            <text:p>1681.49</text:p>
          </table:table-cell>
          <table:table-cell office:value-type="float" office:value="114.76" calcext:value-type="float">
            <text:p>114.76</text:p>
          </table:table-cell>
          <table:table-cell office:value-type="float" office:value="1566.73" calcext:value-type="float">
            <text:p>1566.73</text:p>
          </table:table-cell>
          <table:table-cell office:value-type="float" office:value="126.16" calcext:value-type="float">
            <text:p>126.16</text:p>
          </table:table-cell>
          <table:table-cell office:value-type="float" office:value="1692.89" calcext:value-type="float">
            <text:p>1692.89</text:p>
          </table:table-cell>
        </table:table-row>
        <table:table-row table:style-name="ro1">
          <table:table-cell office:value-type="float" office:value="1692.89" calcext:value-type="float">
            <text:p>1692.89</text:p>
          </table:table-cell>
          <table:table-cell office:value-type="float" office:value="115.89" calcext:value-type="float">
            <text:p>115.89</text:p>
          </table:table-cell>
          <table:table-cell office:value-type="float" office:value="1577" calcext:value-type="float">
            <text:p>1577</text:p>
          </table:table-cell>
          <table:table-cell office:value-type="float" office:value="122.63" calcext:value-type="float">
            <text:p>122.63</text:p>
          </table:table-cell>
          <table:table-cell office:value-type="float" office:value="1699.63" calcext:value-type="float">
            <text:p>1699.63</text:p>
          </table:table-cell>
        </table:table-row>
        <table:table-row table:style-name="ro1">
          <table:table-cell office:value-type="float" office:value="1699.63" calcext:value-type="float">
            <text:p>1699.63</text:p>
          </table:table-cell>
          <table:table-cell office:value-type="float" office:value="112.72" calcext:value-type="float">
            <text:p>112.72</text:p>
          </table:table-cell>
          <table:table-cell office:value-type="float" office:value="1586.92" calcext:value-type="float">
            <text:p>1586.92</text:p>
          </table:table-cell>
          <table:table-cell office:value-type="float" office:value="119.05" calcext:value-type="float">
            <text:p>119.05</text:p>
          </table:table-cell>
          <table:table-cell office:value-type="float" office:value="1705.96" calcext:value-type="float">
            <text:p>1705.96</text:p>
          </table:table-cell>
        </table:table-row>
        <table:table-row table:style-name="ro1">
          <table:table-cell office:value-type="float" office:value="1705.96" calcext:value-type="float">
            <text:p>1705.96</text:p>
          </table:table-cell>
          <table:table-cell office:value-type="float" office:value="114.64" calcext:value-type="float">
            <text:p>114.64</text:p>
          </table:table-cell>
          <table:table-cell office:value-type="float" office:value="1591.32" calcext:value-type="float">
            <text:p>1591.32</text:p>
          </table:table-cell>
          <table:table-cell office:value-type="float" office:value="116.37" calcext:value-type="float">
            <text:p>116.37</text:p>
          </table:table-cell>
          <table:table-cell office:value-type="float" office:value="1707.69" calcext:value-type="float">
            <text:p>1707.69</text:p>
          </table:table-cell>
        </table:table-row>
        <table:table-row table:style-name="ro1">
          <table:table-cell office:value-type="float" office:value="1707.69" calcext:value-type="float">
            <text:p>1707.69</text:p>
          </table:table-cell>
          <table:table-cell office:value-type="float" office:value="125.99" calcext:value-type="float">
            <text:p>125.99</text:p>
          </table:table-cell>
          <table:table-cell office:value-type="float" office:value="1581.7" calcext:value-type="float">
            <text:p>1581.7</text:p>
          </table:table-cell>
          <table:table-cell office:value-type="float" office:value="106.96" calcext:value-type="float">
            <text:p>106.96</text:p>
          </table:table-cell>
          <table:table-cell office:value-type="float" office:value="1688.66" calcext:value-type="float">
            <text:p>1688.66</text:p>
          </table:table-cell>
        </table:table-row>
        <table:table-row table:style-name="ro1">
          <table:table-cell office:value-type="float" office:value="1688.66" calcext:value-type="float">
            <text:p>1688.66</text:p>
          </table:table-cell>
          <table:table-cell office:value-type="float" office:value="114.2" calcext:value-type="float">
            <text:p>114.2</text:p>
          </table:table-cell>
          <table:table-cell office:value-type="float" office:value="1574.46" calcext:value-type="float">
            <text:p>1574.46</text:p>
          </table:table-cell>
          <table:table-cell office:value-type="float" office:value="93.75" calcext:value-type="float">
            <text:p>93.75</text:p>
          </table:table-cell>
          <table:table-cell office:value-type="float" office:value="1668.21" calcext:value-type="float">
            <text:p>1668.21</text:p>
          </table:table-cell>
        </table:table-row>
        <table:table-row table:style-name="ro1">
          <table:table-cell office:value-type="float" office:value="1668.21" calcext:value-type="float">
            <text:p>1668.21</text:p>
          </table:table-cell>
          <table:table-cell office:value-type="float" office:value="102.17" calcext:value-type="float">
            <text:p>102.17</text:p>
          </table:table-cell>
          <table:table-cell office:value-type="float" office:value="1566.04" calcext:value-type="float">
            <text:p>1566.0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675.31" calcext:value-type="float">
            <text:p>1675.31</text:p>
          </table:table-cell>
        </table:table-row>
        <table:table-row table:style-name="ro1">
          <table:table-cell office:value-type="float" office:value="1675.31" calcext:value-type="float">
            <text:p>1675.31</text:p>
          </table:table-cell>
          <table:table-cell office:value-type="float" office:value="108.29" calcext:value-type="float">
            <text:p>108.29</text:p>
          </table:table-cell>
          <table:table-cell office:value-type="float" office:value="1567.01" calcext:value-type="float">
            <text:p>1567.01</text:p>
          </table:table-cell>
          <table:table-cell office:value-type="float" office:value="114.96" calcext:value-type="float">
            <text:p>114.96</text:p>
          </table:table-cell>
          <table:table-cell office:value-type="float" office:value="1681.98" calcext:value-type="float">
            <text:p>1681.98</text:p>
          </table:table-cell>
        </table:table-row>
        <table:table-row table:style-name="ro1">
          <table:table-cell office:value-type="float" office:value="1681.98" calcext:value-type="float">
            <text:p>1681.98</text:p>
          </table:table-cell>
          <table:table-cell office:value-type="float" office:value="99.66" calcext:value-type="float">
            <text:p>99.66</text:p>
          </table:table-cell>
          <table:table-cell office:value-type="float" office:value="1582.32" calcext:value-type="float">
            <text:p>1582.32</text:p>
          </table:table-cell>
          <table:table-cell office:value-type="float" office:value="72.96" calcext:value-type="float">
            <text:p>72.96</text:p>
          </table:table-cell>
          <table:table-cell office:value-type="float" office:value="1655.28" calcext:value-type="float">
            <text:p>1655.28</text:p>
          </table:table-cell>
        </table:table-row>
        <table:table-row table:style-name="ro1">
          <table:table-cell office:value-type="float" office:value="1655.28" calcext:value-type="float">
            <text:p>1655.28</text:p>
          </table:table-cell>
          <table:table-cell office:value-type="float" office:value="103.97" calcext:value-type="float">
            <text:p>103.97</text:p>
          </table:table-cell>
          <table:table-cell office:value-type="float" office:value="1551.31" calcext:value-type="float">
            <text:p>1551.31</text:p>
          </table:table-cell>
          <table:table-cell office:value-type="float" office:value="110.1" calcext:value-type="float">
            <text:p>110.1</text:p>
          </table:table-cell>
          <table:table-cell office:value-type="float" office:value="1661.41" calcext:value-type="float">
            <text:p>1661.41</text:p>
          </table:table-cell>
        </table:table-row>
        <table:table-row table:style-name="ro1">
          <table:table-cell office:value-type="float" office:value="1661.41" calcext:value-type="float">
            <text:p>1661.41</text:p>
          </table:table-cell>
          <table:table-cell office:value-type="float" office:value="102.89" calcext:value-type="float">
            <text:p>102.89</text:p>
          </table:table-cell>
          <table:table-cell office:value-type="float" office:value="1558.52" calcext:value-type="float">
            <text:p>1558.52</text:p>
          </table:table-cell>
          <table:table-cell office:value-type="float" office:value="95.08" calcext:value-type="float">
            <text:p>95.08</text:p>
          </table:table-cell>
          <table:table-cell office:value-type="float" office:value="1653.6" calcext:value-type="float">
            <text:p>1653.6</text:p>
          </table:table-cell>
        </table:table-row>
        <table:table-row table:style-name="ro1">
          <table:table-cell office:value-type="float" office:value="1653.6" calcext:value-type="float">
            <text:p>1653.6</text:p>
          </table:table-cell>
          <table:table-cell office:value-type="float" office:value="104.52" calcext:value-type="float">
            <text:p>104.52</text:p>
          </table:table-cell>
          <table:table-cell office:value-type="float" office:value="1549.08" calcext:value-type="float">
            <text:p>1549.08</text:p>
          </table:table-cell>
          <table:table-cell office:value-type="float" office:value="81.24" calcext:value-type="float">
            <text:p>81.24</text:p>
          </table:table-cell>
          <table:table-cell office:value-type="float" office:value="1630.31" calcext:value-type="float">
            <text:p>1630.31</text:p>
          </table:table-cell>
        </table:table-row>
        <table:table-row table:style-name="ro1">
          <table:table-cell office:value-type="float" office:value="1630.31" calcext:value-type="float">
            <text:p>1630.31</text:p>
          </table:table-cell>
          <table:table-cell office:value-type="float" office:value="86.62" calcext:value-type="float">
            <text:p>86.62</text:p>
          </table:table-cell>
          <table:table-cell office:value-type="float" office:value="1543.69" calcext:value-type="float">
            <text:p>1543.69</text:p>
          </table:table-cell>
          <table:table-cell office:value-type="float" office:value="88.56" calcext:value-type="float">
            <text:p>88.56</text:p>
          </table:table-cell>
          <table:table-cell office:value-type="float" office:value="1632.25" calcext:value-type="float">
            <text:p>1632.25</text:p>
          </table:table-cell>
        </table:table-row>
        <table:table-row table:style-name="ro1">
          <table:table-cell office:value-type="float" office:value="1632.25" calcext:value-type="float">
            <text:p>1632.25</text:p>
          </table:table-cell>
          <table:table-cell office:value-type="float" office:value="87.43" calcext:value-type="float">
            <text:p>87.43</text:p>
          </table:table-cell>
          <table:table-cell office:value-type="float" office:value="1544.82" calcext:value-type="float">
            <text:p>1544.82</text:p>
          </table:table-cell>
          <table:table-cell office:value-type="float" office:value="106.45" calcext:value-type="float">
            <text:p>106.45</text:p>
          </table:table-cell>
          <table:table-cell office:value-type="float" office:value="1651.27" calcext:value-type="float">
            <text:p>1651.27</text:p>
          </table:table-cell>
        </table:table-row>
        <table:table-row table:style-name="ro1">
          <table:table-cell office:value-type="float" office:value="1651.27" calcext:value-type="float">
            <text:p>1651.27</text:p>
          </table:table-cell>
          <table:table-cell office:value-type="float" office:value="96.66" calcext:value-type="float">
            <text:p>96.66</text:p>
          </table:table-cell>
          <table:table-cell office:value-type="float" office:value="1554.62" calcext:value-type="float">
            <text:p>1554.62</text:p>
          </table:table-cell>
          <table:table-cell office:value-type="float" office:value="81.87" calcext:value-type="float">
            <text:p>81.87</text:p>
          </table:table-cell>
          <table:table-cell office:value-type="float" office:value="1636.48" calcext:value-type="float">
            <text:p>1636.48</text:p>
          </table:table-cell>
        </table:table-row>
        <table:table-row table:style-name="ro1">
          <table:table-cell office:value-type="float" office:value="1636.48" calcext:value-type="float">
            <text:p>1636.48</text:p>
          </table:table-cell>
          <table:table-cell office:value-type="float" office:value="86.58" calcext:value-type="float">
            <text:p>86.58</text:p>
          </table:table-cell>
          <table:table-cell office:value-type="float" office:value="1549.9" calcext:value-type="float">
            <text:p>1549.9</text:p>
          </table:table-cell>
          <table:table-cell office:value-type="float" office:value="60.95" calcext:value-type="float">
            <text:p>60.95</text:p>
          </table:table-cell>
          <table:table-cell office:value-type="float" office:value="1610.86" calcext:value-type="float">
            <text:p>1610.86</text:p>
          </table:table-cell>
        </table:table-row>
        <table:table-row table:style-name="ro1">
          <table:table-cell office:value-type="float" office:value="1610.86" calcext:value-type="float">
            <text:p>1610.86</text:p>
          </table:table-cell>
          <table:table-cell office:value-type="float" office:value="89.85" calcext:value-type="float">
            <text:p>89.85</text:p>
          </table:table-cell>
          <table:table-cell office:value-type="float" office:value="1521.01" calcext:value-type="float">
            <text:p>1521.01</text:p>
          </table:table-cell>
          <table:table-cell office:value-type="float" office:value="89.96" calcext:value-type="float">
            <text:p>89.96</text:p>
          </table:table-cell>
          <table:table-cell office:value-type="float" office:value="1610.97" calcext:value-type="float">
            <text:p>1610.97</text:p>
          </table:table-cell>
        </table:table-row>
        <table:table-row table:style-name="ro1">
          <table:table-cell office:value-type="float" office:value="1610.97" calcext:value-type="float">
            <text:p>1610.97</text:p>
          </table:table-cell>
          <table:table-cell office:value-type="float" office:value="100.59" calcext:value-type="float">
            <text:p>100.59</text:p>
          </table:table-cell>
          <table:table-cell office:value-type="float" office:value="1510.38" calcext:value-type="float">
            <text:p>1510.38</text:p>
          </table:table-cell>
          <table:table-cell office:value-type="float" office:value="109.64" calcext:value-type="float">
            <text:p>109.64</text:p>
          </table:table-cell>
          <table:table-cell office:value-type="float" office:value="1620.02" calcext:value-type="float">
            <text:p>1620.02</text:p>
          </table:table-cell>
        </table:table-row>
        <table:table-row table:style-name="ro1">
          <table:table-cell office:value-type="float" office:value="1620.02" calcext:value-type="float">
            <text:p>1620.02</text:p>
          </table:table-cell>
          <table:table-cell office:value-type="float" office:value="102.48" calcext:value-type="float">
            <text:p>102.48</text:p>
          </table:table-cell>
          <table:table-cell office:value-type="float" office:value="1517.54" calcext:value-type="float">
            <text:p>1517.54</text:p>
          </table:table-cell>
          <table:table-cell office:value-type="float" office:value="116.6" calcext:value-type="float">
            <text:p>116.6</text:p>
          </table:table-cell>
          <table:table-cell office:value-type="float" office:value="1634.13" calcext:value-type="float">
            <text:p>1634.13</text:p>
          </table:table-cell>
        </table:table-row>
        <table:table-row table:style-name="ro1">
          <table:table-cell office:value-type="float" office:value="1634.13" calcext:value-type="float">
            <text:p>1634.13</text:p>
          </table:table-cell>
          <table:table-cell office:value-type="float" office:value="96.16" calcext:value-type="float">
            <text:p>96.16</text:p>
          </table:table-cell>
          <table:table-cell office:value-type="float" office:value="1537.98" calcext:value-type="float">
            <text:p>1537.98</text:p>
          </table:table-cell>
          <table:table-cell office:value-type="float" office:value="118.33" calcext:value-type="float">
            <text:p>118.33</text:p>
          </table:table-cell>
          <table:table-cell office:value-type="float" office:value="1656.31" calcext:value-type="float">
            <text:p>1656.31</text:p>
          </table:table-cell>
        </table:table-row>
        <table:table-row table:style-name="ro1">
          <table:table-cell office:value-type="float" office:value="1656.31" calcext:value-type="float">
            <text:p>1656.31</text:p>
          </table:table-cell>
          <table:table-cell office:value-type="float" office:value="91.37" calcext:value-type="float">
            <text:p>91.37</text:p>
          </table:table-cell>
          <table:table-cell office:value-type="float" office:value="1564.94" calcext:value-type="float">
            <text:p>1564.94</text:p>
          </table:table-cell>
          <table:table-cell office:value-type="float" office:value="130.32" calcext:value-type="float">
            <text:p>130.32</text:p>
          </table:table-cell>
          <table:table-cell office:value-type="float" office:value="1695.26" calcext:value-type="float">
            <text:p>1695.26</text:p>
          </table:table-cell>
        </table:table-row>
        <table:table-row table:style-name="ro1">
          <table:table-cell office:value-type="float" office:value="1695.26" calcext:value-type="float">
            <text:p>1695.26</text:p>
          </table:table-cell>
          <table:table-cell office:value-type="float" office:value="96.15" calcext:value-type="float">
            <text:p>96.15</text:p>
          </table:table-cell>
          <table:table-cell office:value-type="float" office:value="1599.11" calcext:value-type="float">
            <text:p>1599.11</text:p>
          </table:table-cell>
          <table:table-cell office:value-type="float" office:value="131.92" calcext:value-type="float">
            <text:p>131.92</text:p>
          </table:table-cell>
          <table:table-cell office:value-type="float" office:value="1731.02" calcext:value-type="float">
            <text:p>1731.02</text:p>
          </table:table-cell>
        </table:table-row>
        <table:table-row table:style-name="ro1">
          <table:table-cell office:value-type="float" office:value="1731.02" calcext:value-type="float">
            <text:p>1731.0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624.26" calcext:value-type="float">
            <text:p>1624.26</text:p>
          </table:table-cell>
          <table:table-cell office:value-type="float" office:value="103.23" calcext:value-type="float">
            <text:p>103.23</text:p>
          </table:table-cell>
          <table:table-cell office:value-type="float" office:value="1727.49" calcext:value-type="float">
            <text:p>1727.49</text:p>
          </table:table-cell>
        </table:table-row>
        <table:table-row table:style-name="ro1">
          <table:table-cell office:value-type="float" office:value="1727.49" calcext:value-type="float">
            <text:p>1727.49</text:p>
          </table:table-cell>
          <table:table-cell office:value-type="float" office:value="117.06" calcext:value-type="float">
            <text:p>117.06</text:p>
          </table:table-cell>
          <table:table-cell office:value-type="float" office:value="1610.43" calcext:value-type="float">
            <text:p>1610.43</text:p>
          </table:table-cell>
          <table:table-cell office:value-type="float" office:value="101.37" calcext:value-type="float">
            <text:p>101.37</text:p>
          </table:table-cell>
          <table:table-cell office:value-type="float" office:value="1711.8" calcext:value-type="float">
            <text:p>1711.8</text:p>
          </table:table-cell>
        </table:table-row>
        <table:table-row table:style-name="ro1">
          <table:table-cell office:value-type="float" office:value="1711.8" calcext:value-type="float">
            <text:p>1711.8</text:p>
          </table:table-cell>
          <table:table-cell office:value-type="float" office:value="128.13" calcext:value-type="float">
            <text:p>128.13</text:p>
          </table:table-cell>
          <table:table-cell office:value-type="float" office:value="1583.67" calcext:value-type="float">
            <text:p>1583.67</text:p>
          </table:table-cell>
          <table:table-cell office:value-type="float" office:value="92.03" calcext:value-type="float">
            <text:p>92.03</text:p>
          </table:table-cell>
          <table:table-cell office:value-type="float" office:value="1675.7" calcext:value-type="float">
            <text:p>1675.7</text:p>
          </table:table-cell>
        </table:table-row>
        <table:table-row table:style-name="ro1">
          <table:table-cell office:value-type="float" office:value="1675.7" calcext:value-type="float">
            <text:p>1675.7</text:p>
          </table:table-cell>
          <table:table-cell office:value-type="float" office:value="134.4" calcext:value-type="float">
            <text:p>134.4</text:p>
          </table:table-cell>
          <table:table-cell office:value-type="float" office:value="1541.3" calcext:value-type="float">
            <text:p>1541.3</text:p>
          </table:table-cell>
          <table:table-cell office:value-type="float" office:value="110.34" calcext:value-type="float">
            <text:p>110.34</text:p>
          </table:table-cell>
          <table:table-cell office:value-type="float" office:value="1651.63" calcext:value-type="float">
            <text:p>1651.63</text:p>
          </table:table-cell>
        </table:table-row>
        <table:table-row table:style-name="ro1">
          <table:table-cell office:value-type="float" office:value="1651.63" calcext:value-type="float">
            <text:p>1651.63</text:p>
          </table:table-cell>
          <table:table-cell office:value-type="float" office:value="140.03" calcext:value-type="float">
            <text:p>140.03</text:p>
          </table:table-cell>
          <table:table-cell office:value-type="float" office:value="1511.6" calcext:value-type="float">
            <text:p>1511.6</text:p>
          </table:table-cell>
          <table:table-cell office:value-type="float" office:value="87.48" calcext:value-type="float">
            <text:p>87.48</text:p>
          </table:table-cell>
          <table:table-cell office:value-type="float" office:value="1599.08" calcext:value-type="float">
            <text:p>1599.08</text:p>
          </table:table-cell>
        </table:table-row>
        <table:table-row table:style-name="ro1">
          <table:table-cell office:value-type="float" office:value="1599.08" calcext:value-type="float">
            <text:p>1599.08</text:p>
          </table:table-cell>
          <table:table-cell office:value-type="float" office:value="134.74" calcext:value-type="float">
            <text:p>134.74</text:p>
          </table:table-cell>
          <table:table-cell office:value-type="float" office:value="1464.35" calcext:value-type="float">
            <text:p>1464.35</text:p>
          </table:table-cell>
          <table:table-cell office:value-type="float" office:value="79.31" calcext:value-type="float">
            <text:p>79.31</text:p>
          </table:table-cell>
          <table:table-cell office:value-type="float" office:value="1543.65" calcext:value-type="float">
            <text:p>1543.65</text:p>
          </table:table-cell>
        </table:table-row>
        <table:table-row table:style-name="ro1">
          <table:table-cell office:value-type="float" office:value="1543.65" calcext:value-type="float">
            <text:p>1543.65</text:p>
          </table:table-cell>
          <table:table-cell office:value-type="float" office:value="102.99" calcext:value-type="float">
            <text:p>102.99</text:p>
          </table:table-cell>
          <table:table-cell office:value-type="float" office:value="1440.66" calcext:value-type="float">
            <text:p>1440.66</text:p>
          </table:table-cell>
          <table:table-cell office:value-type="float" office:value="84.12" calcext:value-type="float">
            <text:p>84.12</text:p>
          </table:table-cell>
          <table:table-cell office:value-type="float" office:value="1524.78" calcext:value-type="float">
            <text:p>1524.78</text:p>
          </table:table-cell>
        </table:table-row>
        <table:table-row table:style-name="ro1">
          <table:table-cell office:value-type="float" office:value="1524.78" calcext:value-type="float">
            <text:p>1524.78</text:p>
          </table:table-cell>
          <table:table-cell office:value-type="float" office:value="90.29" calcext:value-type="float">
            <text:p>90.29</text:p>
          </table:table-cell>
          <table:table-cell office:value-type="float" office:value="1434.49" calcext:value-type="float">
            <text:p>1434.49</text:p>
          </table:table-cell>
          <table:table-cell office:value-type="float" office:value="74.18" calcext:value-type="float">
            <text:p>74.18</text:p>
          </table:table-cell>
          <table:table-cell office:value-type="float" office:value="1508.66" calcext:value-type="float">
            <text:p>1508.66</text:p>
          </table:table-cell>
        </table:table-row>
        <table:table-row table:style-name="ro1">
          <table:table-cell office:value-type="float" office:value="1508.66" calcext:value-type="float">
            <text:p>1508.66</text:p>
          </table:table-cell>
          <table:table-cell office:value-type="float" office:value="86.73" calcext:value-type="float">
            <text:p>86.73</text:p>
          </table:table-cell>
          <table:table-cell office:value-type="float" office:value="1421.94" calcext:value-type="float">
            <text:p>1421.94</text:p>
          </table:table-cell>
          <table:table-cell office:value-type="float" office:value="39.91" calcext:value-type="float">
            <text:p>39.91</text:p>
          </table:table-cell>
          <table:table-cell office:value-type="float" office:value="1461.85" calcext:value-type="float">
            <text:p>1461.85</text:p>
          </table:table-cell>
        </table:table-row>
        <table:table-row table:style-name="ro1">
          <table:table-cell office:value-type="float" office:value="1461.85" calcext:value-type="float">
            <text:p>1461.85</text:p>
          </table:table-cell>
          <table:table-cell office:value-type="float" office:value="85.04" calcext:value-type="float">
            <text:p>85.04</text:p>
          </table:table-cell>
          <table:table-cell office:value-type="float" office:value="1376.81" calcext:value-type="float">
            <text:p>1376.81</text:p>
          </table:table-cell>
          <table:table-cell office:value-type="float" office:value="89.58" calcext:value-type="float">
            <text:p>89.58</text:p>
          </table:table-cell>
          <table:table-cell office:value-type="float" office:value="1466.38" calcext:value-type="float">
            <text:p>1466.38</text:p>
          </table:table-cell>
        </table:table-row>
        <table:table-row table:style-name="ro1">
          <table:table-cell office:value-type="float" office:value="1466.38" calcext:value-type="float">
            <text:p>1466.38</text:p>
          </table:table-cell>
          <table:table-cell office:value-type="float" office:value="98.96" calcext:value-type="float">
            <text:p>98.96</text:p>
          </table:table-cell>
          <table:table-cell office:value-type="float" office:value="1367.42" calcext:value-type="float">
            <text:p>1367.42</text:p>
          </table:table-cell>
          <table:table-cell office:value-type="float" office:value="69.58" calcext:value-type="float">
            <text:p>69.5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07.37" calcext:value-type="float">
            <text:p>107.37</text:p>
          </table:table-cell>
          <table:table-cell office:value-type="float" office:value="1329.63" calcext:value-type="float">
            <text:p>1329.63</text:p>
          </table:table-cell>
          <table:table-cell office:value-type="float" office:value="60.81" calcext:value-type="float">
            <text:p>60.81</text:p>
          </table:table-cell>
          <table:table-cell office:value-type="float" office:value="1390.44" calcext:value-type="float">
            <text:p>1390.44</text:p>
          </table:table-cell>
        </table:table-row>
        <table:table-row table:style-name="ro1">
          <table:table-cell office:value-type="float" office:value="1390.44" calcext:value-type="float">
            <text:p>1390.44</text:p>
          </table:table-cell>
          <table:table-cell office:value-type="float" office:value="98.75" calcext:value-type="float">
            <text:p>98.75</text:p>
          </table:table-cell>
          <table:table-cell office:value-type="float" office:value="1291.68" calcext:value-type="float">
            <text:p>1291.68</text:p>
          </table:table-cell>
          <table:table-cell office:value-type="float" office:value="93.84" calcext:value-type="float">
            <text:p>93.84</text:p>
          </table:table-cell>
          <table:table-cell office:value-type="float" office:value="1385.53" calcext:value-type="float">
            <text:p>1385.53</text:p>
          </table:table-cell>
        </table:table-row>
        <table:table-row table:style-name="ro1">
          <table:table-cell office:value-type="float" office:value="1385.53" calcext:value-type="float">
            <text:p>1385.53</text:p>
          </table:table-cell>
          <table:table-cell office:value-type="float" office:value="79.85" calcext:value-type="float">
            <text:p>79.85</text:p>
          </table:table-cell>
          <table:table-cell office:value-type="float" office:value="1305.67" calcext:value-type="float">
            <text:p>1305.67</text:p>
          </table:table-cell>
          <table:table-cell office:value-type="float" office:value="84.18" calcext:value-type="float">
            <text:p>84.18</text:p>
          </table:table-cell>
          <table:table-cell office:value-type="float" office:value="1389.85" calcext:value-type="float">
            <text:p>1389.85</text:p>
          </table:table-cell>
        </table:table-row>
        <table:table-row table:style-name="ro1">
          <table:table-cell office:value-type="float" office:value="1389.85" calcext:value-type="float">
            <text:p>1389.85</text:p>
          </table:table-cell>
          <table:table-cell office:value-type="float" office:value="91.58" calcext:value-type="float">
            <text:p>91.58</text:p>
          </table:table-cell>
          <table:table-cell office:value-type="float" office:value="1298.27" calcext:value-type="float">
            <text:p>1298.27</text:p>
          </table:table-cell>
          <table:table-cell office:value-type="float" office:value="92.92" calcext:value-type="float">
            <text:p>92.92</text:p>
          </table:table-cell>
          <table:table-cell office:value-type="float" office:value="1391.19" calcext:value-type="float">
            <text:p>1391.19</text:p>
          </table:table-cell>
        </table:table-row>
        <table:table-row table:style-name="ro1">
          <table:table-cell office:value-type="float" office:value="1391.19" calcext:value-type="float">
            <text:p>1391.19</text:p>
          </table:table-cell>
          <table:table-cell office:value-type="float" office:value="86.91" calcext:value-type="float">
            <text:p>86.91</text:p>
          </table:table-cell>
          <table:table-cell office:value-type="float" office:value="1304.28" calcext:value-type="float">
            <text:p>1304.28</text:p>
          </table:table-cell>
          <table:table-cell office:value-type="float" office:value="57.95" calcext:value-type="float">
            <text:p>57.95</text:p>
          </table:table-cell>
          <table:table-cell office:value-type="float" office:value="1362.23" calcext:value-type="float">
            <text:p>1362.23</text:p>
          </table:table-cell>
        </table:table-row>
        <table:table-row table:style-name="ro1">
          <table:table-cell office:value-type="float" office:value="1362.23" calcext:value-type="float">
            <text:p>1362.23</text:p>
          </table:table-cell>
          <table:table-cell office:value-type="float" office:value="83.98" calcext:value-type="float">
            <text:p>83.98</text:p>
          </table:table-cell>
          <table:table-cell office:value-type="float" office:value="1278.25" calcext:value-type="float">
            <text:p>1278.25</text:p>
          </table:table-cell>
          <table:table-cell office:value-type="float" office:value="57.35" calcext:value-type="float">
            <text:p>57.35</text:p>
          </table:table-cell>
          <table:table-cell office:value-type="float" office:value="1335.6" calcext:value-type="float">
            <text:p>1335.6</text:p>
          </table:table-cell>
        </table:table-row>
        <table:table-row table:style-name="ro1">
          <table:table-cell office:value-type="float" office:value="1335.6" calcext:value-type="float">
            <text:p>1335.6</text:p>
          </table:table-cell>
          <table:table-cell office:value-type="float" office:value="76.14" calcext:value-type="float">
            <text:p>76.14</text:p>
          </table:table-cell>
          <table:table-cell office:value-type="float" office:value="1259.46" calcext:value-type="float">
            <text:p>1259.46</text:p>
          </table:table-cell>
          <table:table-cell office:value-type="float" office:value="91.17" calcext:value-type="float">
            <text:p>91.17</text:p>
          </table:table-cell>
          <table:table-cell office:value-type="float" office:value="1350.63" calcext:value-type="float">
            <text:p>1350.63</text:p>
          </table:table-cell>
        </table:table-row>
        <table:table-row table:style-name="ro1">
          <table:table-cell office:value-type="float" office:value="1350.63" calcext:value-type="float">
            <text:p>1350.63</text:p>
          </table:table-cell>
          <table:table-cell office:value-type="float" office:value="67.73" calcext:value-type="float">
            <text:p>67.73</text:p>
          </table:table-cell>
          <table:table-cell office:value-type="float" office:value="1282.89" calcext:value-type="float">
            <text:p>1282.89</text:p>
          </table:table-cell>
          <table:table-cell office:value-type="float" office:value="91.26" calcext:value-type="float">
            <text:p>91.26</text:p>
          </table:table-cell>
          <table:table-cell office:value-type="float" office:value="1374.15" calcext:value-type="float">
            <text:p>1374.15</text:p>
          </table:table-cell>
        </table:table-row>
        <table:table-row table:style-name="ro1">
          <table:table-cell office:value-type="float" office:value="1374.15" calcext:value-type="float">
            <text:p>1374.15</text:p>
          </table:table-cell>
          <table:table-cell office:value-type="float" office:value="63.78" calcext:value-type="float">
            <text:p>63.78</text:p>
          </table:table-cell>
          <table:table-cell office:value-type="float" office:value="1310.37" calcext:value-type="float">
            <text:p>1310.37</text:p>
          </table:table-cell>
          <table:table-cell office:value-type="float" office:value="60.41" calcext:value-type="float">
            <text:p>60.41</text:p>
          </table:table-cell>
          <table:table-cell office:value-type="float" office:value="1370.77" calcext:value-type="float">
            <text:p>1370.77</text:p>
          </table:table-cell>
        </table:table-row>
        <table:table-row table:style-name="ro1">
          <table:table-cell office:value-type="float" office:value="1370.77" calcext:value-type="float">
            <text:p>1370.77</text:p>
          </table:table-cell>
          <table:table-cell office:value-type="float" office:value="68.05" calcext:value-type="float">
            <text:p>68.05</text:p>
          </table:table-cell>
          <table:table-cell office:value-type="float" office:value="1302.72" calcext:value-type="float">
            <text:p>1302.72</text:p>
          </table:table-cell>
          <table:table-cell office:value-type="float" office:value="48.92" calcext:value-type="float">
            <text:p>48.92</text:p>
          </table:table-cell>
          <table:table-cell office:value-type="float" office:value="1351.64" calcext:value-type="float">
            <text:p>1351.64</text:p>
          </table:table-cell>
        </table:table-row>
        <table:table-row table:style-name="ro1">
          <table:table-cell office:value-type="float" office:value="1351.64" calcext:value-type="float">
            <text:p>1351.64</text:p>
          </table:table-cell>
          <table:table-cell office:value-type="float" office:value="77.96" calcext:value-type="float">
            <text:p>77.96</text:p>
          </table:table-cell>
          <table:table-cell office:value-type="float" office:value="1273.68" calcext:value-type="float">
            <text:p>1273.68</text:p>
          </table:table-cell>
          <table:table-cell office:value-type="float" office:value="75.87" calcext:value-type="float">
            <text:p>75.87</text:p>
          </table:table-cell>
          <table:table-cell office:value-type="float" office:value="1349.55" calcext:value-type="float">
            <text:p>1349.55</text:p>
          </table:table-cell>
        </table:table-row>
        <table:table-row table:style-name="ro1">
          <table:table-cell office:value-type="float" office:value="1349.55" calcext:value-type="float">
            <text:p>1349.55</text:p>
          </table:table-cell>
          <table:table-cell office:value-type="float" office:value="82.35" calcext:value-type="float">
            <text:p>82.35</text:p>
          </table:table-cell>
          <table:table-cell office:value-type="float" office:value="1267.21" calcext:value-type="float">
            <text:p>1267.21</text:p>
          </table:table-cell>
          <table:table-cell office:value-type="float" office:value="45.08" calcext:value-type="float">
            <text:p>45.08</text:p>
          </table:table-cell>
          <table:table-cell office:value-type="float" office:value="1312.29" calcext:value-type="float">
            <text:p>1312.29</text:p>
          </table:table-cell>
        </table:table-row>
        <table:table-row table:style-name="ro1">
          <table:table-cell office:value-type="float" office:value="1312.29" calcext:value-type="float">
            <text:p>1312.29</text:p>
          </table:table-cell>
          <table:table-cell office:value-type="float" office:value="92.39" calcext:value-type="float">
            <text:p>92.39</text:p>
          </table:table-cell>
          <table:table-cell office:value-type="float" office:value="1219.89" calcext:value-type="float">
            <text:p>1219.89</text:p>
          </table:table-cell>
          <table:table-cell office:value-type="float" office:value="72.22" calcext:value-type="float">
            <text:p>72.22</text:p>
          </table:table-cell>
          <table:table-cell office:value-type="float" office:value="1292.11" calcext:value-type="float">
            <text:p>1292.11</text:p>
          </table:table-cell>
        </table:table-row>
        <table:table-row table:style-name="ro1">
          <table:table-cell office:value-type="float" office:value="1292.11" calcext:value-type="float">
            <text:p>1292.11</text:p>
          </table:table-cell>
          <table:table-cell office:value-type="float" office:value="97.99" calcext:value-type="float">
            <text:p>97.99</text:p>
          </table:table-cell>
          <table:table-cell office:value-type="float" office:value="1194.12" calcext:value-type="float">
            <text:p>1194.12</text:p>
          </table:table-cell>
          <table:table-cell office:value-type="float" office:value="63.33" calcext:value-type="float">
            <text:p>63.33</text:p>
          </table:table-cell>
          <table:table-cell office:value-type="float" office:value="1257.45" calcext:value-type="float">
            <text:p>1257.45</text:p>
          </table:table-cell>
        </table:table-row>
        <table:table-row table:style-name="ro1">
          <table:table-cell office:value-type="float" office:value="1257.45" calcext:value-type="float">
            <text:p>1257.45</text:p>
          </table:table-cell>
          <table:table-cell office:value-type="float" office:value="90.22" calcext:value-type="float">
            <text:p>90.22</text:p>
          </table:table-cell>
          <table:table-cell office:value-type="float" office:value="1167.23" calcext:value-type="float">
            <text:p>1167.23</text:p>
          </table:table-cell>
          <table:table-cell office:value-type="float" office:value="59.67" calcext:value-type="float">
            <text:p>59.67</text:p>
          </table:table-cell>
          <table:table-cell office:value-type="float" office:value="1226.9" calcext:value-type="float">
            <text:p>1226.9</text:p>
          </table:table-cell>
        </table:table-row>
        <table:table-row table:style-name="ro1">
          <table:table-cell office:value-type="float" office:value="1226.9" calcext:value-type="float">
            <text:p>1226.9</text:p>
          </table:table-cell>
          <table:table-cell office:value-type="float" office:value="94.6" calcext:value-type="float">
            <text:p>94.6</text:p>
          </table:table-cell>
          <table:table-cell office:value-type="float" office:value="1132.3" calcext:value-type="float">
            <text:p>1132.3</text:p>
          </table:table-cell>
          <table:table-cell office:value-type="float" office:value="35.5" calcext:value-type="float">
            <text:p>35.5</text:p>
          </table:table-cell>
          <table:table-cell office:value-type="float" office:value="1167.8" calcext:value-type="float">
            <text:p>1167.8</text:p>
          </table:table-cell>
        </table:table-row>
        <table:table-row table:style-name="ro1">
          <table:table-cell office:value-type="float" office:value="1167.8" calcext:value-type="float">
            <text:p>1167.8</text:p>
          </table:table-cell>
          <table:table-cell office:value-type="float" office:value="98.08" calcext:value-type="float">
            <text:p>98.08</text:p>
          </table:table-cell>
          <table:table-cell office:value-type="float" office:value="1069.72" calcext:value-type="float">
            <text:p>1069.72</text:p>
          </table:table-cell>
          <table:table-cell office:value-type="float" office:value="33.43" calcext:value-type="float">
            <text:p>33.43</text:p>
          </table:table-cell>
          <table:table-cell office:value-type="float" office:value="1103.15" calcext:value-type="float">
            <text:p>1103.15</text:p>
          </table:table-cell>
        </table:table-row>
        <table:table-row table:style-name="ro1">
          <table:table-cell office:value-type="float" office:value="1103.15" calcext:value-type="float">
            <text:p>1103.15</text:p>
          </table:table-cell>
          <table:table-cell office:value-type="float" office:value="100.44" calcext:value-type="float">
            <text:p>100.44</text:p>
          </table:table-cell>
          <table:table-cell office:value-type="float" office:value="1002.71" calcext:value-type="float">
            <text:p>1002.71</text:p>
          </table:table-cell>
          <table:table-cell office:value-type="float" office:value="30.87" calcext:value-type="float">
            <text:p>30.87</text:p>
          </table:table-cell>
          <table:table-cell office:value-type="float" office:value="1033.57" calcext:value-type="float">
            <text:p>1033.57</text:p>
          </table:table-cell>
        </table:table-row>
        <table:table-row table:style-name="ro1">
          <table:table-cell office:value-type="float" office:value="1033.57" calcext:value-type="float">
            <text:p>1033.57</text:p>
          </table:table-cell>
          <table:table-cell office:value-type="float" office:value="93.03" calcext:value-type="float">
            <text:p>93.03</text:p>
          </table:table-cell>
          <table:table-cell office:value-type="float" office:value="940.55" calcext:value-type="float">
            <text:p>940.55</text:p>
          </table:table-cell>
          <table:table-cell office:value-type="float" office:value="88.99" calcext:value-type="float">
            <text:p>88.99</text:p>
          </table:table-cell>
          <table:table-cell office:value-type="float" office:value="1029.54" calcext:value-type="float">
            <text:p>1029.54</text:p>
          </table:table-cell>
        </table:table-row>
        <table:table-row table:style-name="ro1">
          <table:table-cell office:value-type="float" office:value="1029.54" calcext:value-type="float">
            <text:p>1029.54</text:p>
          </table:table-cell>
          <table:table-cell office:value-type="float" office:value="80.5" calcext:value-type="float">
            <text:p>80.5</text:p>
          </table:table-cell>
          <table:table-cell office:value-type="float" office:value="949.04" calcext:value-type="float">
            <text:p>949.04</text:p>
          </table:table-cell>
          <table:table-cell office:value-type="float" office:value="55.6" calcext:value-type="float">
            <text:p>55.6</text:p>
          </table:table-cell>
          <table:table-cell office:value-type="float" office:value="1004.64" calcext:value-type="float">
            <text:p>1004.64</text:p>
          </table:table-cell>
        </table:table-row>
        <table:table-row table:style-name="ro1">
          <table:table-cell office:value-type="float" office:value="1004.64" calcext:value-type="float">
            <text:p>1004.64</text:p>
          </table:table-cell>
          <table:table-cell office:value-type="float" office:value="76.98" calcext:value-type="float">
            <text:p>76.98</text:p>
          </table:table-cell>
          <table:table-cell office:value-type="float" office:value="927.66" calcext:value-type="float">
            <text:p>927.66</text:p>
          </table:table-cell>
          <table:table-cell office:value-type="float" office:value="78.51" calcext:value-type="float">
            <text:p>78.51</text:p>
          </table:table-cell>
          <table:table-cell office:value-type="float" office:value="1006.17" calcext:value-type="float">
            <text:p>1006.17</text:p>
          </table:table-cell>
        </table:table-row>
        <table:table-row table:style-name="ro1">
          <table:table-cell office:value-type="float" office:value="1006.17" calcext:value-type="float">
            <text:p>1006.17</text:p>
          </table:table-cell>
          <table:table-cell office:value-type="float" office:value="70.45" calcext:value-type="float">
            <text:p>70.45</text:p>
          </table:table-cell>
          <table:table-cell office:value-type="float" office:value="935.72" calcext:value-type="float">
            <text:p>935.72</text:p>
          </table:table-cell>
          <table:table-cell office:value-type="float" office:value="98.14" calcext:value-type="float">
            <text:p>98.14</text:p>
          </table:table-cell>
          <table:table-cell office:value-type="float" office:value="1033.86" calcext:value-type="float">
            <text:p>1033.86</text:p>
          </table:table-cell>
        </table:table-row>
        <table:table-row table:style-name="ro1">
          <table:table-cell office:value-type="float" office:value="1033.86" calcext:value-type="float">
            <text:p>1033.86</text:p>
          </table:table-cell>
          <table:table-cell office:value-type="float" office:value="66.98" calcext:value-type="float">
            <text:p>66.98</text:p>
          </table:table-cell>
          <table:table-cell office:value-type="float" office:value="966.88" calcext:value-type="float">
            <text:p>966.88</text:p>
          </table:table-cell>
          <table:table-cell office:value-type="float" office:value="103.26" calcext:value-type="float">
            <text:p>103.26</text:p>
          </table:table-cell>
          <table:table-cell office:value-type="float" office:value="1070.14" calcext:value-type="float">
            <text:p>1070.14</text:p>
          </table:table-cell>
        </table:table-row>
        <table:table-row table:style-name="ro1">
          <table:table-cell office:value-type="float" office:value="1070.14" calcext:value-type="float">
            <text:p>1070.14</text:p>
          </table:table-cell>
          <table:table-cell office:value-type="float" office:value="77.2" calcext:value-type="float">
            <text:p>77.2</text:p>
          </table:table-cell>
          <table:table-cell office:value-type="float" office:value="992.93" calcext:value-type="float">
            <text:p>992.93</text:p>
          </table:table-cell>
          <table:table-cell office:value-type="float" office:value="105.77" calcext:value-type="float">
            <text:p>105.77</text:p>
          </table:table-cell>
          <table:table-cell office:value-type="float" office:value="1098.7" calcext:value-type="float">
            <text:p>1098.7</text:p>
          </table:table-cell>
        </table:table-row>
        <table:table-row table:style-name="ro1">
          <table:table-cell office:value-type="float" office:value="1098.7" calcext:value-type="float">
            <text:p>1098.7</text:p>
          </table:table-cell>
          <table:table-cell office:value-type="float" office:value="83.19" calcext:value-type="float">
            <text:p>83.19</text:p>
          </table:table-cell>
          <table:table-cell office:value-type="float" office:value="1015.51" calcext:value-type="float">
            <text:p>1015.51</text:p>
          </table:table-cell>
          <table:table-cell office:value-type="float" office:value="85.18" calcext:value-type="float">
            <text:p>85.18</text:p>
          </table:table-cell>
          <table:table-cell office:value-type="float" office:value="1100.7" calcext:value-type="float">
            <text:p>1100.7</text:p>
          </table:table-cell>
        </table:table-row>
        <table:table-row table:style-name="ro1">
          <table:table-cell office:value-type="float" office:value="1100.7" calcext:value-type="float">
            <text:p>1100.7</text:p>
          </table:table-cell>
          <table:table-cell office:value-type="float" office:value="74.14" calcext:value-type="float">
            <text:p>74.14</text:p>
          </table:table-cell>
          <table:table-cell office:value-type="float" office:value="1026.55" calcext:value-type="float">
            <text:p>1026.55</text:p>
          </table:table-cell>
          <table:table-cell office:value-type="float" office:value="70.88" calcext:value-type="float">
            <text:p>70.88</text:p>
          </table:table-cell>
          <table:table-cell office:value-type="float" office:value="1097.44" calcext:value-type="float">
            <text:p>1097.44</text:p>
          </table:table-cell>
        </table:table-row>
        <table:table-row table:style-name="ro1">
          <table:table-cell office:value-type="float" office:value="1097.44" calcext:value-type="float">
            <text:p>1097.44</text:p>
          </table:table-cell>
          <table:table-cell office:value-type="float" office:value="69.26" calcext:value-type="float">
            <text:p>69.26</text:p>
          </table:table-cell>
          <table:table-cell office:value-type="float" office:value="1028.18" calcext:value-type="float">
            <text:p>1028.18</text:p>
          </table:table-cell>
          <table:table-cell office:value-type="float" office:value="80.48" calcext:value-type="float">
            <text:p>80.48</text:p>
          </table:table-cell>
          <table:table-cell office:value-type="float" office:value="1108.65" calcext:value-type="float">
            <text:p>1108.65</text:p>
          </table:table-cell>
        </table:table-row>
        <table:table-row table:style-name="ro1">
          <table:table-cell office:value-type="float" office:value="1108.65" calcext:value-type="float">
            <text:p>1108.65</text:p>
          </table:table-cell>
          <table:table-cell office:value-type="float" office:value="62.97" calcext:value-type="float">
            <text:p>62.97</text:p>
          </table:table-cell>
          <table:table-cell office:value-type="float" office:value="1045.69" calcext:value-type="float">
            <text:p>1045.69</text:p>
          </table:table-cell>
          <table:table-cell office:value-type="float" office:value="101.38" calcext:value-type="float">
            <text:p>101.38</text:p>
          </table:table-cell>
          <table:table-cell office:value-type="float" office:value="1147.07" calcext:value-type="float">
            <text:p>1147.07</text:p>
          </table:table-cell>
        </table:table-row>
        <table:table-row table:style-name="ro1">
          <table:table-cell office:value-type="float" office:value="1147.07" calcext:value-type="float">
            <text:p>1147.07</text:p>
          </table:table-cell>
          <table:table-cell office:value-type="float" office:value="63.08" calcext:value-type="float">
            <text:p>63.08</text:p>
          </table:table-cell>
          <table:table-cell office:value-type="float" office:value="1083.99" calcext:value-type="float">
            <text:p>1083.99</text:p>
          </table:table-cell>
          <table:table-cell office:value-type="float" office:value="85.24" calcext:value-type="float">
            <text:p>85.24</text:p>
          </table:table-cell>
          <table:table-cell office:value-type="float" office:value="1169.23" calcext:value-type="float">
            <text:p>1169.23</text:p>
          </table:table-cell>
        </table:table-row>
        <table:table-row table:style-name="ro1">
          <table:table-cell office:value-type="float" office:value="1169.23" calcext:value-type="float">
            <text:p>1169.23</text:p>
          </table:table-cell>
          <table:table-cell office:value-type="float" office:value="50.86" calcext:value-type="float">
            <text:p>50.86</text:p>
          </table:table-cell>
          <table:table-cell office:value-type="float" office:value="1118.37" calcext:value-type="float">
            <text:p>1118.37</text:p>
          </table:table-cell>
          <table:table-cell office:value-type="float" office:value="17.7" calcext:value-type="float">
            <text:p>17.7</text:p>
          </table:table-cell>
          <table:table-cell office:value-type="float" office:value="1136.07" calcext:value-type="float">
            <text:p>1136.07</text:p>
          </table:table-cell>
        </table:table-row>
        <table:table-row table:style-name="ro1">
          <table:table-cell office:value-type="float" office:value="1136.07" calcext:value-type="float">
            <text:p>1136.07</text:p>
          </table:table-cell>
          <table:table-cell office:value-type="float" office:value="52.11" calcext:value-type="float">
            <text:p>52.11</text:p>
          </table:table-cell>
          <table:table-cell office:value-type="float" office:value="1083.96" calcext:value-type="float">
            <text:p>1083.96</text:p>
          </table:table-cell>
          <table:table-cell office:value-type="float" office:value="37.22" calcext:value-type="float">
            <text:p>37.22</text:p>
          </table:table-cell>
          <table:table-cell office:value-type="float" office:value="1121.18" calcext:value-type="float">
            <text:p>1121.18</text:p>
          </table:table-cell>
        </table:table-row>
        <table:table-row table:style-name="ro1">
          <table:table-cell office:value-type="float" office:value="1121.18" calcext:value-type="float">
            <text:p>1121.18</text:p>
          </table:table-cell>
          <table:table-cell office:value-type="float" office:value="54.2" calcext:value-type="float">
            <text:p>54.2</text:p>
          </table:table-cell>
          <table:table-cell office:value-type="float" office:value="1066.98" calcext:value-type="float">
            <text:p>1066.98</text:p>
          </table:table-cell>
          <table:table-cell office:value-type="float" office:value="44.26" calcext:value-type="float">
            <text:p>44.26</text:p>
          </table:table-cell>
          <table:table-cell office:value-type="float" office:value="1111.24" calcext:value-type="float">
            <text:p>1111.24</text:p>
          </table:table-cell>
        </table:table-row>
        <table:table-row table:style-name="ro1">
          <table:table-cell office:value-type="float" office:value="1111.24" calcext:value-type="float">
            <text:p>1111.24</text:p>
          </table:table-cell>
          <table:table-cell office:value-type="float" office:value="52.47" calcext:value-type="float">
            <text:p>52.47</text:p>
          </table:table-cell>
          <table:table-cell office:value-type="float" office:value="1058.77" calcext:value-type="float">
            <text:p>1058.77</text:p>
          </table:table-cell>
          <table:table-cell office:value-type="float" office:value="102.22" calcext:value-type="float">
            <text:p>102.22</text:p>
          </table:table-cell>
          <table:table-cell office:value-type="float" office:value="1160.99" calcext:value-type="float">
            <text:p>1160.99</text:p>
          </table:table-cell>
        </table:table-row>
        <table:table-row table:style-name="ro1">
          <table:table-cell office:value-type="float" office:value="1160.99" calcext:value-type="float">
            <text:p>1160.99</text:p>
          </table:table-cell>
          <table:table-cell office:value-type="float" office:value="52.36" calcext:value-type="float">
            <text:p>52.36</text:p>
          </table:table-cell>
          <table:table-cell office:value-type="float" office:value="1108.63" calcext:value-type="float">
            <text:p>1108.63</text:p>
          </table:table-cell>
          <table:table-cell office:value-type="float" office:value="106.64" calcext:value-type="float">
            <text:p>106.64</text:p>
          </table:table-cell>
          <table:table-cell office:value-type="float" office:value="1215.27" calcext:value-type="float">
            <text:p>1215.27</text:p>
          </table:table-cell>
        </table:table-row>
        <table:table-row table:style-name="ro1">
          <table:table-cell office:value-type="float" office:value="1215.27" calcext:value-type="float">
            <text:p>1215.27</text:p>
          </table:table-cell>
          <table:table-cell office:value-type="float" office:value="57.79" calcext:value-type="float">
            <text:p>57.79</text:p>
          </table:table-cell>
          <table:table-cell office:value-type="float" office:value="1157.48" calcext:value-type="float">
            <text:p>1157.48</text:p>
          </table:table-cell>
          <table:table-cell office:value-type="float" office:value="108.38" calcext:value-type="float">
            <text:p>108.38</text:p>
          </table:table-cell>
          <table:table-cell office:value-type="float" office:value="1265.86" calcext:value-type="float">
            <text:p>1265.86</text:p>
          </table:table-cell>
        </table:table-row>
        <table:table-row table:style-name="ro1">
          <table:table-cell office:value-type="float" office:value="1265.86" calcext:value-type="float">
            <text:p>1265.86</text:p>
          </table:table-cell>
          <table:table-cell office:value-type="float" office:value="61.1" calcext:value-type="float">
            <text:p>61.1</text:p>
          </table:table-cell>
          <table:table-cell office:value-type="float" office:value="1204.76" calcext:value-type="float">
            <text:p>1204.76</text:p>
          </table:table-cell>
          <table:table-cell office:value-type="float" office:value="63.92" calcext:value-type="float">
            <text:p>63.92</text:p>
          </table:table-cell>
          <table:table-cell office:value-type="float" office:value="1268.68" calcext:value-type="float">
            <text:p>1268.68</text:p>
          </table:table-cell>
        </table:table-row>
        <table:table-row table:style-name="ro1">
          <table:table-cell office:value-type="float" office:value="1268.68" calcext:value-type="float">
            <text:p>1268.68</text:p>
          </table:table-cell>
          <table:table-cell office:value-type="float" office:value="70.08" calcext:value-type="float">
            <text:p>70.08</text:p>
          </table:table-cell>
          <table:table-cell office:value-type="float" office:value="1198.6" calcext:value-type="float">
            <text:p>1198.6</text:p>
          </table:table-cell>
          <table:table-cell office:value-type="float" office:value="87.63" calcext:value-type="float">
            <text:p>87.63</text:p>
          </table:table-cell>
          <table:table-cell office:value-type="float" office:value="1286.23" calcext:value-type="float">
            <text:p>1286.23</text:p>
          </table:table-cell>
        </table:table-row>
        <table:table-row table:style-name="ro1">
          <table:table-cell office:value-type="float" office:value="1286.23" calcext:value-type="float">
            <text:p>1286.23</text:p>
          </table:table-cell>
          <table:table-cell office:value-type="float" office:value="63.11" calcext:value-type="float">
            <text:p>63.11</text:p>
          </table:table-cell>
          <table:table-cell office:value-type="float" office:value="1223.11" calcext:value-type="float">
            <text:p>1223.11</text:p>
          </table:table-cell>
          <table:table-cell office:value-type="float" office:value="74.76" calcext:value-type="float">
            <text:p>74.76</text:p>
          </table:table-cell>
          <table:table-cell office:value-type="float" office:value="1297.87" calcext:value-type="float">
            <text:p>1297.87</text:p>
          </table:table-cell>
        </table:table-row>
        <table:table-row table:style-name="ro1">
          <table:table-cell office:value-type="float" office:value="1297.87" calcext:value-type="float">
            <text:p>1297.87</text:p>
          </table:table-cell>
          <table:table-cell office:value-type="float" office:value="50.21" calcext:value-type="float">
            <text:p>50.21</text:p>
          </table:table-cell>
          <table:table-cell office:value-type="float" office:value="1247.67" calcext:value-type="float">
            <text:p>1247.67</text:p>
          </table:table-cell>
          <table:table-cell office:value-type="float" office:value="89.61" calcext:value-type="float">
            <text:p>89.61</text:p>
          </table:table-cell>
          <table:table-cell office:value-type="float" office:value="1337.28" calcext:value-type="float">
            <text:p>1337.28</text:p>
          </table:table-cell>
        </table:table-row>
        <table:table-row table:style-name="ro1">
          <table:table-cell office:value-type="float" office:value="1337.28" calcext:value-type="float">
            <text:p>1337.28</text:p>
          </table:table-cell>
          <table:table-cell office:value-type="float" office:value="55.39" calcext:value-type="float">
            <text:p>55.39</text:p>
          </table:table-cell>
          <table:table-cell office:value-type="float" office:value="1281.88" calcext:value-type="float">
            <text:p>1281.88</text:p>
          </table:table-cell>
          <table:table-cell office:value-type="float" office:value="83.28" calcext:value-type="float">
            <text:p>83.28</text:p>
          </table:table-cell>
          <table:table-cell office:value-type="float" office:value="1365.16" calcext:value-type="float">
            <text:p>1365.16</text:p>
          </table:table-cell>
        </table:table-row>
        <table:table-row table:style-name="ro1">
          <table:table-cell office:value-type="float" office:value="1365.16" calcext:value-type="float">
            <text:p>1365.16</text:p>
          </table:table-cell>
          <table:table-cell office:value-type="float" office:value="40.64" calcext:value-type="float">
            <text:p>40.64</text:p>
          </table:table-cell>
          <table:table-cell office:value-type="float" office:value="1324.52" calcext:value-type="float">
            <text:p>1324.52</text:p>
          </table:table-cell>
          <table:table-cell office:value-type="float" office:value="104.66" calcext:value-type="float">
            <text:p>104.66</text:p>
          </table:table-cell>
          <table:table-cell office:value-type="float" office:value="1429.18" calcext:value-type="float">
            <text:p>1429.18</text:p>
          </table:table-cell>
        </table:table-row>
        <table:table-row table:style-name="ro1">
          <table:table-cell office:value-type="float" office:value="1429.18" calcext:value-type="float">
            <text:p>1429.18</text:p>
          </table:table-cell>
          <table:table-cell office:value-type="float" office:value="46.33" calcext:value-type="float">
            <text:p>46.33</text:p>
          </table:table-cell>
          <table:table-cell office:value-type="float" office:value="1382.85" calcext:value-type="float">
            <text:p>1382.85</text:p>
          </table:table-cell>
          <table:table-cell office:value-type="float" office:value="86.38" calcext:value-type="float">
            <text:p>86.38</text:p>
          </table:table-cell>
          <table:table-cell office:value-type="float" office:value="1469.23" calcext:value-type="float">
            <text:p>1469.23</text:p>
          </table:table-cell>
        </table:table-row>
        <table:table-row table:style-name="ro1">
          <table:table-cell office:value-type="float" office:value="1469.23" calcext:value-type="float">
            <text:p>1469.23</text:p>
          </table:table-cell>
          <table:table-cell office:value-type="float" office:value="70.19" calcext:value-type="float">
            <text:p>70.19</text:p>
          </table:table-cell>
          <table:table-cell office:value-type="float" office:value="1399.04" calcext:value-type="float">
            <text:p>1399.04</text:p>
          </table:table-cell>
          <table:table-cell office:value-type="float" office:value="79.36" calcext:value-type="float">
            <text:p>79.36</text:p>
          </table:table-cell>
          <table:table-cell office:value-type="float" office:value="1478.39" calcext:value-type="float">
            <text:p>1478.39</text:p>
          </table:table-cell>
        </table:table-row>
        <table:table-row table:style-name="ro1">
          <table:table-cell office:value-type="float" office:value="1478.39" calcext:value-type="float">
            <text:p>1478.39</text:p>
          </table:table-cell>
          <table:table-cell office:value-type="float" office:value="67.9" calcext:value-type="float">
            <text:p>67.9</text:p>
          </table:table-cell>
          <table:table-cell office:value-type="float" office:value="1410.49" calcext:value-type="float">
            <text:p>1410.49</text:p>
          </table:table-cell>
          <table:table-cell office:value-type="float" office:value="20.37" calcext:value-type="float">
            <text:p>20.37</text:p>
          </table:table-cell>
          <table:table-cell office:value-type="float" office:value="1430.86" calcext:value-type="float">
            <text:p>1430.86</text:p>
          </table:table-cell>
        </table:table-row>
        <table:table-row table:style-name="ro1">
          <table:table-cell office:value-type="float" office:value="1430.86" calcext:value-type="float">
            <text:p>1430.86</text:p>
          </table:table-cell>
          <table:table-cell office:value-type="float" office:value="56.74" calcext:value-type="float">
            <text:p>56.74</text:p>
          </table:table-cell>
          <table:table-cell office:value-type="float" office:value="1374.12" calcext:value-type="float">
            <text:p>1374.12</text:p>
          </table:table-cell>
          <table:table-cell office:value-type="float" office:value="79.39" calcext:value-type="float">
            <text:p>79.39</text:p>
          </table:table-cell>
          <table:table-cell office:value-type="float" office:value="1453.52" calcext:value-type="float">
            <text:p>1453.52</text:p>
          </table:table-cell>
        </table:table-row>
        <table:table-row table:style-name="ro1">
          <table:table-cell office:value-type="float" office:value="1453.52" calcext:value-type="float">
            <text:p>1453.52</text:p>
          </table:table-cell>
          <table:table-cell office:value-type="float" office:value="56.09" calcext:value-type="float">
            <text:p>56.09</text:p>
          </table:table-cell>
          <table:table-cell office:value-type="float" office:value="1397.42" calcext:value-type="float">
            <text:p>1397.42</text:p>
          </table:table-cell>
          <table:table-cell office:value-type="float" office:value="56.29" calcext:value-type="float">
            <text:p>56.29</text:p>
          </table:table-cell>
          <table:table-cell office:value-type="float" office:value="1453.71" calcext:value-type="float">
            <text:p>1453.71</text:p>
          </table:table-cell>
        </table:table-row>
        <table:table-row table:style-name="ro1">
          <table:table-cell office:value-type="float" office:value="1453.71" calcext:value-type="float">
            <text:p>1453.71</text:p>
          </table:table-cell>
          <table:table-cell office:value-type="float" office:value="48.09" calcext:value-type="float">
            <text:p>48.09</text:p>
          </table:table-cell>
          <table:table-cell office:value-type="float" office:value="1405.62" calcext:value-type="float">
            <text:p>1405.62</text:p>
          </table:table-cell>
          <table:table-cell office:value-type="float" office:value="84.19" calcext:value-type="float">
            <text:p>84.19</text:p>
          </table:table-cell>
          <table:table-cell office:value-type="float" office:value="1489.81" calcext:value-type="float">
            <text:p>1489.81</text:p>
          </table:table-cell>
        </table:table-row>
        <table:table-row table:style-name="ro1">
          <table:table-cell office:value-type="float" office:value="1489.81" calcext:value-type="float">
            <text:p>1489.81</text:p>
          </table:table-cell>
          <table:table-cell office:value-type="float" office:value="41.55" calcext:value-type="float">
            <text:p>41.55</text:p>
          </table:table-cell>
          <table:table-cell office:value-type="float" office:value="1448.26" calcext:value-type="float">
            <text:p>1448.26</text:p>
          </table:table-cell>
          <table:table-cell office:value-type="float" office:value="80.37" calcext:value-type="float">
            <text:p>80.37</text:p>
          </table:table-cell>
          <table:table-cell office:value-type="float" office:value="1528.63" calcext:value-type="float">
            <text:p>1528.63</text:p>
          </table:table-cell>
        </table:table-row>
        <table:table-row table:style-name="ro1">
          <table:table-cell office:value-type="float" office:value="1528.63" calcext:value-type="float">
            <text:p>1528.63</text:p>
          </table:table-cell>
          <table:table-cell office:value-type="float" office:value="47.38" calcext:value-type="float">
            <text:p>47.38</text:p>
          </table:table-cell>
          <table:table-cell office:value-type="float" office:value="1481.25" calcext:value-type="float">
            <text:p>1481.25</text:p>
          </table:table-cell>
          <table:table-cell office:value-type="float" office:value="95.21" calcext:value-type="float">
            <text:p>95.21</text:p>
          </table:table-cell>
          <table:table-cell office:value-type="float" office:value="1576.46" calcext:value-type="float">
            <text:p>1576.46</text:p>
          </table:table-cell>
        </table:table-row>
        <table:table-row table:style-name="ro1">
          <table:table-cell office:value-type="float" office:value="1576.46" calcext:value-type="float">
            <text:p>1576.46</text:p>
          </table:table-cell>
          <table:table-cell office:value-type="float" office:value="50.84" calcext:value-type="float">
            <text:p>50.84</text:p>
          </table:table-cell>
          <table:table-cell office:value-type="float" office:value="1525.63" calcext:value-type="float">
            <text:p>1525.63</text:p>
          </table:table-cell>
          <table:table-cell office:value-type="float" office:value="96.76" calcext:value-type="float">
            <text:p>96.76</text:p>
          </table:table-cell>
          <table:table-cell office:value-type="float" office:value="1622.39" calcext:value-type="float">
            <text:p>1622.39</text:p>
          </table:table-cell>
        </table:table-row>
        <table:table-row table:style-name="ro1">
          <table:table-cell office:value-type="float" office:value="1622.39" calcext:value-type="float">
            <text:p>1622.39</text:p>
          </table:table-cell>
          <table:table-cell office:value-type="float" office:value="39.18" calcext:value-type="float">
            <text:p>39.18</text:p>
          </table:table-cell>
          <table:table-cell office:value-type="float" office:value="1583.21" calcext:value-type="float">
            <text:p>1583.21</text:p>
          </table:table-cell>
          <table:table-cell office:value-type="float" office:value="86.83" calcext:value-type="float">
            <text:p>86.83</text:p>
          </table:table-cell>
          <table:table-cell office:value-type="float" office:value="1670.04" calcext:value-type="float">
            <text:p>1670.04</text:p>
          </table:table-cell>
        </table:table-row>
        <table:table-row table:style-name="ro1">
          <table:table-cell office:value-type="float" office:value="1670.04" calcext:value-type="float">
            <text:p>1670.04</text:p>
          </table:table-cell>
          <table:table-cell office:value-type="float" office:value="29.93" calcext:value-type="float">
            <text:p>29.93</text:p>
          </table:table-cell>
          <table:table-cell office:value-type="float" office:value="1640.11" calcext:value-type="float">
            <text:p>1640.11</text:p>
          </table:table-cell>
          <table:table-cell office:value-type="float" office:value="48.59" calcext:value-type="float">
            <text:p>48.59</text:p>
          </table:table-cell>
          <table:table-cell office:value-type="float" office:value="1688.7" calcext:value-type="float">
            <text:p>1688.7</text:p>
          </table:table-cell>
        </table:table-row>
        <table:table-row table:style-name="ro1">
          <table:table-cell office:value-type="float" office:value="1688.7" calcext:value-type="float">
            <text:p>1688.7</text:p>
          </table:table-cell>
          <table:table-cell office:value-type="float" office:value="34.44" calcext:value-type="float">
            <text:p>34.44</text:p>
          </table:table-cell>
          <table:table-cell office:value-type="float" office:value="1654.26" calcext:value-type="float">
            <text:p>1654.26</text:p>
          </table:table-cell>
          <table:table-cell office:value-type="float" office:value="70.19" calcext:value-type="float">
            <text:p>70.19</text:p>
          </table:table-cell>
          <table:table-cell office:value-type="float" office:value="1724.45" calcext:value-type="float">
            <text:p>1724.45</text:p>
          </table:table-cell>
        </table:table-row>
        <table:table-row table:style-name="ro1">
          <table:table-cell office:value-type="float" office:value="1724.45" calcext:value-type="float">
            <text:p>1724.45</text:p>
          </table:table-cell>
          <table:table-cell office:value-type="float" office:value="45.72" calcext:value-type="float">
            <text:p>45.72</text:p>
          </table:table-cell>
          <table:table-cell office:value-type="float" office:value="1678.73" calcext:value-type="float">
            <text:p>1678.73</text:p>
          </table:table-cell>
          <table:table-cell office:value-type="float" office:value="79.89" calcext:value-type="float">
            <text:p>79.89</text:p>
          </table:table-cell>
          <table:table-cell office:value-type="float" office:value="1758.62" calcext:value-type="float">
            <text:p>1758.62</text:p>
          </table:table-cell>
        </table:table-row>
        <table:table-row table:style-name="ro1">
          <table:table-cell office:value-type="float" office:value="1758.62" calcext:value-type="float">
            <text:p>1758.62</text:p>
          </table:table-cell>
          <table:table-cell office:value-type="float" office:value="33.57" calcext:value-type="float">
            <text:p>33.57</text:p>
          </table:table-cell>
          <table:table-cell office:value-type="float" office:value="1725.05" calcext:value-type="float">
            <text:p>1725.05</text:p>
          </table:table-cell>
          <table:table-cell office:value-type="float" office:value="95.61" calcext:value-type="float">
            <text:p>95.61</text:p>
          </table:table-cell>
          <table:table-cell office:value-type="float" office:value="1820.67" calcext:value-type="float">
            <text:p>1820.67</text:p>
          </table:table-cell>
        </table:table-row>
        <table:table-row table:style-name="ro1">
          <table:table-cell office:value-type="float" office:value="1820.67" calcext:value-type="float">
            <text:p>1820.67</text:p>
          </table:table-cell>
          <table:table-cell office:value-type="float" office:value="35.94" calcext:value-type="float">
            <text:p>35.94</text:p>
          </table:table-cell>
          <table:table-cell office:value-type="float" office:value="1784.73" calcext:value-type="float">
            <text:p>1784.73</text:p>
          </table:table-cell>
          <table:table-cell office:value-type="float" office:value="77.34" calcext:value-type="float">
            <text:p>77.34</text:p>
          </table:table-cell>
          <table:table-cell office:value-type="float" office:value="1862.07" calcext:value-type="float">
            <text:p>1862.07</text:p>
          </table:table-cell>
        </table:table-row>
        <table:table-row table:style-name="ro1">
          <table:table-cell office:value-type="float" office:value="1862.07" calcext:value-type="float">
            <text:p>1862.07</text:p>
          </table:table-cell>
          <table:table-cell office:value-type="float" office:value="38.53" calcext:value-type="float">
            <text:p>38.53</text:p>
          </table:table-cell>
          <table:table-cell office:value-type="float" office:value="1823.54" calcext:value-type="float">
            <text:p>1823.54</text:p>
          </table:table-cell>
          <table:table-cell office:value-type="float" office:value="75.59" calcext:value-type="float">
            <text:p>75.59</text:p>
          </table:table-cell>
          <table:table-cell office:value-type="float" office:value="1899.13" calcext:value-type="float">
            <text:p>1899.13</text:p>
          </table:table-cell>
        </table:table-row>
        <table:table-row table:style-name="ro1">
          <table:table-cell office:value-type="float" office:value="1899.13" calcext:value-type="float">
            <text:p>1899.13</text:p>
          </table:table-cell>
          <table:table-cell office:value-type="float" office:value="51.61" calcext:value-type="float">
            <text:p>51.61</text:p>
          </table:table-cell>
          <table:table-cell office:value-type="float" office:value="1847.52" calcext:value-type="float">
            <text:p>1847.52</text:p>
          </table:table-cell>
          <table:table-cell office:value-type="float" office:value="68.96" calcext:value-type="float">
            <text:p>68.96</text:p>
          </table:table-cell>
          <table:table-cell office:value-type="float" office:value="1916.48" calcext:value-type="float">
            <text:p>1916.48</text:p>
          </table:table-cell>
        </table:table-row>
        <table:table-row table:style-name="ro1">
          <table:table-cell office:value-type="float" office:value="1916.48" calcext:value-type="float">
            <text:p>1916.48</text:p>
          </table:table-cell>
          <table:table-cell office:value-type="float" office:value="62.52" calcext:value-type="float">
            <text:p>62.52</text:p>
          </table:table-cell>
          <table:table-cell office:value-type="float" office:value="1853.97" calcext:value-type="float">
            <text:p>1853.97</text:p>
          </table:table-cell>
          <table:table-cell office:value-type="float" office:value="56.88" calcext:value-type="float">
            <text:p>56.88</text:p>
          </table:table-cell>
          <table:table-cell office:value-type="float" office:value="1910.84" calcext:value-type="float">
            <text:p>1910.84</text:p>
          </table:table-cell>
        </table:table-row>
        <table:table-row table:style-name="ro1">
          <table:table-cell office:value-type="float" office:value="1910.84" calcext:value-type="float">
            <text:p>1910.84</text:p>
          </table:table-cell>
          <table:table-cell office:value-type="float" office:value="93.11" calcext:value-type="float">
            <text:p>93.11</text:p>
          </table:table-cell>
          <table:table-cell office:value-type="float" office:value="1817.73" calcext:value-type="float">
            <text:p>1817.73</text:p>
          </table:table-cell>
          <table:table-cell office:value-type="float" office:value="68.35" calcext:value-type="float">
            <text:p>68.35</text:p>
          </table:table-cell>
          <table:table-cell office:value-type="float" office:value="1886.08" calcext:value-type="float">
            <text:p>1886.08</text:p>
          </table:table-cell>
        </table:table-row>
        <table:table-row table:style-name="ro1">
          <table:table-cell office:value-type="float" office:value="1886.08" calcext:value-type="float">
            <text:p>1886.08</text:p>
          </table:table-cell>
          <table:table-cell office:value-type="float" office:value="92.36" calcext:value-type="float">
            <text:p>92.36</text:p>
          </table:table-cell>
          <table:table-cell office:value-type="float" office:value="1793.71" calcext:value-type="float">
            <text:p>1793.71</text:p>
          </table:table-cell>
          <table:table-cell office:value-type="float" office:value="32.03" calcext:value-type="float">
            <text:p>32.03</text:p>
          </table:table-cell>
          <table:table-cell office:value-type="float" office:value="1825.75" calcext:value-type="float">
            <text:p>1825.75</text:p>
          </table:table-cell>
        </table:table-row>
        <table:table-row table:style-name="ro1">
          <table:table-cell office:value-type="float" office:value="1825.75" calcext:value-type="float">
            <text:p>1825.75</text:p>
          </table:table-cell>
          <table:table-cell office:value-type="float" office:value="75.62" calcext:value-type="float">
            <text:p>75.62</text:p>
          </table:table-cell>
          <table:table-cell office:value-type="float" office:value="1750.13" calcext:value-type="float">
            <text:p>1750.13</text:p>
          </table:table-cell>
          <table:table-cell office:value-type="float" office:value="75.06" calcext:value-type="float">
            <text:p>75.06</text:p>
          </table:table-cell>
          <table:table-cell office:value-type="float" office:value="1825.19" calcext:value-type="float">
            <text:p>1825.19</text:p>
          </table:table-cell>
        </table:table-row>
        <table:table-row table:style-name="ro1">
          <table:table-cell office:value-type="float" office:value="1825.19" calcext:value-type="float">
            <text:p>1825.19</text:p>
          </table:table-cell>
          <table:table-cell office:value-type="float" office:value="39.79" calcext:value-type="float">
            <text:p>39.79</text:p>
          </table:table-cell>
          <table:table-cell office:value-type="float" office:value="1785.4" calcext:value-type="float">
            <text:p>1785.4</text:p>
          </table:table-cell>
          <table:table-cell office:value-type="float" office:value="87.15" calcext:value-type="float">
            <text:p>87.15</text:p>
          </table:table-cell>
          <table:table-cell office:value-type="float" office:value="1872.55" calcext:value-type="float">
            <text:p>1872.55</text:p>
          </table:table-cell>
        </table:table-row>
        <table:table-row table:style-name="ro1">
          <table:table-cell office:value-type="float" office:value="1872.55" calcext:value-type="float">
            <text:p>1872.55</text:p>
          </table:table-cell>
          <table:table-cell office:value-type="float" office:value="38.12" calcext:value-type="float">
            <text:p>38.12</text:p>
          </table:table-cell>
          <table:table-cell office:value-type="float" office:value="1834.42" calcext:value-type="float">
            <text:p>1834.42</text:p>
          </table:table-cell>
          <table:table-cell office:value-type="float" office:value="81.56" calcext:value-type="float">
            <text:p>81.56</text:p>
          </table:table-cell>
          <table:table-cell office:value-type="float" office:value="1915.98" calcext:value-type="float">
            <text:p>1915.98</text:p>
          </table:table-cell>
        </table:table-row>
        <table:table-row table:style-name="ro1">
          <table:table-cell office:value-type="float" office:value="1915.98" calcext:value-type="float">
            <text:p>1915.98</text:p>
          </table:table-cell>
          <table:table-cell office:value-type="float" office:value="41.51" calcext:value-type="float">
            <text:p>41.51</text:p>
          </table:table-cell>
          <table:table-cell office:value-type="float" office:value="1874.47" calcext:value-type="float">
            <text:p>1874.47</text:p>
          </table:table-cell>
          <table:table-cell office:value-type="float" office:value="90.59" calcext:value-type="float">
            <text:p>90.59</text:p>
          </table:table-cell>
          <table:table-cell office:value-type="float" office:value="1965.06" calcext:value-type="float">
            <text:p>1965.06</text:p>
          </table:table-cell>
        </table:table-row>
        <table:table-row table:style-name="ro1">
          <table:table-cell office:value-type="float" office:value="1965.06" calcext:value-type="float">
            <text:p>1965.06</text:p>
          </table:table-cell>
          <table:table-cell office:value-type="float" office:value="57.89" calcext:value-type="float">
            <text:p>57.89</text:p>
          </table:table-cell>
          <table:table-cell office:value-type="float" office:value="1907.17" calcext:value-type="float">
            <text:p>1907.17</text:p>
          </table:table-cell>
          <table:table-cell office:value-type="float" office:value="46.68" calcext:value-type="float">
            <text:p>46.68</text:p>
          </table:table-cell>
          <table:table-cell office:value-type="float" office:value="1953.85" calcext:value-type="float">
            <text:p>1953.85</text:p>
          </table:table-cell>
        </table:table-row>
        <table:table-row table:style-name="ro1">
          <table:table-cell office:value-type="float" office:value="1953.85" calcext:value-type="float">
            <text:p>1953.85</text:p>
          </table:table-cell>
          <table:table-cell office:value-type="float" office:value="65.21" calcext:value-type="float">
            <text:p>65.21</text:p>
          </table:table-cell>
          <table:table-cell office:value-type="float" office:value="1888.64" calcext:value-type="float">
            <text:p>1888.64</text:p>
          </table:table-cell>
          <table:table-cell office:value-type="float" office:value="69.55" calcext:value-type="float">
            <text:p>69.55</text:p>
          </table:table-cell>
          <table:table-cell office:value-type="float" office:value="1958.19" calcext:value-type="float">
            <text:p>1958.19</text:p>
          </table:table-cell>
        </table:table-row>
        <table:table-row table:style-name="ro1">
          <table:table-cell office:value-type="float" office:value="1958.19" calcext:value-type="float">
            <text:p>1958.19</text:p>
          </table:table-cell>
          <table:table-cell office:value-type="float" office:value="44.42" calcext:value-type="float">
            <text:p>44.42</text:p>
          </table:table-cell>
          <table:table-cell office:value-type="float" office:value="1913.77" calcext:value-type="float">
            <text:p>1913.77</text:p>
          </table:table-cell>
          <table:table-cell office:value-type="float" office:value="84.92" calcext:value-type="float">
            <text:p>84.92</text:p>
          </table:table-cell>
          <table:table-cell office:value-type="float" office:value="1998.69" calcext:value-type="float">
            <text:p>1998.69</text:p>
          </table:table-cell>
        </table:table-row>
        <table:table-row table:style-name="ro1">
          <table:table-cell office:value-type="float" office:value="1998.69" calcext:value-type="float">
            <text:p>1998.69</text:p>
          </table:table-cell>
          <table:table-cell office:value-type="float" office:value="62.33" calcext:value-type="float">
            <text:p>62.33</text:p>
          </table:table-cell>
          <table:table-cell office:value-type="float" office:value="1936.37" calcext:value-type="float">
            <text:p>1936.37</text:p>
          </table:table-cell>
          <table:table-cell office:value-type="float" office:value="78.78" calcext:value-type="float">
            <text:p>78.78</text:p>
          </table:table-cell>
          <table:table-cell office:value-type="float" office:value="2015.15" calcext:value-type="float">
            <text:p>2015.15</text:p>
          </table:table-cell>
        </table:table-row>
        <table:table-row table:style-name="ro1">
          <table:table-cell office:value-type="float" office:value="2015.15" calcext:value-type="float">
            <text:p>2015.15</text:p>
          </table:table-cell>
          <table:table-cell office:value-type="float" office:value="71.72" calcext:value-type="float">
            <text:p>71.72</text:p>
          </table:table-cell>
          <table:table-cell office:value-type="float" office:value="1943.43" calcext:value-type="float">
            <text:p>1943.43</text:p>
          </table:table-cell>
          <table:table-cell office:value-type="float" office:value="34.42" calcext:value-type="float">
            <text:p>34.42</text:p>
          </table:table-cell>
          <table:table-cell office:value-type="float" office:value="1977.85" calcext:value-type="float">
            <text:p>1977.85</text:p>
          </table:table-cell>
        </table:table-row>
        <table:table-row table:style-name="ro1">
          <table:table-cell office:value-type="float" office:value="1977.85" calcext:value-type="float">
            <text:p>1977.85</text:p>
          </table:table-cell>
          <table:table-cell office:value-type="float" office:value="87.65" calcext:value-type="float">
            <text:p>87.65</text:p>
          </table:table-cell>
          <table:table-cell office:value-type="float" office:value="1890.2" calcext:value-type="float">
            <text:p>1890.2</text:p>
          </table:table-cell>
          <table:table-cell office:value-type="float" office:value="36.1" calcext:value-type="float">
            <text:p>36.1</text:p>
          </table:table-cell>
          <table:table-cell office:value-type="float" office:value="1926.3" calcext:value-type="float">
            <text:p>1926.3</text:p>
          </table:table-cell>
        </table:table-row>
        <table:table-row table:style-name="ro1">
          <table:table-cell office:value-type="float" office:value="1926.3" calcext:value-type="float">
            <text:p>1926.3</text:p>
          </table:table-cell>
          <table:table-cell office:value-type="float" office:value="88.53" calcext:value-type="float">
            <text:p>88.53</text:p>
          </table:table-cell>
          <table:table-cell office:value-type="float" office:value="1837.77" calcext:value-type="float">
            <text:p>1837.77</text:p>
          </table:table-cell>
          <table:table-cell office:value-type="float" office:value="60.87" calcext:value-type="float">
            <text:p>60.87</text:p>
          </table:table-cell>
          <table:table-cell office:value-type="float" office:value="1898.64" calcext:value-type="float">
            <text:p>1898.64</text:p>
          </table:table-cell>
        </table:table-row>
        <table:table-row table:style-name="ro1">
          <table:table-cell office:value-type="float" office:value="1898.64" calcext:value-type="float">
            <text:p>1898.64</text:p>
          </table:table-cell>
          <table:table-cell office:value-type="float" office:value="66.02" calcext:value-type="float">
            <text:p>66.02</text:p>
          </table:table-cell>
          <table:table-cell office:value-type="float" office:value="1832.61" calcext:value-type="float">
            <text:p>1832.61</text:p>
          </table:table-cell>
          <table:table-cell office:value-type="float" office:value="48.03" calcext:value-type="float">
            <text:p>48.03</text:p>
          </table:table-cell>
          <table:table-cell office:value-type="float" office:value="1880.65" calcext:value-type="float">
            <text:p>1880.65</text:p>
          </table:table-cell>
        </table:table-row>
        <table:table-row table:style-name="ro1">
          <table:table-cell office:value-type="float" office:value="1880.65" calcext:value-type="float">
            <text:p>1880.65</text:p>
          </table:table-cell>
          <table:table-cell office:value-type="float" office:value="59.7" calcext:value-type="float">
            <text:p>59.7</text:p>
          </table:table-cell>
          <table:table-cell office:value-type="float" office:value="1820.95" calcext:value-type="float">
            <text:p>1820.95</text:p>
          </table:table-cell>
          <table:table-cell office:value-type="float" office:value="44.19" calcext:value-type="float">
            <text:p>44.19</text:p>
          </table:table-cell>
          <table:table-cell office:value-type="float" office:value="1865.14" calcext:value-type="float">
            <text:p>1865.14</text:p>
          </table:table-cell>
        </table:table-row>
        <table:table-row table:style-name="ro1">
          <table:table-cell office:value-type="float" office:value="1865.14" calcext:value-type="float">
            <text:p>1865.14</text:p>
          </table:table-cell>
          <table:table-cell office:value-type="float" office:value="43.86" calcext:value-type="float">
            <text:p>43.86</text:p>
          </table:table-cell>
          <table:table-cell office:value-type="float" office:value="1821.28" calcext:value-type="float">
            <text:p>1821.28</text:p>
          </table:table-cell>
          <table:table-cell office:value-type="float" office:value="37.08" calcext:value-type="float">
            <text:p>37.08</text:p>
          </table:table-cell>
          <table:table-cell office:value-type="float" office:value="1858.37" calcext:value-type="float">
            <text:p>1858.37</text:p>
          </table:table-cell>
        </table:table-row>
        <table:table-row table:style-name="ro1">
          <table:table-cell office:value-type="float" office:value="1858.37" calcext:value-type="float">
            <text:p>1858.37</text:p>
          </table:table-cell>
          <table:table-cell office:value-type="float" office:value="32.81" calcext:value-type="float">
            <text:p>32.81</text:p>
          </table:table-cell>
          <table:table-cell office:value-type="float" office:value="1825.56" calcext:value-type="float">
            <text:p>1825.56</text:p>
          </table:table-cell>
          <table:table-cell office:value-type="float" office:value="33.59" calcext:value-type="float">
            <text:p>33.59</text:p>
          </table:table-cell>
          <table:table-cell office:value-type="float" office:value="1859.15" calcext:value-type="float">
            <text:p>1859.15</text:p>
          </table:table-cell>
        </table:table-row>
        <table:table-row table:style-name="ro1">
          <table:table-cell office:value-type="float" office:value="1859.15" calcext:value-type="float">
            <text:p>1859.15</text:p>
          </table:table-cell>
          <table:table-cell office:value-type="float" office:value="42.62" calcext:value-type="float">
            <text:p>42.62</text:p>
          </table:table-cell>
          <table:table-cell office:value-type="float" office:value="1816.53" calcext:value-type="float">
            <text:p>1816.53</text:p>
          </table:table-cell>
          <table:table-cell office:value-type="float" office:value="24.98" calcext:value-type="float">
            <text:p>24.98</text:p>
          </table:table-cell>
          <table:table-cell office:value-type="float" office:value="1841.52" calcext:value-type="float">
            <text:p>1841.52</text:p>
          </table:table-cell>
        </table:table-row>
        <table:table-row table:style-name="ro1">
          <table:table-cell office:value-type="float" office:value="1841.52" calcext:value-type="float">
            <text:p>1841.52</text:p>
          </table:table-cell>
          <table:table-cell office:value-type="float" office:value="27.27" calcext:value-type="float">
            <text:p>27.27</text:p>
          </table:table-cell>
          <table:table-cell office:value-type="float" office:value="1814.24" calcext:value-type="float">
            <text:p>1814.24</text:p>
          </table:table-cell>
          <table:table-cell office:value-type="float" office:value="46.95" calcext:value-type="float">
            <text:p>46.95</text:p>
          </table:table-cell>
          <table:table-cell office:value-type="float" office:value="1861.19" calcext:value-type="float">
            <text:p>1861.19</text:p>
          </table:table-cell>
        </table:table-row>
        <table:table-row table:style-name="ro1">
          <table:table-cell office:value-type="float" office:value="1861.19" calcext:value-type="float">
            <text:p>1861.19</text:p>
          </table:table-cell>
          <table:table-cell office:value-type="float" office:value="38.85" calcext:value-type="float">
            <text:p>38.85</text:p>
          </table:table-cell>
          <table:table-cell office:value-type="float" office:value="1822.34" calcext:value-type="float">
            <text:p>1822.34</text:p>
          </table:table-cell>
          <table:table-cell office:value-type="float" office:value="25.31" calcext:value-type="float">
            <text:p>25.31</text:p>
          </table:table-cell>
          <table:table-cell office:value-type="float" office:value="1847.65" calcext:value-type="float">
            <text:p>1847.65</text:p>
          </table:table-cell>
        </table:table-row>
        <table:table-row table:style-name="ro1">
          <table:table-cell office:value-type="float" office:value="1847.65" calcext:value-type="float">
            <text:p>1847.65</text:p>
          </table:table-cell>
          <table:table-cell office:value-type="float" office:value="39.76" calcext:value-type="float">
            <text:p>39.76</text:p>
          </table:table-cell>
          <table:table-cell office:value-type="float" office:value="1807.89" calcext:value-type="float">
            <text:p>1807.89</text:p>
          </table:table-cell>
          <table:table-cell office:value-type="float" office:value="41.38" calcext:value-type="float">
            <text:p>41.38</text:p>
          </table:table-cell>
          <table:table-cell office:value-type="float" office:value="1849.27" calcext:value-type="float">
            <text:p>1849.27</text:p>
          </table:table-cell>
        </table:table-row>
        <table:table-row table:style-name="ro1">
          <table:table-cell office:value-type="float" office:value="1849.27" calcext:value-type="float">
            <text:p>1849.27</text:p>
          </table:table-cell>
          <table:table-cell office:value-type="float" office:value="12.98" calcext:value-type="float">
            <text:p>12.98</text:p>
          </table:table-cell>
          <table:table-cell office:value-type="float" office:value="1836.29" calcext:value-type="float">
            <text:p>1836.29</text:p>
          </table:table-cell>
          <table:table-cell office:value-type="float" office:value="40.82" calcext:value-type="float">
            <text:p>40.82</text:p>
          </table:table-cell>
          <table:table-cell office:value-type="float" office:value="1877.1" calcext:value-type="float">
            <text:p>1877.1</text:p>
          </table:table-cell>
        </table:table-row>
        <table:table-row table:style-name="ro1">
          <table:table-cell office:value-type="float" office:value="1877.1" calcext:value-type="float">
            <text:p>1877.1</text:p>
          </table:table-cell>
          <table:table-cell office:value-type="float" office:value="18.48" calcext:value-type="float">
            <text:p>18.48</text:p>
          </table:table-cell>
          <table:table-cell office:value-type="float" office:value="1858.63" calcext:value-type="float">
            <text:p>1858.63</text:p>
          </table:table-cell>
          <table:table-cell office:value-type="float" office:value="21.82" calcext:value-type="float">
            <text:p>21.82</text:p>
          </table:table-cell>
          <table:table-cell office:value-type="float" office:value="1880.45" calcext:value-type="float">
            <text:p>1880.45</text:p>
          </table:table-cell>
        </table:table-row>
        <table:table-row table:style-name="ro1">
          <table:table-cell office:value-type="float" office:value="1880.45" calcext:value-type="float">
            <text:p>1880.45</text:p>
          </table:table-cell>
          <table:table-cell office:value-type="float" office:value="41.88" calcext:value-type="float">
            <text:p>41.88</text:p>
          </table:table-cell>
          <table:table-cell office:value-type="float" office:value="1838.57" calcext:value-type="float">
            <text:p>1838.57</text:p>
          </table:table-cell>
          <table:table-cell office:value-type="float" office:value="15.25" calcext:value-type="float">
            <text:p>15.25</text:p>
          </table:table-cell>
          <table:table-cell office:value-type="float" office:value="1853.83" calcext:value-type="float">
            <text:p>1853.83</text:p>
          </table:table-cell>
        </table:table-row>
        <table:table-row table:style-name="ro1">
          <table:table-cell office:value-type="float" office:value="1853.83" calcext:value-type="float">
            <text:p>1853.83</text:p>
          </table:table-cell>
          <table:table-cell office:value-type="float" office:value="39.38" calcext:value-type="float">
            <text:p>39.38</text:p>
          </table:table-cell>
          <table:table-cell office:value-type="float" office:value="1814.45" calcext:value-type="float">
            <text:p>1814.45</text:p>
          </table:table-cell>
          <table:table-cell office:value-type="float" office:value="14.16" calcext:value-type="float">
            <text:p>14.16</text:p>
          </table:table-cell>
          <table:table-cell office:value-type="float" office:value="1828.61" calcext:value-type="float">
            <text:p>1828.61</text:p>
          </table:table-cell>
        </table:table-row>
        <table:table-row table:style-name="ro1">
          <table:table-cell office:value-type="float" office:value="1828.61" calcext:value-type="float">
            <text:p>1828.61</text:p>
          </table:table-cell>
          <table:table-cell office:value-type="float" office:value="59.81" calcext:value-type="float">
            <text:p>59.81</text:p>
          </table:table-cell>
          <table:table-cell office:value-type="float" office:value="1768.8" calcext:value-type="float">
            <text:p>1768.8</text:p>
          </table:table-cell>
          <table:table-cell office:value-type="float" office:value="5.99" calcext:value-type="float">
            <text:p>5.99</text:p>
          </table:table-cell>
          <table:table-cell office:value-type="float" office:value="1774.78" calcext:value-type="float">
            <text:p>1774.78</text:p>
          </table:table-cell>
        </table:table-row>
        <table:table-row table:style-name="ro1">
          <table:table-cell office:value-type="float" office:value="1774.78" calcext:value-type="float">
            <text:p>1774.78</text:p>
          </table:table-cell>
          <table:table-cell office:value-type="float" office:value="55.97" calcext:value-type="float">
            <text:p>55.97</text:p>
          </table:table-cell>
          <table:table-cell office:value-type="float" office:value="1718.81" calcext:value-type="float">
            <text:p>1718.81</text:p>
          </table:table-cell>
          <table:table-cell office:value-type="float" office:value="6.34" calcext:value-type="float">
            <text:p>6.34</text:p>
          </table:table-cell>
          <table:table-cell office:value-type="float" office:value="1725.15" calcext:value-type="float">
            <text:p>1725.15</text:p>
          </table:table-cell>
        </table:table-row>
        <table:table-row table:style-name="ro1">
          <table:table-cell office:value-type="float" office:value="1725.15" calcext:value-type="float">
            <text:p>1725.15</text:p>
          </table:table-cell>
          <table:table-cell office:value-type="float" office:value="48.14" calcext:value-type="float">
            <text:p>48.14</text:p>
          </table:table-cell>
          <table:table-cell office:value-type="float" office:value="1677.01" calcext:value-type="float">
            <text:p>1677.01</text:p>
          </table:table-cell>
          <table:table-cell office:value-type="float" office:value="3.74" calcext:value-type="float">
            <text:p>3.74</text:p>
          </table:table-cell>
          <table:table-cell office:value-type="float" office:value="1680.75" calcext:value-type="float">
            <text:p>1680.75</text:p>
          </table:table-cell>
        </table:table-row>
        <table:table-row table:style-name="ro1">
          <table:table-cell office:value-type="float" office:value="1680.75" calcext:value-type="float">
            <text:p>1680.75</text:p>
          </table:table-cell>
          <table:table-cell office:value-type="float" office:value="37.64" calcext:value-type="float">
            <text:p>37.64</text:p>
          </table:table-cell>
          <table:table-cell office:value-type="float" office:value="1643.11" calcext:value-type="float">
            <text:p>1643.11</text:p>
          </table:table-cell>
          <table:table-cell office:value-type="float" office:value="4.09" calcext:value-type="float">
            <text:p>4.09</text:p>
          </table:table-cell>
          <table:table-cell office:value-type="float" office:value="1647.2" calcext:value-type="float">
            <text:p>1647.2</text:p>
          </table:table-cell>
        </table:table-row>
        <table:table-row table:style-name="ro1">
          <table:table-cell office:value-type="float" office:value="1647.2" calcext:value-type="float">
            <text:p>1647.2</text:p>
          </table:table-cell>
          <table:table-cell office:value-type="float" office:value="40.99" calcext:value-type="float">
            <text:p>40.99</text:p>
          </table:table-cell>
          <table:table-cell office:value-type="float" office:value="1606.21" calcext:value-type="float">
            <text:p>1606.21</text:p>
          </table:table-cell>
          <table:table-cell office:value-type="float" office:value="5.6" calcext:value-type="float">
            <text:p>5.6</text:p>
          </table:table-cell>
          <table:table-cell office:value-type="float" office:value="1611.81" calcext:value-type="float">
            <text:p>1611.81</text:p>
          </table:table-cell>
        </table:table-row>
        <table:table-row table:style-name="ro1">
          <table:table-cell office:value-type="float" office:value="1611.81" calcext:value-type="float">
            <text:p>1611.81</text:p>
          </table:table-cell>
          <table:table-cell office:value-type="float" office:value="47.04" calcext:value-type="float">
            <text:p>47.04</text:p>
          </table:table-cell>
          <table:table-cell office:value-type="float" office:value="1564.77" calcext:value-type="float">
            <text:p>1564.77</text:p>
          </table:table-cell>
          <table:table-cell office:value-type="float" office:value="3.97" calcext:value-type="float">
            <text:p>3.97</text:p>
          </table:table-cell>
          <table:table-cell office:value-type="float" office:value="1568.74" calcext:value-type="float">
            <text:p>1568.74</text:p>
          </table:table-cell>
        </table:table-row>
        <table:table-row table:style-name="ro1">
          <table:table-cell office:value-type="float" office:value="1568.74" calcext:value-type="float">
            <text:p>1568.74</text:p>
          </table:table-cell>
          <table:table-cell office:value-type="float" office:value="18.88" calcext:value-type="float">
            <text:p>18.88</text:p>
          </table:table-cell>
          <table:table-cell office:value-type="float" office:value="1549.86" calcext:value-type="float">
            <text:p>1549.86</text:p>
          </table:table-cell>
          <table:table-cell office:value-type="float" office:value="21.23" calcext:value-type="float">
            <text:p>21.23</text:p>
          </table:table-cell>
          <table:table-cell office:value-type="float" office:value="1571.1" calcext:value-type="float">
            <text:p>1571.1</text:p>
          </table:table-cell>
        </table:table-row>
        <table:table-row table:style-name="ro1">
          <table:table-cell office:value-type="float" office:value="1571.1" calcext:value-type="float">
            <text:p>1571.1</text:p>
          </table:table-cell>
          <table:table-cell office:value-type="float" office:value="21.21" calcext:value-type="float">
            <text:p>21.21</text:p>
          </table:table-cell>
          <table:table-cell office:value-type="float" office:value="1549.89" calcext:value-type="float">
            <text:p>1549.89</text:p>
          </table:table-cell>
          <table:table-cell office:value-type="float" office:value="14.35" calcext:value-type="float">
            <text:p>14.35</text:p>
          </table:table-cell>
          <table:table-cell office:value-type="float" office:value="1564.24" calcext:value-type="float">
            <text:p>1564.24</text:p>
          </table:table-cell>
        </table:table-row>
        <table:table-row table:style-name="ro1">
          <table:table-cell office:value-type="float" office:value="1564.24" calcext:value-type="float">
            <text:p>1564.24</text:p>
          </table:table-cell>
          <table:table-cell office:value-type="float" office:value="15.67" calcext:value-type="float">
            <text:p>15.67</text:p>
          </table:table-cell>
          <table:table-cell office:value-type="float" office:value="1548.56" calcext:value-type="float">
            <text:p>1548.56</text:p>
          </table:table-cell>
          <table:table-cell office:value-type="float" office:value="4.27" calcext:value-type="float">
            <text:p>4.27</text:p>
          </table:table-cell>
          <table:table-cell office:value-type="float" office:value="1552.83" calcext:value-type="float">
            <text:p>1552.83</text:p>
          </table:table-cell>
        </table:table-row>
        <table:table-row table:style-name="ro1">
          <table:table-cell office:value-type="float" office:value="1552.83" calcext:value-type="float">
            <text:p>1552.83</text:p>
          </table:table-cell>
          <table:table-cell office:value-type="float" office:value="31.87" calcext:value-type="float">
            <text:p>31.87</text:p>
          </table:table-cell>
          <table:table-cell office:value-type="float" office:value="1520.96" calcext:value-type="float">
            <text:p>1520.96</text:p>
          </table:table-cell>
          <table:table-cell office:value-type="float" office:value="3.17" calcext:value-type="float">
            <text:p>3.17</text:p>
          </table:table-cell>
          <table:table-cell office:value-type="float" office:value="1524.13" calcext:value-type="float">
            <text:p>1524.13</text:p>
          </table:table-cell>
        </table:table-row>
        <table:table-row table:style-name="ro1">
          <table:table-cell office:value-type="float" office:value="1524.13" calcext:value-type="float">
            <text:p>1524.13</text:p>
          </table:table-cell>
          <table:table-cell office:value-type="float" office:value="22.07" calcext:value-type="float">
            <text:p>22.07</text:p>
          </table:table-cell>
          <table:table-cell office:value-type="float" office:value="1502.06" calcext:value-type="float">
            <text:p>1502.06</text:p>
          </table:table-cell>
          <table:table-cell office:value-type="float" office:value="9.13" calcext:value-type="float">
            <text:p>9.13</text:p>
          </table:table-cell>
          <table:table-cell office:value-type="float" office:value="1511.2" calcext:value-type="float">
            <text:p>1511.2</text:p>
          </table:table-cell>
        </table:table-row>
        <table:table-row table:style-name="ro1">
          <table:table-cell office:value-type="float" office:value="1511.2" calcext:value-type="float">
            <text:p>1511.2</text:p>
          </table:table-cell>
          <table:table-cell office:value-type="float" office:value="4.93" calcext:value-type="float">
            <text:p>4.93</text:p>
          </table:table-cell>
          <table:table-cell office:value-type="float" office:value="1506.27" calcext:value-type="float">
            <text:p>1506.27</text:p>
          </table:table-cell>
          <table:table-cell office:value-type="float" office:value="8.6" calcext:value-type="float">
            <text:p>8.6</text:p>
          </table:table-cell>
          <table:table-cell office:value-type="float" office:value="1514.87" calcext:value-type="float">
            <text:p>1514.87</text:p>
          </table:table-cell>
        </table:table-row>
        <table:table-row table:style-name="ro1">
          <table:table-cell office:value-type="float" office:value="1514.87" calcext:value-type="float">
            <text:p>1514.87</text:p>
          </table:table-cell>
          <table:table-cell office:value-type="float" office:value="9.43" calcext:value-type="float">
            <text:p>9.43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.79" calcext:value-type="float">
            <text:p>0.79</text:p>
          </table:table-cell>
          <table:table-cell office:value-type="float" office:value="1506.23" calcext:value-type="float">
            <text:p>1506.23</text:p>
          </table:table-cell>
        </table:table-row>
        <table:table-row table:style-name="ro1">
          <table:table-cell office:value-type="float" office:value="1506.23" calcext:value-type="float">
            <text:p>1506.23</text:p>
          </table:table-cell>
          <table:table-cell office:value-type="float" office:value="22.29" calcext:value-type="float">
            <text:p>22.29</text:p>
          </table:table-cell>
          <table:table-cell office:value-type="float" office:value="1483.94" calcext:value-type="float">
            <text:p>1483.94</text:p>
          </table:table-cell>
          <table:table-cell office:value-type="float" office:value="0" calcext:value-type="float">
            <text:p>0</text:p>
          </table:table-cell>
          <table:table-cell office:value-type="float" office:value="1483.94" calcext:value-type="float">
            <text:p>1483.94</text:p>
          </table:table-cell>
        </table:table-row>
        <table:table-row table:style-name="ro1">
          <table:table-cell office:value-type="float" office:value="1483.94" calcext:value-type="float">
            <text:p>1483.94</text:p>
          </table:table-cell>
          <table:table-cell office:value-type="float" office:value="18.1" calcext:value-type="float">
            <text:p>18.1</text:p>
          </table:table-cell>
          <table:table-cell office:value-type="float" office:value="1465.84" calcext:value-type="float">
            <text:p>1465.84</text:p>
          </table:table-cell>
          <table:table-cell office:value-type="float" office:value="0" calcext:value-type="float">
            <text:p>0</text:p>
          </table:table-cell>
          <table:table-cell office:value-type="float" office:value="1465.84" calcext:value-type="float">
            <text:p>1465.84</text:p>
          </table:table-cell>
        </table:table-row>
        <table:table-row table:style-name="ro1">
          <table:table-cell office:value-type="float" office:value="1465.84" calcext:value-type="float">
            <text:p>1465.84</text:p>
          </table:table-cell>
          <table:table-cell office:value-type="float" office:value="12.5" calcext:value-type="float">
            <text:p>12.5</text:p>
          </table:table-cell>
          <table:table-cell office:value-type="float" office:value="1453.33" calcext:value-type="float">
            <text:p>1453.33</text:p>
          </table:table-cell>
          <table:table-cell office:value-type="float" office:value="0" calcext:value-type="float">
            <text:p>0</text:p>
          </table:table-cell>
          <table:table-cell office:value-type="float" office:value="1453.33" calcext:value-type="float">
            <text:p>1453.33</text:p>
          </table:table-cell>
        </table:table-row>
        <table:table-row table:style-name="ro1">
          <table:table-cell office:value-type="float" office:value="1453.33" calcext:value-type="float">
            <text:p>1453.33</text:p>
          </table:table-cell>
          <table:table-cell office:value-type="float" office:value="1.17" calcext:value-type="float">
            <text:p>1.17</text:p>
          </table:table-cell>
          <table:table-cell office:value-type="float" office:value="1452.16" calcext:value-type="float">
            <text:p>1452.16</text:p>
          </table:table-cell>
          <table:table-cell office:value-type="float" office:value="0" calcext:value-type="float">
            <text:p>0</text:p>
          </table:table-cell>
          <table:table-cell office:value-type="float" office:value="1452.16" calcext:value-type="float">
            <text:p>1452.16</text:p>
          </table:table-cell>
        </table:table-row>
        <table:table-row table:style-name="ro1">
          <table:table-cell office:value-type="float" office:value="1452.16" calcext:value-type="float">
            <text:p>1452.16</text:p>
          </table:table-cell>
          <table:table-cell office:value-type="float" office:value="12.84" calcext:value-type="float">
            <text:p>12.84</text:p>
          </table:table-cell>
          <table:table-cell office:value-type="float" office:value="1439.33" calcext:value-type="float">
            <text:p>1439.33</text:p>
          </table:table-cell>
          <table:table-cell office:value-type="float" office:value="0" calcext:value-type="float">
            <text:p>0</text:p>
          </table:table-cell>
          <table:table-cell office:value-type="float" office:value="1439.33" calcext:value-type="float">
            <text:p>1439.33</text:p>
          </table:table-cell>
        </table:table-row>
        <table:table-row table:style-name="ro1">
          <table:table-cell office:value-type="float" office:value="1439.33" calcext:value-type="float">
            <text:p>1439.33</text:p>
          </table:table-cell>
          <table:table-cell office:value-type="float" office:value="41.76" calcext:value-type="float">
            <text:p>41.76</text:p>
          </table:table-cell>
          <table:table-cell office:value-type="float" office:value="1397.56" calcext:value-type="float">
            <text:p>1397.56</text:p>
          </table:table-cell>
          <table:table-cell office:value-type="float" office:value="0" calcext:value-type="float">
            <text:p>0</text:p>
          </table:table-cell>
          <table:table-cell office:value-type="float" office:value="1397.56" calcext:value-type="float">
            <text:p>1397.56</text:p>
          </table:table-cell>
        </table:table-row>
        <table:table-row table:style-name="ro1">
          <table:table-cell office:value-type="float" office:value="1397.56" calcext:value-type="float">
            <text:p>1397.56</text:p>
          </table:table-cell>
          <table:table-cell office:value-type="float" office:value="21.48" calcext:value-type="float">
            <text:p>21.48</text:p>
          </table:table-cell>
          <table:table-cell office:value-type="float" office:value="1376.08" calcext:value-type="float">
            <text:p>1376.08</text:p>
          </table:table-cell>
          <table:table-cell office:value-type="float" office:value="0" calcext:value-type="float">
            <text:p>0</text:p>
          </table:table-cell>
          <table:table-cell office:value-type="float" office:value="1376.08" calcext:value-type="float">
            <text:p>1376.08</text:p>
          </table:table-cell>
        </table:table-row>
        <table:table-row table:style-name="ro1">
          <table:table-cell office:value-type="float" office:value="1376.08" calcext:value-type="float">
            <text:p>1376.08</text:p>
          </table:table-cell>
          <table:table-cell office:value-type="float" office:value="8.37" calcext:value-type="float">
            <text:p>8.37</text:p>
          </table:table-cell>
          <table:table-cell office:value-type="float" office:value="1367.72" calcext:value-type="float">
            <text:p>1367.72</text:p>
          </table:table-cell>
          <table:table-cell office:value-type="float" office:value="0" calcext:value-type="float">
            <text:p>0</text:p>
          </table:table-cell>
          <table:table-cell office:value-type="float" office:value="1367.72" calcext:value-type="float">
            <text:p>1367.72</text:p>
          </table:table-cell>
        </table:table-row>
        <table:table-row table:style-name="ro1">
          <table:table-cell office:value-type="float" office:value="1367.72" calcext:value-type="float">
            <text:p>1367.72</text:p>
          </table:table-cell>
          <table:table-cell office:value-type="float" office:value="46.6" calcext:value-type="float">
            <text:p>46.6</text:p>
          </table:table-cell>
          <table:table-cell office:value-type="float" office:value="1321.11" calcext:value-type="float">
            <text:p>1321.11</text:p>
          </table:table-cell>
          <table:table-cell office:value-type="float" office:value="0" calcext:value-type="float">
            <text:p>0</text:p>
          </table:table-cell>
          <table:table-cell office:value-type="float" office:value="1321.11" calcext:value-type="float">
            <text:p>1321.11</text:p>
          </table:table-cell>
        </table:table-row>
        <table:table-row table:style-name="ro1">
          <table:table-cell office:value-type="float" office:value="1321.11" calcext:value-type="float">
            <text:p>1321.11</text:p>
          </table:table-cell>
          <table:table-cell office:value-type="float" office:value="21.38" calcext:value-type="float">
            <text:p>21.38</text:p>
          </table:table-cell>
          <table:table-cell office:value-type="float" office:value="1299.73" calcext:value-type="float">
            <text:p>1299.73</text:p>
          </table:table-cell>
          <table:table-cell office:value-type="float" office:value="0" calcext:value-type="float">
            <text:p>0</text:p>
          </table:table-cell>
          <table:table-cell office:value-type="float" office:value="1299.73" calcext:value-type="float">
            <text:p>1299.73</text:p>
          </table:table-cell>
        </table:table-row>
        <table:table-row table:style-name="ro1">
          <table:table-cell office:value-type="float" office:value="1299.73" calcext:value-type="float">
            <text:p>1299.73</text:p>
          </table:table-cell>
          <table:table-cell office:value-type="float" office:value="27.14" calcext:value-type="float">
            <text:p>27.14</text:p>
          </table:table-cell>
          <table:table-cell office:value-type="float" office:value="1272.6" calcext:value-type="float">
            <text:p>1272.6</text:p>
          </table:table-cell>
          <table:table-cell office:value-type="float" office:value="0" calcext:value-type="float">
            <text:p>0</text:p>
          </table:table-cell>
          <table:table-cell office:value-type="float" office:value="1272.6" calcext:value-type="float">
            <text:p>1272.6</text:p>
          </table:table-cell>
        </table:table-row>
        <table:table-row table:style-name="ro1">
          <table:table-cell office:value-type="float" office:value="1272.6" calcext:value-type="float">
            <text:p>1272.6</text:p>
          </table:table-cell>
          <table:table-cell office:value-type="float" office:value="35.76" calcext:value-type="float">
            <text:p>35.76</text:p>
          </table:table-cell>
          <table:table-cell office:value-type="float" office:value="1236.84" calcext:value-type="float">
            <text:p>1236.84</text:p>
          </table:table-cell>
          <table:table-cell office:value-type="float" office:value="0" calcext:value-type="float">
            <text:p>0</text:p>
          </table:table-cell>
          <table:table-cell office:value-type="float" office:value="1236.84" calcext:value-type="float">
            <text:p>1236.84</text:p>
          </table:table-cell>
        </table:table-row>
        <table:table-row table:style-name="ro1">
          <table:table-cell office:value-type="float" office:value="1236.84" calcext:value-type="float">
            <text:p>1236.84</text:p>
          </table:table-cell>
          <table:table-cell office:value-type="float" office:value="29.63" calcext:value-type="float">
            <text:p>29.63</text:p>
          </table:table-cell>
          <table:table-cell office:value-type="float" office:value="1207.21" calcext:value-type="float">
            <text:p>1207.21</text:p>
          </table:table-cell>
          <table:table-cell office:value-type="float" office:value="0.26" calcext:value-type="float">
            <text:p>0.26</text:p>
          </table:table-cell>
          <table:table-cell office:value-type="float" office:value="1207.47" calcext:value-type="float">
            <text:p>1207.47</text:p>
          </table:table-cell>
        </table:table-row>
        <table:table-row table:style-name="ro1">
          <table:table-cell office:value-type="float" office:value="1207.47" calcext:value-type="float">
            <text:p>1207.47</text:p>
          </table:table-cell>
          <table:table-cell office:value-type="float" office:value="17.61" calcext:value-type="float">
            <text:p>17.61</text:p>
          </table:table-cell>
          <table:table-cell office:value-type="float" office:value="1189.86" calcext:value-type="float">
            <text:p>1189.86</text:p>
          </table:table-cell>
          <table:table-cell office:value-type="float" office:value="4.08" calcext:value-type="float">
            <text:p>4.08</text:p>
          </table:table-cell>
          <table:table-cell office:value-type="float" office:value="1193.93" calcext:value-type="float">
            <text:p>1193.93</text:p>
          </table:table-cell>
        </table:table-row>
        <table:table-row table:style-name="ro1">
          <table:table-cell office:value-type="float" office:value="1193.93" calcext:value-type="float">
            <text:p>1193.93</text:p>
          </table:table-cell>
          <table:table-cell office:value-type="float" office:value="28.03" calcext:value-type="float">
            <text:p>28.03</text:p>
          </table:table-cell>
          <table:table-cell office:value-type="float" office:value="1165.9" calcext:value-type="float">
            <text:p>1165.9</text:p>
          </table:table-cell>
          <table:table-cell office:value-type="float" office:value="2.79" calcext:value-type="float">
            <text:p>2.79</text:p>
          </table:table-cell>
          <table:table-cell office:value-type="float" office:value="1168.7" calcext:value-type="float">
            <text:p>1168.7</text:p>
          </table:table-cell>
        </table:table-row>
        <table:table-row table:style-name="ro1">
          <table:table-cell office:value-type="float" office:value="1168.7" calcext:value-type="float">
            <text:p>1168.7</text:p>
          </table:table-cell>
          <table:table-cell office:value-type="float" office:value="12.51" calcext:value-type="float">
            <text:p>12.51</text:p>
          </table:table-cell>
          <table:table-cell office:value-type="float" office:value="1156.19" calcext:value-type="float">
            <text:p>1156.19</text:p>
          </table:table-cell>
          <table:table-cell office:value-type="float" office:value="2.59" calcext:value-type="float">
            <text:p>2.59</text:p>
          </table:table-cell>
          <table:table-cell office:value-type="float" office:value="1158.78" calcext:value-type="float">
            <text:p>1158.78</text:p>
          </table:table-cell>
        </table:table-row>
        <table:table-row table:style-name="ro1">
          <table:table-cell office:value-type="float" office:value="1158.78" calcext:value-type="float">
            <text:p>1158.78</text:p>
          </table:table-cell>
          <table:table-cell office:value-type="float" office:value="35.61" calcext:value-type="float">
            <text:p>35.61</text:p>
          </table:table-cell>
          <table:table-cell office:value-type="float" office:value="1123.17" calcext:value-type="float">
            <text:p>1123.17</text:p>
          </table:table-cell>
          <table:table-cell office:value-type="float" office:value="1.56" calcext:value-type="float">
            <text:p>1.56</text:p>
          </table:table-cell>
          <table:table-cell office:value-type="float" office:value="1124.73" calcext:value-type="float">
            <text:p>1124.73</text:p>
          </table:table-cell>
        </table:table-row>
        <table:table-row table:style-name="ro1">
          <table:table-cell office:value-type="float" office:value="1124.73" calcext:value-type="float">
            <text:p>1124.73</text:p>
          </table:table-cell>
          <table:table-cell office:value-type="float" office:value="33.61" calcext:value-type="float">
            <text:p>33.61</text:p>
          </table:table-cell>
          <table:table-cell office:value-type="float" office:value="1091.12" calcext:value-type="float">
            <text:p>1091.12</text:p>
          </table:table-cell>
          <table:table-cell office:value-type="float" office:value="5.04" calcext:value-type="float">
            <text:p>5.04</text:p>
          </table:table-cell>
          <table:table-cell office:value-type="float" office:value="1096.16" calcext:value-type="float">
            <text:p>1096.16</text:p>
          </table:table-cell>
        </table:table-row>
        <table:table-row table:style-name="ro1">
          <table:table-cell office:value-type="float" office:value="1096.16" calcext:value-type="float">
            <text:p>1096.16</text:p>
          </table:table-cell>
          <table:table-cell office:value-type="float" office:value="13.29" calcext:value-type="float">
            <text:p>13.29</text:p>
          </table:table-cell>
          <table:table-cell office:value-type="float" office:value="1082.87" calcext:value-type="float">
            <text:p>1082.87</text:p>
          </table:table-cell>
          <table:table-cell office:value-type="float" office:value="2.15" calcext:value-type="float">
            <text:p>2.15</text:p>
          </table:table-cell>
          <table:table-cell office:value-type="float" office:value="1085.02" calcext:value-type="float">
            <text:p>1085.02</text:p>
          </table:table-cell>
        </table:table-row>
        <table:table-row table:style-name="ro1">
          <table:table-cell office:value-type="float" office:value="1085.02" calcext:value-type="float">
            <text:p>1085.02</text:p>
          </table:table-cell>
          <table:table-cell office:value-type="float" office:value="3.37" calcext:value-type="float">
            <text:p>3.37</text:p>
          </table:table-cell>
          <table:table-cell office:value-type="float" office:value="1081.65" calcext:value-type="float">
            <text:p>1081.65</text:p>
          </table:table-cell>
          <table:table-cell office:value-type="float" office:value="1.13" calcext:value-type="float">
            <text:p>1.13</text:p>
          </table:table-cell>
          <table:table-cell office:value-type="float" office:value="1082.78" calcext:value-type="float">
            <text:p>1082.78</text:p>
          </table:table-cell>
        </table:table-row>
        <table:table-row table:style-name="ro1">
          <table:table-cell office:value-type="float" office:value="1082.78" calcext:value-type="float">
            <text:p>1082.78</text:p>
          </table:table-cell>
          <table:table-cell office:value-type="float" office:value="16.28" calcext:value-type="float">
            <text:p>16.28</text:p>
          </table:table-cell>
          <table:table-cell office:value-type="float" office:value="1066.5" calcext:value-type="float">
            <text:p>1066.5</text:p>
          </table:table-cell>
          <table:table-cell office:value-type="float" office:value="0.31" calcext:value-type="float">
            <text:p>0.31</text:p>
          </table:table-cell>
          <table:table-cell office:value-type="float" office:value="1066.81" calcext:value-type="float">
            <text:p>1066.81</text:p>
          </table:table-cell>
        </table:table-row>
        <table:table-row table:style-name="ro1">
          <table:table-cell office:value-type="float" office:value="1066.81" calcext:value-type="float">
            <text:p>1066.81</text:p>
          </table:table-cell>
          <table:table-cell office:value-type="float" office:value="10.31" calcext:value-type="float">
            <text:p>10.31</text:p>
          </table:table-cell>
          <table:table-cell office:value-type="float" office:value="1056.51" calcext:value-type="float">
            <text:p>1056.51</text:p>
          </table:table-cell>
          <table:table-cell office:value-type="float" office:value="0" calcext:value-type="float">
            <text:p>0</text:p>
          </table:table-cell>
          <table:table-cell office:value-type="float" office:value="1056.51" calcext:value-type="float">
            <text:p>1056.51</text:p>
          </table:table-cell>
        </table:table-row>
        <table:table-row table:style-name="ro1">
          <table:table-cell office:value-type="float" office:value="1056.51" calcext:value-type="float">
            <text:p>1056.51</text:p>
          </table:table-cell>
          <table:table-cell office:value-type="float" office:value="8.84" calcext:value-type="float">
            <text:p>8.84</text:p>
          </table:table-cell>
          <table:table-cell office:value-type="float" office:value="1047.67" calcext:value-type="float">
            <text:p>1047.67</text:p>
          </table:table-cell>
          <table:table-cell office:value-type="float" office:value="0" calcext:value-type="float">
            <text:p>0</text:p>
          </table:table-cell>
          <table:table-cell office:value-type="float" office:value="1047.67" calcext:value-type="float">
            <text:p>1047.67</text:p>
          </table:table-cell>
        </table:table-row>
        <table:table-row table:style-name="ro1">
          <table:table-cell office:value-type="float" office:value="1047.67" calcext:value-type="float">
            <text:p>1047.67</text:p>
          </table:table-cell>
          <table:table-cell office:value-type="float" office:value="2.16" calcext:value-type="float">
            <text:p>2.16</text:p>
          </table:table-cell>
          <table:table-cell office:value-type="float" office:value="1045.51" calcext:value-type="float">
            <text:p>1045.51</text:p>
          </table:table-cell>
          <table:table-cell office:value-type="float" office:value="0" calcext:value-type="float">
            <text:p>0</text:p>
          </table:table-cell>
          <table:table-cell office:value-type="float" office:value="1045.51" calcext:value-type="float">
            <text:p>1045.51</text:p>
          </table:table-cell>
        </table:table-row>
        <table:table-row table:style-name="ro1">
          <table:table-cell office:value-type="float" office:value="1045.51" calcext:value-type="float">
            <text:p>1045.51</text:p>
          </table:table-cell>
          <table:table-cell office:value-type="float" office:value="0.03" calcext:value-type="float">
            <text:p>0.03</text:p>
          </table:table-cell>
          <table:table-cell office:value-type="float" office:value="1045.47" calcext:value-type="float">
            <text:p>1045.47</text:p>
          </table:table-cell>
          <table:table-cell office:value-type="float" office:value="0" calcext:value-type="float">
            <text:p>0</text:p>
          </table:table-cell>
          <table:table-cell office:value-type="float" office:value="1045.47" calcext:value-type="float">
            <text:p>1045.47</text:p>
          </table:table-cell>
        </table:table-row>
        <table:table-row table:style-name="ro1">
          <table:table-cell office:value-type="float" office:value="1045.47" calcext:value-type="float">
            <text:p>1045.47</text:p>
          </table:table-cell>
          <table:table-cell office:value-type="float" office:value="2.89" calcext:value-type="float">
            <text:p>2.89</text:p>
          </table:table-cell>
          <table:table-cell office:value-type="float" office:value="1042.58" calcext:value-type="float">
            <text:p>1042.58</text:p>
          </table:table-cell>
          <table:table-cell office:value-type="float" office:value="0" calcext:value-type="float">
            <text:p>0</text:p>
          </table:table-cell>
          <table:table-cell office:value-type="float" office:value="1042.58" calcext:value-type="float">
            <text:p>1042.58</text:p>
          </table:table-cell>
        </table:table-row>
        <table:table-row table:style-name="ro1">
          <table:table-cell office:value-type="float" office:value="1042.58" calcext:value-type="float">
            <text:p>1042.58</text:p>
          </table:table-cell>
          <table:table-cell office:value-type="float" office:value="3.03" calcext:value-type="float">
            <text:p>3.03</text:p>
          </table:table-cell>
          <table:table-cell office:value-type="float" office:value="1039.55" calcext:value-type="float">
            <text:p>1039.55</text:p>
          </table:table-cell>
          <table:table-cell office:value-type="float" office:value="0" calcext:value-type="float">
            <text:p>0</text:p>
          </table:table-cell>
          <table:table-cell office:value-type="float" office:value="1039.55" calcext:value-type="float">
            <text:p>1039.55</text:p>
          </table:table-cell>
        </table:table-row>
        <table:table-row table:style-name="ro1">
          <table:table-cell office:value-type="float" office:value="1039.55" calcext:value-type="float">
            <text:p>1039.55</text:p>
          </table:table-cell>
          <table:table-cell office:value-type="float" office:value="31.36" calcext:value-type="float">
            <text:p>31.36</text:p>
          </table:table-cell>
          <table:table-cell office:value-type="float" office:value="1008.19" calcext:value-type="float">
            <text:p>1008.19</text:p>
          </table:table-cell>
          <table:table-cell office:value-type="float" office:value="0" calcext:value-type="float">
            <text:p>0</text:p>
          </table:table-cell>
          <table:table-cell office:value-type="float" office:value="1008.19" calcext:value-type="float">
            <text:p>1008.19</text:p>
          </table:table-cell>
        </table:table-row>
        <table:table-row table:style-name="ro1">
          <table:table-cell office:value-type="float" office:value="1008.19" calcext:value-type="float">
            <text:p>1008.19</text:p>
          </table:table-cell>
          <table:table-cell office:value-type="float" office:value="50.39" calcext:value-type="float">
            <text:p>50.39</text:p>
          </table:table-cell>
          <table:table-cell office:value-type="float" office:value="957.8" calcext:value-type="float">
            <text:p>957.8</text:p>
          </table:table-cell>
          <table:table-cell office:value-type="float" office:value="0" calcext:value-type="float">
            <text:p>0</text:p>
          </table:table-cell>
          <table:table-cell office:value-type="float" office:value="957.8" calcext:value-type="float">
            <text:p>957.8</text:p>
          </table:table-cell>
        </table:table-row>
        <table:table-row table:style-name="ro1">
          <table:table-cell office:value-type="float" office:value="957.8" calcext:value-type="float">
            <text:p>957.8</text:p>
          </table:table-cell>
          <table:table-cell office:value-type="float" office:value="36.43" calcext:value-type="float">
            <text:p>36.43</text:p>
          </table:table-cell>
          <table:table-cell office:value-type="float" office:value="921.37" calcext:value-type="float">
            <text:p>921.37</text:p>
          </table:table-cell>
          <table:table-cell office:value-type="float" office:value="0" calcext:value-type="float">
            <text:p>0</text:p>
          </table:table-cell>
          <table:table-cell office:value-type="float" office:value="921.37" calcext:value-type="float">
            <text:p>921.37</text:p>
          </table:table-cell>
        </table:table-row>
        <table:table-row table:style-name="ro1">
          <table:table-cell office:value-type="float" office:value="921.37" calcext:value-type="float">
            <text:p>921.37</text:p>
          </table:table-cell>
          <table:table-cell office:value-type="float" office:value="42.99" calcext:value-type="float">
            <text:p>42.99</text:p>
          </table:table-cell>
          <table:table-cell office:value-type="float" office:value="878.38" calcext:value-type="float">
            <text:p>878.38</text:p>
          </table:table-cell>
          <table:table-cell office:value-type="float" office:value="0" calcext:value-type="float">
            <text:p>0</text:p>
          </table:table-cell>
          <table:table-cell office:value-type="float" office:value="878.38" calcext:value-type="float">
            <text:p>878.38</text:p>
          </table:table-cell>
        </table:table-row>
        <table:table-row table:style-name="ro1">
          <table:table-cell office:value-type="float" office:value="878.38" calcext:value-type="float">
            <text:p>878.38</text:p>
          </table:table-cell>
          <table:table-cell office:value-type="float" office:value="44.43" calcext:value-type="float">
            <text:p>44.43</text:p>
          </table:table-cell>
          <table:table-cell office:value-type="float" office:value="833.95" calcext:value-type="float">
            <text:p>833.95</text:p>
          </table:table-cell>
          <table:table-cell office:value-type="float" office:value="0" calcext:value-type="float">
            <text:p>0</text:p>
          </table:table-cell>
          <table:table-cell office:value-type="float" office:value="833.95" calcext:value-type="float">
            <text:p>833.95</text:p>
          </table:table-cell>
        </table:table-row>
        <table:table-row table:style-name="ro1">
          <table:table-cell office:value-type="float" office:value="833.95" calcext:value-type="float">
            <text:p>833.95</text:p>
          </table:table-cell>
          <table:table-cell office:value-type="float" office:value="51.83" calcext:value-type="float">
            <text:p>51.83</text:p>
          </table:table-cell>
          <table:table-cell office:value-type="float" office:value="782.12" calcext:value-type="float">
            <text:p>782.12</text:p>
          </table:table-cell>
          <table:table-cell office:value-type="float" office:value="0.55" calcext:value-type="float">
            <text:p>0.55</text:p>
          </table:table-cell>
          <table:table-cell office:value-type="float" office:value="782.67" calcext:value-type="float">
            <text:p>782.67</text:p>
          </table:table-cell>
        </table:table-row>
        <table:table-row table:style-name="ro1">
          <table:table-cell office:value-type="float" office:value="782.67" calcext:value-type="float">
            <text:p>782.67</text:p>
          </table:table-cell>
          <table:table-cell office:value-type="float" office:value="55.4" calcext:value-type="float">
            <text:p>55.4</text:p>
          </table:table-cell>
          <table:table-cell office:value-type="float" office:value="727.27" calcext:value-type="float">
            <text:p>727.27</text:p>
          </table:table-cell>
          <table:table-cell office:value-type="float" office:value="1.97" calcext:value-type="float">
            <text:p>1.97</text:p>
          </table:table-cell>
          <table:table-cell office:value-type="float" office:value="729.23" calcext:value-type="float">
            <text:p>729.23</text:p>
          </table:table-cell>
        </table:table-row>
        <table:table-row table:style-name="ro1">
          <table:table-cell office:value-type="float" office:value="729.23" calcext:value-type="float">
            <text:p>729.23</text:p>
          </table:table-cell>
          <table:table-cell office:value-type="float" office:value="53.16" calcext:value-type="float">
            <text:p>53.16</text:p>
          </table:table-cell>
          <table:table-cell office:value-type="float" office:value="676.08" calcext:value-type="float">
            <text:p>676.08</text:p>
          </table:table-cell>
          <table:table-cell office:value-type="float" office:value="8.75" calcext:value-type="float">
            <text:p>8.75</text:p>
          </table:table-cell>
          <table:table-cell office:value-type="float" office:value="684.83" calcext:value-type="float">
            <text:p>684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08:57:44.987106337</meta:creation-date>
    <dc:date>2022-05-04T09:02:31.800802524</dc:date>
    <meta:editing-duration>PT4M47S</meta:editing-duration>
    <meta:editing-cycles>1</meta:editing-cycles>
    <meta:document-statistic meta:table-count="1" meta:cell-count="1825" meta:object-count="1"/>
    <meta:generator>LibreOffice/7.3.2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21cm" svg:height="15.48cm" xlink:href=".." xlink:type="simple" chart:class="chart:line" chart:style-name="ch1">
        <chart:legend chart:legend-position="end" svg:x="24.034cm" svg:y="6.943cm" style:legend-expansion="high" chart:style-name="ch2"/>
        <chart:plot-area chart:style-name="ch3" table:cell-range-address="Sheet1.A1:Sheet1.A365 Sheet1.C1:Sheet1.C365 Sheet1.E1:Sheet1.E365" chart:data-source-has-labels="row" svg:x="0.55cm" svg:y="0.309cm" svg:width="22.934cm" svg:height="14.862cm">
          <chart:coordinate-region svg:x="1.542cm" svg:y="0.508cm" svg:width="21.942cm" svg:height="13.7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65" chart:label-cell-address="Sheet1.A1:Sheet1.A1" chart:class="chart:line">
            <chart:data-point chart:repeated="364"/>
          </chart:series>
          <chart:series chart:style-name="ch7" chart:values-cell-range-address="Sheet1.C2:Sheet1.C365" chart:label-cell-address="Sheet1.C1:Sheet1.C1" chart:class="chart:line">
            <chart:data-point chart:repeated="364"/>
          </chart:series>
          <chart:series chart:style-name="ch8" chart:values-cell-range-address="Sheet1.E2:Sheet1.E365" chart:label-cell-address="Sheet1.E1:Sheet1.E1" chart:class="chart:line">
            <chart:data-point chart:repeated="3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v_b</text:p>
                <draw:g>
                  <svg:desc>Sheet1.A1:Sheet1.A1</svg:desc>
                </draw:g>
              </table:table-cell>
              <table:table-cell office:value-type="string">
                <text:p>gv_b_sen</text:p>
                <draw:g>
                  <svg:desc>Sheet1.C1:Sheet1.C1</svg:desc>
                </draw:g>
              </table:table-cell>
              <table:table-cell office:value-type="string">
                <text:p>gv_b_sen_gro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Sheet1.A2:Sheet1.A365</svg:desc>
                </draw:g>
              </table:table-cell>
              <table:table-cell office:value-type="float" office:value="748.74">
                <text:p>748.74</text:p>
                <draw:g>
                  <svg:desc>Sheet1.C2:Sheet1.C365</svg:desc>
                </draw:g>
              </table:table-cell>
              <table:table-cell office:value-type="float" office:value="748.74">
                <text:p>748.74</text:p>
                <draw:g>
                  <svg:desc>Sheet1.E2:Sheet1.E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.74">
                <text:p>748.74</text:p>
              </table:table-cell>
              <table:table-cell office:value-type="float" office:value="748.67">
                <text:p>748.67</text:p>
              </table:table-cell>
              <table:table-cell office:value-type="float" office:value="748.67">
                <text:p>748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8.67">
                <text:p>748.67</text:p>
              </table:table-cell>
              <table:table-cell office:value-type="float" office:value="748.31">
                <text:p>748.31</text:p>
              </table:table-cell>
              <table:table-cell office:value-type="float" office:value="748.31">
                <text:p>748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8.31">
                <text:p>748.31</text:p>
              </table:table-cell>
              <table:table-cell office:value-type="float" office:value="748.05">
                <text:p>748.05</text:p>
              </table:table-cell>
              <table:table-cell office:value-type="float" office:value="748.05">
                <text:p>748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8.05">
                <text:p>748.05</text:p>
              </table:table-cell>
              <table:table-cell office:value-type="float" office:value="747.99">
                <text:p>747.99</text:p>
              </table:table-cell>
              <table:table-cell office:value-type="float" office:value="747.99">
                <text:p>747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7.99">
                <text:p>747.99</text:p>
              </table:table-cell>
              <table:table-cell office:value-type="float" office:value="747.43">
                <text:p>747.43</text:p>
              </table:table-cell>
              <table:table-cell office:value-type="float" office:value="747.43">
                <text:p>747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7.43">
                <text:p>747.43</text:p>
              </table:table-cell>
              <table:table-cell office:value-type="float" office:value="745.42">
                <text:p>745.42</text:p>
              </table:table-cell>
              <table:table-cell office:value-type="float" office:value="745.42">
                <text:p>745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5.42">
                <text:p>745.42</text:p>
              </table:table-cell>
              <table:table-cell office:value-type="float" office:value="745.32">
                <text:p>745.32</text:p>
              </table:table-cell>
              <table:table-cell office:value-type="float" office:value="745.32">
                <text:p>745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5.32">
                <text:p>745.32</text:p>
              </table:table-cell>
              <table:table-cell office:value-type="float" office:value="743.54">
                <text:p>743.54</text:p>
              </table:table-cell>
              <table:table-cell office:value-type="float" office:value="743.54">
                <text:p>743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3.54">
                <text:p>743.54</text:p>
              </table:table-cell>
              <table:table-cell office:value-type="float" office:value="741.46">
                <text:p>741.46</text:p>
              </table:table-cell>
              <table:table-cell office:value-type="float" office:value="741.46">
                <text:p>741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1.46">
                <text:p>741.46</text:p>
              </table:table-cell>
              <table:table-cell office:value-type="float" office:value="736.79">
                <text:p>736.79</text:p>
              </table:table-cell>
              <table:table-cell office:value-type="float" office:value="736.79">
                <text:p>736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6.79">
                <text:p>736.79</text:p>
              </table:table-cell>
              <table:table-cell office:value-type="float" office:value="730.85">
                <text:p>730.85</text:p>
              </table:table-cell>
              <table:table-cell office:value-type="float" office:value="730.85">
                <text:p>73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0.85">
                <text:p>730.85</text:p>
              </table:table-cell>
              <table:table-cell office:value-type="float" office:value="719.13">
                <text:p>719.13</text:p>
              </table:table-cell>
              <table:table-cell office:value-type="float" office:value="719.13">
                <text:p>719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9.13">
                <text:p>719.13</text:p>
              </table:table-cell>
              <table:table-cell office:value-type="float" office:value="708.68">
                <text:p>708.68</text:p>
              </table:table-cell>
              <table:table-cell office:value-type="float" office:value="708.68">
                <text:p>708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8.68">
                <text:p>708.68</text:p>
              </table:table-cell>
              <table:table-cell office:value-type="float" office:value="704.39">
                <text:p>704.39</text:p>
              </table:table-cell>
              <table:table-cell office:value-type="float" office:value="704.39">
                <text:p>704.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4.39">
                <text:p>704.39</text:p>
              </table:table-cell>
              <table:table-cell office:value-type="float" office:value="701.51">
                <text:p>701.51</text:p>
              </table:table-cell>
              <table:table-cell office:value-type="float" office:value="701.51">
                <text:p>70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1.51">
                <text:p>701.51</text:p>
              </table:table-cell>
              <table:table-cell office:value-type="float" office:value="694.88">
                <text:p>694.88</text:p>
              </table:table-cell>
              <table:table-cell office:value-type="float" office:value="694.88">
                <text:p>694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4.88">
                <text:p>694.88</text:p>
              </table:table-cell>
              <table:table-cell office:value-type="float" office:value="690.98">
                <text:p>690.98</text:p>
              </table:table-cell>
              <table:table-cell office:value-type="float" office:value="690.98">
                <text:p>690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0.98">
                <text:p>690.98</text:p>
              </table:table-cell>
              <table:table-cell office:value-type="float" office:value="684.69">
                <text:p>684.69</text:p>
              </table:table-cell>
              <table:table-cell office:value-type="float" office:value="684.69">
                <text:p>684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4.69">
                <text:p>684.69</text:p>
              </table:table-cell>
              <table:table-cell office:value-type="float" office:value="670.44">
                <text:p>670.44</text:p>
              </table:table-cell>
              <table:table-cell office:value-type="float" office:value="670.44">
                <text:p>670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0.44">
                <text:p>670.44</text:p>
              </table:table-cell>
              <table:table-cell office:value-type="float" office:value="656.48">
                <text:p>656.48</text:p>
              </table:table-cell>
              <table:table-cell office:value-type="float" office:value="658.06">
                <text:p>658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8.06">
                <text:p>658.06</text:p>
              </table:table-cell>
              <table:table-cell office:value-type="float" office:value="648.76">
                <text:p>648.76</text:p>
              </table:table-cell>
              <table:table-cell office:value-type="float" office:value="650.07">
                <text:p>650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0.07">
                <text:p>650.07</text:p>
              </table:table-cell>
              <table:table-cell office:value-type="float" office:value="644.45">
                <text:p>644.45</text:p>
              </table:table-cell>
              <table:table-cell office:value-type="float" office:value="648.32">
                <text:p>648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8.32">
                <text:p>648.32</text:p>
              </table:table-cell>
              <table:table-cell office:value-type="float" office:value="647.45">
                <text:p>647.45</text:p>
              </table:table-cell>
              <table:table-cell office:value-type="float" office:value="649.59">
                <text:p>649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9.59">
                <text:p>649.59</text:p>
              </table:table-cell>
              <table:table-cell office:value-type="float" office:value="648.18">
                <text:p>648.18</text:p>
              </table:table-cell>
              <table:table-cell office:value-type="float" office:value="650.38">
                <text:p>650.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.38">
                <text:p>650.38</text:p>
              </table:table-cell>
              <table:table-cell office:value-type="float" office:value="649.8">
                <text:p>649.8</text:p>
              </table:table-cell>
              <table:table-cell office:value-type="float" office:value="649.8">
                <text:p>649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9.8">
                <text:p>649.8</text:p>
              </table:table-cell>
              <table:table-cell office:value-type="float" office:value="642.75">
                <text:p>642.75</text:p>
              </table:table-cell>
              <table:table-cell office:value-type="float" office:value="643.7">
                <text:p>6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3.7">
                <text:p>643.7</text:p>
              </table:table-cell>
              <table:table-cell office:value-type="float" office:value="629.13">
                <text:p>629.13</text:p>
              </table:table-cell>
              <table:table-cell office:value-type="float" office:value="630.64">
                <text:p>630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0.64">
                <text:p>630.64</text:p>
              </table:table-cell>
              <table:table-cell office:value-type="float" office:value="616.02">
                <text:p>616.02</text:p>
              </table:table-cell>
              <table:table-cell office:value-type="float" office:value="621.83">
                <text:p>621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1.83">
                <text:p>621.83</text:p>
              </table:table-cell>
              <table:table-cell office:value-type="float" office:value="608.47">
                <text:p>608.47</text:p>
              </table:table-cell>
              <table:table-cell office:value-type="float" office:value="613.06">
                <text:p>613.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3.06">
                <text:p>613.06</text:p>
              </table:table-cell>
              <table:table-cell office:value-type="float" office:value="600.31">
                <text:p>600.31</text:p>
              </table:table-cell>
              <table:table-cell office:value-type="float" office:value="604.49">
                <text:p>604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4.49">
                <text:p>604.49</text:p>
              </table:table-cell>
              <table:table-cell office:value-type="float" office:value="589.6">
                <text:p>589.6</text:p>
              </table:table-cell>
              <table:table-cell office:value-type="float" office:value="594.38">
                <text:p>594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4.38">
                <text:p>594.38</text:p>
              </table:table-cell>
              <table:table-cell office:value-type="float" office:value="576.96">
                <text:p>576.96</text:p>
              </table:table-cell>
              <table:table-cell office:value-type="float" office:value="583.05">
                <text:p>583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3.05">
                <text:p>583.05</text:p>
              </table:table-cell>
              <table:table-cell office:value-type="float" office:value="564.67">
                <text:p>564.67</text:p>
              </table:table-cell>
              <table:table-cell office:value-type="float" office:value="577.98">
                <text:p>577.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7.98">
                <text:p>577.98</text:p>
              </table:table-cell>
              <table:table-cell office:value-type="float" office:value="566.79">
                <text:p>566.79</text:p>
              </table:table-cell>
              <table:table-cell office:value-type="float" office:value="575.34">
                <text:p>575.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5.34">
                <text:p>575.34</text:p>
              </table:table-cell>
              <table:table-cell office:value-type="float" office:value="562.14">
                <text:p>562.14</text:p>
              </table:table-cell>
              <table:table-cell office:value-type="float" office:value="576.52">
                <text:p>576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52">
                <text:p>576.52</text:p>
              </table:table-cell>
              <table:table-cell office:value-type="float" office:value="564.61">
                <text:p>564.61</text:p>
              </table:table-cell>
              <table:table-cell office:value-type="float" office:value="572.54">
                <text:p>572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2.54">
                <text:p>572.54</text:p>
              </table:table-cell>
              <table:table-cell office:value-type="float" office:value="564.22">
                <text:p>564.22</text:p>
              </table:table-cell>
              <table:table-cell office:value-type="float" office:value="581.35">
                <text:p>581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1.35">
                <text:p>581.35</text:p>
              </table:table-cell>
              <table:table-cell office:value-type="float" office:value="578.21">
                <text:p>578.21</text:p>
              </table:table-cell>
              <table:table-cell office:value-type="float" office:value="595.33">
                <text:p>595.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5.33">
                <text:p>595.33</text:p>
              </table:table-cell>
              <table:table-cell office:value-type="float" office:value="592.4">
                <text:p>592.4</text:p>
              </table:table-cell>
              <table:table-cell office:value-type="float" office:value="603.57">
                <text:p>603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3.57">
                <text:p>603.57</text:p>
              </table:table-cell>
              <table:table-cell office:value-type="float" office:value="600.26">
                <text:p>600.26</text:p>
              </table:table-cell>
              <table:table-cell office:value-type="float" office:value="606.05">
                <text:p>606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6.05">
                <text:p>606.05</text:p>
              </table:table-cell>
              <table:table-cell office:value-type="float" office:value="603.82">
                <text:p>603.82</text:p>
              </table:table-cell>
              <table:table-cell office:value-type="float" office:value="603.82">
                <text:p>603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3.82">
                <text:p>603.82</text:p>
              </table:table-cell>
              <table:table-cell office:value-type="float" office:value="601.26">
                <text:p>601.26</text:p>
              </table:table-cell>
              <table:table-cell office:value-type="float" office:value="601.26">
                <text:p>601.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1.26">
                <text:p>601.26</text:p>
              </table:table-cell>
              <table:table-cell office:value-type="float" office:value="596.59">
                <text:p>596.59</text:p>
              </table:table-cell>
              <table:table-cell office:value-type="float" office:value="596.59">
                <text:p>596.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6.59">
                <text:p>596.59</text:p>
              </table:table-cell>
              <table:table-cell office:value-type="float" office:value="596.04">
                <text:p>596.04</text:p>
              </table:table-cell>
              <table:table-cell office:value-type="float" office:value="596.04">
                <text:p>596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6.04">
                <text:p>596.04</text:p>
              </table:table-cell>
              <table:table-cell office:value-type="float" office:value="582.93">
                <text:p>582.93</text:p>
              </table:table-cell>
              <table:table-cell office:value-type="float" office:value="582.93">
                <text:p>582.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2.93">
                <text:p>582.93</text:p>
              </table:table-cell>
              <table:table-cell office:value-type="float" office:value="568.67">
                <text:p>568.67</text:p>
              </table:table-cell>
              <table:table-cell office:value-type="float" office:value="568.67">
                <text:p>568.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8.67">
                <text:p>568.67</text:p>
              </table:table-cell>
              <table:table-cell office:value-type="float" office:value="552.3">
                <text:p>552.3</text:p>
              </table:table-cell>
              <table:table-cell office:value-type="float" office:value="552.3">
                <text:p>552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2.3">
                <text:p>552.3</text:p>
              </table:table-cell>
              <table:table-cell office:value-type="float" office:value="532.81">
                <text:p>532.81</text:p>
              </table:table-cell>
              <table:table-cell office:value-type="float" office:value="532.81">
                <text:p>532.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2.81">
                <text:p>532.81</text:p>
              </table:table-cell>
              <table:table-cell office:value-type="float" office:value="514.22">
                <text:p>514.22</text:p>
              </table:table-cell>
              <table:table-cell office:value-type="float" office:value="514.22">
                <text:p>514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4.22">
                <text:p>514.22</text:p>
              </table:table-cell>
              <table:table-cell office:value-type="float" office:value="491.91">
                <text:p>491.91</text:p>
              </table:table-cell>
              <table:table-cell office:value-type="float" office:value="495.9">
                <text:p>49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5.9">
                <text:p>495.9</text:p>
              </table:table-cell>
              <table:table-cell office:value-type="float" office:value="473.12">
                <text:p>473.12</text:p>
              </table:table-cell>
              <table:table-cell office:value-type="float" office:value="492.17">
                <text:p>492.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2.17">
                <text:p>492.17</text:p>
              </table:table-cell>
              <table:table-cell office:value-type="float" office:value="467.48">
                <text:p>467.48</text:p>
              </table:table-cell>
              <table:table-cell office:value-type="float" office:value="489.19">
                <text:p>489.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9.19">
                <text:p>489.19</text:p>
              </table:table-cell>
              <table:table-cell office:value-type="float" office:value="464.81">
                <text:p>464.81</text:p>
              </table:table-cell>
              <table:table-cell office:value-type="float" office:value="510.37">
                <text:p>510.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0.37">
                <text:p>510.37</text:p>
              </table:table-cell>
              <table:table-cell office:value-type="float" office:value="489.8">
                <text:p>489.8</text:p>
              </table:table-cell>
              <table:table-cell office:value-type="float" office:value="550.71">
                <text:p>550.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1">
                <text:p>550.71</text:p>
              </table:table-cell>
              <table:table-cell office:value-type="float" office:value="530.34">
                <text:p>530.34</text:p>
              </table:table-cell>
              <table:table-cell office:value-type="float" office:value="596.61">
                <text:p>596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6.61">
                <text:p>596.61</text:p>
              </table:table-cell>
              <table:table-cell office:value-type="float" office:value="586.4">
                <text:p>586.4</text:p>
              </table:table-cell>
              <table:table-cell office:value-type="float" office:value="601.06">
                <text:p>601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1.06">
                <text:p>601.06</text:p>
              </table:table-cell>
              <table:table-cell office:value-type="float" office:value="591.32">
                <text:p>591.32</text:p>
              </table:table-cell>
              <table:table-cell office:value-type="float" office:value="673.56">
                <text:p>673.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.56">
                <text:p>673.56</text:p>
              </table:table-cell>
              <table:table-cell office:value-type="float" office:value="666.28">
                <text:p>666.28</text:p>
              </table:table-cell>
              <table:table-cell office:value-type="float" office:value="754.07">
                <text:p>754.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4.07">
                <text:p>754.07</text:p>
              </table:table-cell>
              <table:table-cell office:value-type="float" office:value="740.08">
                <text:p>740.08</text:p>
              </table:table-cell>
              <table:table-cell office:value-type="float" office:value="837.99">
                <text:p>837.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7.99">
                <text:p>837.99</text:p>
              </table:table-cell>
              <table:table-cell office:value-type="float" office:value="822.33">
                <text:p>822.33</text:p>
              </table:table-cell>
              <table:table-cell office:value-type="float" office:value="912.47">
                <text:p>912.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2.47">
                <text:p>912.47</text:p>
              </table:table-cell>
              <table:table-cell office:value-type="float" office:value="899.76">
                <text:p>899.76</text:p>
              </table:table-cell>
              <table:table-cell office:value-type="float" office:value="964.02">
                <text:p>964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4.02">
                <text:p>964.02</text:p>
              </table:table-cell>
              <table:table-cell office:value-type="float" office:value="948.26">
                <text:p>948.26</text:p>
              </table:table-cell>
              <table:table-cell office:value-type="float" office:value="997.01">
                <text:p>997.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7.01">
                <text:p>997.01</text:p>
              </table:table-cell>
              <table:table-cell office:value-type="float" office:value="987.43">
                <text:p>987.43</text:p>
              </table:table-cell>
              <table:table-cell office:value-type="float" office:value="1009.54">
                <text:p>1009.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9.54">
                <text:p>1009.54</text:p>
              </table:table-cell>
              <table:table-cell office:value-type="float" office:value="1002.44">
                <text:p>1002.44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9">
                <text:p>1069</text:p>
              </table:table-cell>
              <table:table-cell office:value-type="float" office:value="1060.12">
                <text:p>1060.12</text:p>
              </table:table-cell>
              <table:table-cell office:value-type="float" office:value="1088.49">
                <text:p>1088.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8.49">
                <text:p>1088.49</text:p>
              </table:table-cell>
              <table:table-cell office:value-type="float" office:value="1078.53">
                <text:p>1078.53</text:p>
              </table:table-cell>
              <table:table-cell office:value-type="float" office:value="1122.6">
                <text:p>1122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.6">
                <text:p>1122.6</text:p>
              </table:table-cell>
              <table:table-cell office:value-type="float" office:value="1118.27">
                <text:p>1118.27</text:p>
              </table:table-cell>
              <table:table-cell office:value-type="float" office:value="1160.56">
                <text:p>1160.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0.56">
                <text:p>1160.56</text:p>
              </table:table-cell>
              <table:table-cell office:value-type="float" office:value="1149.1">
                <text:p>1149.1</text:p>
              </table:table-cell>
              <table:table-cell office:value-type="float" office:value="1186.1">
                <text:p>1186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6.1">
                <text:p>1186.1</text:p>
              </table:table-cell>
              <table:table-cell office:value-type="float" office:value="1161.52">
                <text:p>1161.52</text:p>
              </table:table-cell>
              <table:table-cell office:value-type="float" office:value="1174.5">
                <text:p>1174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74.5">
                <text:p>1174.5</text:p>
              </table:table-cell>
              <table:table-cell office:value-type="float" office:value="1156.28">
                <text:p>1156.28</text:p>
              </table:table-cell>
              <table:table-cell office:value-type="float" office:value="1186.1">
                <text:p>1186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6.1">
                <text:p>1186.1</text:p>
              </table:table-cell>
              <table:table-cell office:value-type="float" office:value="1167.79">
                <text:p>1167.79</text:p>
              </table:table-cell>
              <table:table-cell office:value-type="float" office:value="1185.19">
                <text:p>1185.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85.19">
                <text:p>1185.19</text:p>
              </table:table-cell>
              <table:table-cell office:value-type="float" office:value="1171.04">
                <text:p>1171.04</text:p>
              </table:table-cell>
              <table:table-cell office:value-type="float" office:value="1202.89">
                <text:p>1202.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2.89">
                <text:p>1202.89</text:p>
              </table:table-cell>
              <table:table-cell office:value-type="float" office:value="1186.39">
                <text:p>1186.39</text:p>
              </table:table-cell>
              <table:table-cell office:value-type="float" office:value="1198.88">
                <text:p>1198.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98.88">
                <text:p>1198.88</text:p>
              </table:table-cell>
              <table:table-cell office:value-type="float" office:value="1182.73">
                <text:p>1182.73</text:p>
              </table:table-cell>
              <table:table-cell office:value-type="float" office:value="1209.91">
                <text:p>1209.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9.91">
                <text:p>1209.91</text:p>
              </table:table-cell>
              <table:table-cell office:value-type="float" office:value="1192.53">
                <text:p>1192.53</text:p>
              </table:table-cell>
              <table:table-cell office:value-type="float" office:value="1212.66">
                <text:p>1212.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12.66">
                <text:p>1212.66</text:p>
              </table:table-cell>
              <table:table-cell office:value-type="float" office:value="1202.29">
                <text:p>1202.29</text:p>
              </table:table-cell>
              <table:table-cell office:value-type="float" office:value="1226.96">
                <text:p>1226.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26.96">
                <text:p>1226.96</text:p>
              </table:table-cell>
              <table:table-cell office:value-type="float" office:value="1217.06">
                <text:p>1217.06</text:p>
              </table:table-cell>
              <table:table-cell office:value-type="float" office:value="1248.57">
                <text:p>1248.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8.57">
                <text:p>1248.57</text:p>
              </table:table-cell>
              <table:table-cell office:value-type="float" office:value="1240.8">
                <text:p>1240.8</text:p>
              </table:table-cell>
              <table:table-cell office:value-type="float" office:value="1313.75">
                <text:p>1313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3.75">
                <text:p>1313.75</text:p>
              </table:table-cell>
              <table:table-cell office:value-type="float" office:value="1307.02">
                <text:p>1307.02</text:p>
              </table:table-cell>
              <table:table-cell office:value-type="float" office:value="1327.81">
                <text:p>1327.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27.81">
                <text:p>1327.81</text:p>
              </table:table-cell>
              <table:table-cell office:value-type="float" office:value="1315.82">
                <text:p>1315.82</text:p>
              </table:table-cell>
              <table:table-cell office:value-type="float" office:value="1341.93">
                <text:p>1341.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41.93">
                <text:p>1341.93</text:p>
              </table:table-cell>
              <table:table-cell office:value-type="float" office:value="1326.47">
                <text:p>1326.47</text:p>
              </table:table-cell>
              <table:table-cell office:value-type="float" office:value="1349.92">
                <text:p>1349.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9.92">
                <text:p>1349.92</text:p>
              </table:table-cell>
              <table:table-cell office:value-type="float" office:value="1326.31">
                <text:p>1326.31</text:p>
              </table:table-cell>
              <table:table-cell office:value-type="float" office:value="1348.82">
                <text:p>1348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48.82">
                <text:p>1348.82</text:p>
              </table:table-cell>
              <table:table-cell office:value-type="float" office:value="1324.01">
                <text:p>1324.01</text:p>
              </table:table-cell>
              <table:table-cell office:value-type="float" office:value="1342.29">
                <text:p>1342.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42.29">
                <text:p>1342.29</text:p>
              </table:table-cell>
              <table:table-cell office:value-type="float" office:value="1312.81">
                <text:p>1312.81</text:p>
              </table:table-cell>
              <table:table-cell office:value-type="float" office:value="1341.08">
                <text:p>1341.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1.08">
                <text:p>1341.08</text:p>
              </table:table-cell>
              <table:table-cell office:value-type="float" office:value="1318.17">
                <text:p>1318.17</text:p>
              </table:table-cell>
              <table:table-cell office:value-type="float" office:value="1360.61">
                <text:p>1360.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60.61">
                <text:p>1360.61</text:p>
              </table:table-cell>
              <table:table-cell office:value-type="float" office:value="1335.09">
                <text:p>1335.09</text:p>
              </table:table-cell>
              <table:table-cell office:value-type="float" office:value="1393.09">
                <text:p>1393.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93.09">
                <text:p>1393.09</text:p>
              </table:table-cell>
              <table:table-cell office:value-type="float" office:value="1353.74">
                <text:p>1353.74</text:p>
              </table:table-cell>
              <table:table-cell office:value-type="float" office:value="1425.95">
                <text:p>1425.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25.95">
                <text:p>1425.95</text:p>
              </table:table-cell>
              <table:table-cell office:value-type="float" office:value="1381.26">
                <text:p>1381.26</text:p>
              </table:table-cell>
              <table:table-cell office:value-type="float" office:value="1488.97">
                <text:p>1488.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8.97">
                <text:p>1488.97</text:p>
              </table:table-cell>
              <table:table-cell office:value-type="float" office:value="1436.27">
                <text:p>1436.27</text:p>
              </table:table-cell>
              <table:table-cell office:value-type="float" office:value="1582.58">
                <text:p>1582.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2.58">
                <text:p>1582.58</text:p>
              </table:table-cell>
              <table:table-cell office:value-type="float" office:value="1531.33">
                <text:p>1531.33</text:p>
              </table:table-cell>
              <table:table-cell office:value-type="float" office:value="1717.27">
                <text:p>1717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7.27">
                <text:p>1717.27</text:p>
              </table:table-cell>
              <table:table-cell office:value-type="float" office:value="1668.23">
                <text:p>1668.23</text:p>
              </table:table-cell>
              <table:table-cell office:value-type="float" office:value="1852.9">
                <text:p>1852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2.9">
                <text:p>1852.9</text:p>
              </table:table-cell>
              <table:table-cell office:value-type="float" office:value="1825.91">
                <text:p>1825.91</text:p>
              </table:table-cell>
              <table:table-cell office:value-type="float" office:value="2029.89">
                <text:p>2029.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29.89">
                <text:p>2029.89</text:p>
              </table:table-cell>
              <table:table-cell office:value-type="float" office:value="1999.78">
                <text:p>1999.78</text:p>
              </table:table-cell>
              <table:table-cell office:value-type="float" office:value="2209.76">
                <text:p>2209.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.76">
                <text:p>2209.76</text:p>
              </table:table-cell>
              <table:table-cell office:value-type="float" office:value="2178.66">
                <text:p>2178.66</text:p>
              </table:table-cell>
              <table:table-cell office:value-type="float" office:value="2378.78">
                <text:p>2378.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78.78">
                <text:p>2378.78</text:p>
              </table:table-cell>
              <table:table-cell office:value-type="float" office:value="2364.85">
                <text:p>2364.85</text:p>
              </table:table-cell>
              <table:table-cell office:value-type="float" office:value="2532.65">
                <text:p>2532.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2.65">
                <text:p>2532.65</text:p>
              </table:table-cell>
              <table:table-cell office:value-type="float" office:value="2516.6">
                <text:p>2516.6</text:p>
              </table:table-cell>
              <table:table-cell office:value-type="float" office:value="2730.96">
                <text:p>2730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30.96">
                <text:p>2730.96</text:p>
              </table:table-cell>
              <table:table-cell office:value-type="float" office:value="2704.41">
                <text:p>2704.41</text:p>
              </table:table-cell>
              <table:table-cell office:value-type="float" office:value="2898.24">
                <text:p>2898.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8.24">
                <text:p>2898.24</text:p>
              </table:table-cell>
              <table:table-cell office:value-type="float" office:value="2828.13">
                <text:p>2828.13</text:p>
              </table:table-cell>
              <table:table-cell office:value-type="float" office:value="2843.43">
                <text:p>2843.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43.43">
                <text:p>2843.43</text:p>
              </table:table-cell>
              <table:table-cell office:value-type="float" office:value="2778.67">
                <text:p>2778.67</text:p>
              </table:table-cell>
              <table:table-cell office:value-type="float" office:value="2784.4">
                <text:p>2784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784.4">
                <text:p>2784.4</text:p>
              </table:table-cell>
              <table:table-cell office:value-type="float" office:value="2741.52">
                <text:p>2741.52</text:p>
              </table:table-cell>
              <table:table-cell office:value-type="float" office:value="2744.73">
                <text:p>2744.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44.73">
                <text:p>2744.73</text:p>
              </table:table-cell>
              <table:table-cell office:value-type="float" office:value="2716.81">
                <text:p>2716.81</text:p>
              </table:table-cell>
              <table:table-cell office:value-type="float" office:value="2727.67">
                <text:p>2727.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27.67">
                <text:p>2727.67</text:p>
              </table:table-cell>
              <table:table-cell office:value-type="float" office:value="2707.32">
                <text:p>2707.32</text:p>
              </table:table-cell>
              <table:table-cell office:value-type="float" office:value="2716.7">
                <text:p>2716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16.7">
                <text:p>2716.7</text:p>
              </table:table-cell>
              <table:table-cell office:value-type="float" office:value="2690.57">
                <text:p>2690.57</text:p>
              </table:table-cell>
              <table:table-cell office:value-type="float" office:value="2700.9">
                <text:p>2700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0.9">
                <text:p>2700.9</text:p>
              </table:table-cell>
              <table:table-cell office:value-type="float" office:value="2676.68">
                <text:p>2676.68</text:p>
              </table:table-cell>
              <table:table-cell office:value-type="float" office:value="2685.13">
                <text:p>2685.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85.13">
                <text:p>2685.13</text:p>
              </table:table-cell>
              <table:table-cell office:value-type="float" office:value="2660.73">
                <text:p>2660.73</text:p>
              </table:table-cell>
              <table:table-cell office:value-type="float" office:value="2669.72">
                <text:p>2669.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69.72">
                <text:p>2669.72</text:p>
              </table:table-cell>
              <table:table-cell office:value-type="float" office:value="2632.79">
                <text:p>2632.79</text:p>
              </table:table-cell>
              <table:table-cell office:value-type="float" office:value="2639.94">
                <text:p>2639.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39.94">
                <text:p>2639.94</text:p>
              </table:table-cell>
              <table:table-cell office:value-type="float" office:value="2594.46">
                <text:p>2594.46</text:p>
              </table:table-cell>
              <table:table-cell office:value-type="float" office:value="2603.49">
                <text:p>2603.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03.49">
                <text:p>2603.49</text:p>
              </table:table-cell>
              <table:table-cell office:value-type="float" office:value="2553.64">
                <text:p>2553.64</text:p>
              </table:table-cell>
              <table:table-cell office:value-type="float" office:value="2562.16">
                <text:p>2562.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62.16">
                <text:p>2562.16</text:p>
              </table:table-cell>
              <table:table-cell office:value-type="float" office:value="2506.62">
                <text:p>2506.62</text:p>
              </table:table-cell>
              <table:table-cell office:value-type="float" office:value="2512.25">
                <text:p>2512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12.25">
                <text:p>2512.25</text:p>
              </table:table-cell>
              <table:table-cell office:value-type="float" office:value="2444.22">
                <text:p>2444.22</text:p>
              </table:table-cell>
              <table:table-cell office:value-type="float" office:value="2451.77">
                <text:p>2451.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51.77">
                <text:p>2451.77</text:p>
              </table:table-cell>
              <table:table-cell office:value-type="float" office:value="2375.81">
                <text:p>2375.81</text:p>
              </table:table-cell>
              <table:table-cell office:value-type="float" office:value="2385.76">
                <text:p>2385.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85.76">
                <text:p>2385.76</text:p>
              </table:table-cell>
              <table:table-cell office:value-type="float" office:value="2303.97">
                <text:p>2303.97</text:p>
              </table:table-cell>
              <table:table-cell office:value-type="float" office:value="2315.56">
                <text:p>2315.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15.56">
                <text:p>2315.56</text:p>
              </table:table-cell>
              <table:table-cell office:value-type="float" office:value="2218.11">
                <text:p>2218.11</text:p>
              </table:table-cell>
              <table:table-cell office:value-type="float" office:value="2231.82">
                <text:p>2231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31.82">
                <text:p>2231.82</text:p>
              </table:table-cell>
              <table:table-cell office:value-type="float" office:value="2131.84">
                <text:p>2131.84</text:p>
              </table:table-cell>
              <table:table-cell office:value-type="float" office:value="2146.63">
                <text:p>2146.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46.63">
                <text:p>2146.63</text:p>
              </table:table-cell>
              <table:table-cell office:value-type="float" office:value="2053.54">
                <text:p>2053.54</text:p>
              </table:table-cell>
              <table:table-cell office:value-type="float" office:value="2069.69">
                <text:p>2069.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69.69">
                <text:p>2069.69</text:p>
              </table:table-cell>
              <table:table-cell office:value-type="float" office:value="1975.67">
                <text:p>1975.67</text:p>
              </table:table-cell>
              <table:table-cell office:value-type="float" office:value="1992.66">
                <text:p>1992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2.66">
                <text:p>1992.66</text:p>
              </table:table-cell>
              <table:table-cell office:value-type="float" office:value="1910.81">
                <text:p>1910.81</text:p>
              </table:table-cell>
              <table:table-cell office:value-type="float" office:value="1917.36">
                <text:p>1917.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17.36">
                <text:p>1917.36</text:p>
              </table:table-cell>
              <table:table-cell office:value-type="float" office:value="1841.25">
                <text:p>1841.25</text:p>
              </table:table-cell>
              <table:table-cell office:value-type="float" office:value="1859.85">
                <text:p>1859.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59.85">
                <text:p>1859.85</text:p>
              </table:table-cell>
              <table:table-cell office:value-type="float" office:value="1788.62">
                <text:p>1788.62</text:p>
              </table:table-cell>
              <table:table-cell office:value-type="float" office:value="1804.7">
                <text:p>1804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4.7">
                <text:p>1804.7</text:p>
              </table:table-cell>
              <table:table-cell office:value-type="float" office:value="1746.45">
                <text:p>1746.45</text:p>
              </table:table-cell>
              <table:table-cell office:value-type="float" office:value="1758.22">
                <text:p>1758.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58.22">
                <text:p>1758.22</text:p>
              </table:table-cell>
              <table:table-cell office:value-type="float" office:value="1709.73">
                <text:p>1709.73</text:p>
              </table:table-cell>
              <table:table-cell office:value-type="float" office:value="1729.41">
                <text:p>1729.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29.41">
                <text:p>1729.41</text:p>
              </table:table-cell>
              <table:table-cell office:value-type="float" office:value="1666.46">
                <text:p>1666.46</text:p>
              </table:table-cell>
              <table:table-cell office:value-type="float" office:value="1683.33">
                <text:p>1683.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83.33">
                <text:p>1683.33</text:p>
              </table:table-cell>
              <table:table-cell office:value-type="float" office:value="1607.41">
                <text:p>1607.41</text:p>
              </table:table-cell>
              <table:table-cell office:value-type="float" office:value="1617.19">
                <text:p>1617.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17.19">
                <text:p>1617.19</text:p>
              </table:table-cell>
              <table:table-cell office:value-type="float" office:value="1552.25">
                <text:p>1552.25</text:p>
              </table:table-cell>
              <table:table-cell office:value-type="float" office:value="1571.75">
                <text:p>1571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1.75">
                <text:p>1571.75</text:p>
              </table:table-cell>
              <table:table-cell office:value-type="float" office:value="1503.62">
                <text:p>1503.62</text:p>
              </table:table-cell>
              <table:table-cell office:value-type="float" office:value="1514.53">
                <text:p>1514.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14.53">
                <text:p>1514.53</text:p>
              </table:table-cell>
              <table:table-cell office:value-type="float" office:value="1441.65">
                <text:p>1441.65</text:p>
              </table:table-cell>
              <table:table-cell office:value-type="float" office:value="1459.02">
                <text:p>1459.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9.02">
                <text:p>1459.02</text:p>
              </table:table-cell>
              <table:table-cell office:value-type="float" office:value="1353.14">
                <text:p>1353.14</text:p>
              </table:table-cell>
              <table:table-cell office:value-type="float" office:value="1368.57">
                <text:p>1368.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68.57">
                <text:p>1368.57</text:p>
              </table:table-cell>
              <table:table-cell office:value-type="float" office:value="1241.86">
                <text:p>1241.86</text:p>
              </table:table-cell>
              <table:table-cell office:value-type="float" office:value="1254.01">
                <text:p>1254.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54.01">
                <text:p>1254.01</text:p>
              </table:table-cell>
              <table:table-cell office:value-type="float" office:value="1174.61">
                <text:p>1174.61</text:p>
              </table:table-cell>
              <table:table-cell office:value-type="float" office:value="1190.33">
                <text:p>1190.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90.33">
                <text:p>1190.33</text:p>
              </table:table-cell>
              <table:table-cell office:value-type="float" office:value="1134.44">
                <text:p>1134.44</text:p>
              </table:table-cell>
              <table:table-cell office:value-type="float" office:value="1146.58">
                <text:p>1146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46.58">
                <text:p>1146.58</text:p>
              </table:table-cell>
              <table:table-cell office:value-type="float" office:value="1087.8">
                <text:p>1087.8</text:p>
              </table:table-cell>
              <table:table-cell office:value-type="float" office:value="1101.33">
                <text:p>1101.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01.33">
                <text:p>1101.33</text:p>
              </table:table-cell>
              <table:table-cell office:value-type="float" office:value="1043.14">
                <text:p>1043.14</text:p>
              </table:table-cell>
              <table:table-cell office:value-type="float" office:value="1058.5">
                <text:p>1058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8.5">
                <text:p>1058.5</text:p>
              </table:table-cell>
              <table:table-cell office:value-type="float" office:value="1002.71">
                <text:p>1002.71</text:p>
              </table:table-cell>
              <table:table-cell office:value-type="float" office:value="1016.17">
                <text:p>1016.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16.17">
                <text:p>1016.17</text:p>
              </table:table-cell>
              <table:table-cell office:value-type="float" office:value="958.98">
                <text:p>958.98</text:p>
              </table:table-cell>
              <table:table-cell office:value-type="float" office:value="966.74">
                <text:p>966.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6.74">
                <text:p>966.74</text:p>
              </table:table-cell>
              <table:table-cell office:value-type="float" office:value="905.11">
                <text:p>905.11</text:p>
              </table:table-cell>
              <table:table-cell office:value-type="float" office:value="917.94">
                <text:p>917.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7.94">
                <text:p>917.94</text:p>
              </table:table-cell>
              <table:table-cell office:value-type="float" office:value="862.31">
                <text:p>862.31</text:p>
              </table:table-cell>
              <table:table-cell office:value-type="float" office:value="876.67">
                <text:p>876.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76.67">
                <text:p>876.67</text:p>
              </table:table-cell>
              <table:table-cell office:value-type="float" office:value="829.84">
                <text:p>829.84</text:p>
              </table:table-cell>
              <table:table-cell office:value-type="float" office:value="841.04">
                <text:p>841.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1.04">
                <text:p>841.04</text:p>
              </table:table-cell>
              <table:table-cell office:value-type="float" office:value="792.71">
                <text:p>792.71</text:p>
              </table:table-cell>
              <table:table-cell office:value-type="float" office:value="805.52">
                <text:p>805.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05.52">
                <text:p>805.52</text:p>
              </table:table-cell>
              <table:table-cell office:value-type="float" office:value="752.37">
                <text:p>752.37</text:p>
              </table:table-cell>
              <table:table-cell office:value-type="float" office:value="766.3">
                <text:p>766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66.3">
                <text:p>766.3</text:p>
              </table:table-cell>
              <table:table-cell office:value-type="float" office:value="714.19">
                <text:p>714.19</text:p>
              </table:table-cell>
              <table:table-cell office:value-type="float" office:value="722.05">
                <text:p>722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2.05">
                <text:p>722.05</text:p>
              </table:table-cell>
              <table:table-cell office:value-type="float" office:value="682.23">
                <text:p>682.23</text:p>
              </table:table-cell>
              <table:table-cell office:value-type="float" office:value="691.68">
                <text:p>691.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1.68">
                <text:p>691.68</text:p>
              </table:table-cell>
              <table:table-cell office:value-type="float" office:value="647.18">
                <text:p>647.18</text:p>
              </table:table-cell>
              <table:table-cell office:value-type="float" office:value="658.87">
                <text:p>658.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8.87">
                <text:p>658.87</text:p>
              </table:table-cell>
              <table:table-cell office:value-type="float" office:value="615.52">
                <text:p>615.52</text:p>
              </table:table-cell>
              <table:table-cell office:value-type="float" office:value="625.28">
                <text:p>625.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5.28">
                <text:p>625.28</text:p>
              </table:table-cell>
              <table:table-cell office:value-type="float" office:value="584">
                <text:p>584</text:p>
              </table:table-cell>
              <table:table-cell office:value-type="float" office:value="595.24">
                <text:p>595.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95.24">
                <text:p>595.24</text:p>
              </table:table-cell>
              <table:table-cell office:value-type="float" office:value="553.33">
                <text:p>553.33</text:p>
              </table:table-cell>
              <table:table-cell office:value-type="float" office:value="561.13">
                <text:p>561.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1.13">
                <text:p>561.13</text:p>
              </table:table-cell>
              <table:table-cell office:value-type="float" office:value="514.74">
                <text:p>514.74</text:p>
              </table:table-cell>
              <table:table-cell office:value-type="float" office:value="525.23">
                <text:p>525.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25.23">
                <text:p>525.23</text:p>
              </table:table-cell>
              <table:table-cell office:value-type="float" office:value="478.38">
                <text:p>478.38</text:p>
              </table:table-cell>
              <table:table-cell office:value-type="float" office:value="487.59">
                <text:p>487.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7.59">
                <text:p>487.59</text:p>
              </table:table-cell>
              <table:table-cell office:value-type="float" office:value="437.3">
                <text:p>437.3</text:p>
              </table:table-cell>
              <table:table-cell office:value-type="float" office:value="445.79">
                <text:p>445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5">
                <text:p>425</text:p>
              </table:table-cell>
              <table:table-cell office:value-type="float" office:value="384.16">
                <text:p>384.16</text:p>
              </table:table-cell>
              <table:table-cell office:value-type="float" office:value="450.82">
                <text:p>450.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0.82">
                <text:p>450.82</text:p>
              </table:table-cell>
              <table:table-cell office:value-type="float" office:value="411.47">
                <text:p>411.47</text:p>
              </table:table-cell>
              <table:table-cell office:value-type="float" office:value="477.56">
                <text:p>477.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7.56">
                <text:p>477.56</text:p>
              </table:table-cell>
              <table:table-cell office:value-type="float" office:value="432.69">
                <text:p>432.69</text:p>
              </table:table-cell>
              <table:table-cell office:value-type="float" office:value="498.68">
                <text:p>498.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8.68">
                <text:p>498.68</text:p>
              </table:table-cell>
              <table:table-cell office:value-type="float" office:value="456.35">
                <text:p>456.35</text:p>
              </table:table-cell>
              <table:table-cell office:value-type="float" office:value="519.16">
                <text:p>519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9.16">
                <text:p>519.16</text:p>
              </table:table-cell>
              <table:table-cell office:value-type="float" office:value="475.2">
                <text:p>475.2</text:p>
              </table:table-cell>
              <table:table-cell office:value-type="float" office:value="538.32">
                <text:p>538.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38.32">
                <text:p>538.32</text:p>
              </table:table-cell>
              <table:table-cell office:value-type="float" office:value="502.04">
                <text:p>502.04</text:p>
              </table:table-cell>
              <table:table-cell office:value-type="float" office:value="560.68">
                <text:p>560.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0.68">
                <text:p>560.68</text:p>
              </table:table-cell>
              <table:table-cell office:value-type="float" office:value="531.49">
                <text:p>531.49</text:p>
              </table:table-cell>
              <table:table-cell office:value-type="float" office:value="586.35">
                <text:p>586.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6.35">
                <text:p>586.35</text:p>
              </table:table-cell>
              <table:table-cell office:value-type="float" office:value="558.15">
                <text:p>558.15</text:p>
              </table:table-cell>
              <table:table-cell office:value-type="float" office:value="607.2">
                <text:p>607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7.2">
                <text:p>607.2</text:p>
              </table:table-cell>
              <table:table-cell office:value-type="float" office:value="572.05">
                <text:p>572.05</text:p>
              </table:table-cell>
              <table:table-cell office:value-type="float" office:value="645.91">
                <text:p>645.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45.91">
                <text:p>645.91</text:p>
              </table:table-cell>
              <table:table-cell office:value-type="float" office:value="609.69">
                <text:p>609.69</text:p>
              </table:table-cell>
              <table:table-cell office:value-type="float" office:value="683.59">
                <text:p>683.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3.59">
                <text:p>683.59</text:p>
              </table:table-cell>
              <table:table-cell office:value-type="float" office:value="645.68">
                <text:p>645.68</text:p>
              </table:table-cell>
              <table:table-cell office:value-type="float" office:value="722.67">
                <text:p>722.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22.67">
                <text:p>722.67</text:p>
              </table:table-cell>
              <table:table-cell office:value-type="float" office:value="681.7">
                <text:p>681.7</text:p>
              </table:table-cell>
              <table:table-cell office:value-type="float" office:value="760.6">
                <text:p>760.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60.6">
                <text:p>760.6</text:p>
              </table:table-cell>
              <table:table-cell office:value-type="float" office:value="716.04">
                <text:p>716.04</text:p>
              </table:table-cell>
              <table:table-cell office:value-type="float" office:value="794.47">
                <text:p>794.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94.47">
                <text:p>794.47</text:p>
              </table:table-cell>
              <table:table-cell office:value-type="float" office:value="747.06">
                <text:p>747.06</text:p>
              </table:table-cell>
              <table:table-cell office:value-type="float" office:value="823.92">
                <text:p>823.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3.92">
                <text:p>823.92</text:p>
              </table:table-cell>
              <table:table-cell office:value-type="float" office:value="774.97">
                <text:p>774.97</text:p>
              </table:table-cell>
              <table:table-cell office:value-type="float" office:value="853.06">
                <text:p>853.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53.06">
                <text:p>853.06</text:p>
              </table:table-cell>
              <table:table-cell office:value-type="float" office:value="801.32">
                <text:p>801.32</text:p>
              </table:table-cell>
              <table:table-cell office:value-type="float" office:value="878.71">
                <text:p>878.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8.71">
                <text:p>878.71</text:p>
              </table:table-cell>
              <table:table-cell office:value-type="float" office:value="824.97">
                <text:p>824.97</text:p>
              </table:table-cell>
              <table:table-cell office:value-type="float" office:value="900.55">
                <text:p>900.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0.55">
                <text:p>900.55</text:p>
              </table:table-cell>
              <table:table-cell office:value-type="float" office:value="840.17">
                <text:p>840.17</text:p>
              </table:table-cell>
              <table:table-cell office:value-type="float" office:value="908.34">
                <text:p>908.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8.34">
                <text:p>908.34</text:p>
              </table:table-cell>
              <table:table-cell office:value-type="float" office:value="849.06">
                <text:p>849.06</text:p>
              </table:table-cell>
              <table:table-cell office:value-type="float" office:value="928.57">
                <text:p>928.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28.57">
                <text:p>928.57</text:p>
              </table:table-cell>
              <table:table-cell office:value-type="float" office:value="869.14">
                <text:p>869.14</text:p>
              </table:table-cell>
              <table:table-cell office:value-type="float" office:value="930.3">
                <text:p>930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0.3">
                <text:p>930.3</text:p>
              </table:table-cell>
              <table:table-cell office:value-type="float" office:value="873.86">
                <text:p>873.86</text:p>
              </table:table-cell>
              <table:table-cell office:value-type="float" office:value="926.27">
                <text:p>926.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26.27">
                <text:p>926.27</text:p>
              </table:table-cell>
              <table:table-cell office:value-type="float" office:value="880.05">
                <text:p>880.05</text:p>
              </table:table-cell>
              <table:table-cell office:value-type="float" office:value="933.17">
                <text:p>933.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33.17">
                <text:p>933.17</text:p>
              </table:table-cell>
              <table:table-cell office:value-type="float" office:value="884.45">
                <text:p>884.45</text:p>
              </table:table-cell>
              <table:table-cell office:value-type="float" office:value="959.87">
                <text:p>959.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59.87">
                <text:p>959.87</text:p>
              </table:table-cell>
              <table:table-cell office:value-type="float" office:value="914.86">
                <text:p>914.86</text:p>
              </table:table-cell>
              <table:table-cell office:value-type="float" office:value="1002.63">
                <text:p>1002.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2.63">
                <text:p>1002.63</text:p>
              </table:table-cell>
              <table:table-cell office:value-type="float" office:value="954.26">
                <text:p>954.26</text:p>
              </table:table-cell>
              <table:table-cell office:value-type="float" office:value="1040.93">
                <text:p>1040.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40.93">
                <text:p>1040.93</text:p>
              </table:table-cell>
              <table:table-cell office:value-type="float" office:value="996.26">
                <text:p>996.26</text:p>
              </table:table-cell>
              <table:table-cell office:value-type="float" office:value="1054.76">
                <text:p>1054.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4.76">
                <text:p>1054.76</text:p>
              </table:table-cell>
              <table:table-cell office:value-type="float" office:value="1005.07">
                <text:p>1005.07</text:p>
              </table:table-cell>
              <table:table-cell office:value-type="float" office:value="1095.07">
                <text:p>1095.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95.07">
                <text:p>1095.07</text:p>
              </table:table-cell>
              <table:table-cell office:value-type="float" office:value="1038.03">
                <text:p>1038.03</text:p>
              </table:table-cell>
              <table:table-cell office:value-type="float" office:value="1129.45">
                <text:p>1129.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29.45">
                <text:p>1129.45</text:p>
              </table:table-cell>
              <table:table-cell office:value-type="float" office:value="1072.62">
                <text:p>1072.62</text:p>
              </table:table-cell>
              <table:table-cell office:value-type="float" office:value="1134.81">
                <text:p>1134.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34.81">
                <text:p>1134.81</text:p>
              </table:table-cell>
              <table:table-cell office:value-type="float" office:value="1079.69">
                <text:p>1079.69</text:p>
              </table:table-cell>
              <table:table-cell office:value-type="float" office:value="1178.17">
                <text:p>1178.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8.17">
                <text:p>1178.17</text:p>
              </table:table-cell>
              <table:table-cell office:value-type="float" office:value="1130.1">
                <text:p>1130.1</text:p>
              </table:table-cell>
              <table:table-cell office:value-type="float" office:value="1237.14">
                <text:p>1237.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7.14">
                <text:p>1237.14</text:p>
              </table:table-cell>
              <table:table-cell office:value-type="float" office:value="1183.42">
                <text:p>1183.42</text:p>
              </table:table-cell>
              <table:table-cell office:value-type="float" office:value="1258.61">
                <text:p>1258.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58.61">
                <text:p>1258.61</text:p>
              </table:table-cell>
              <table:table-cell office:value-type="float" office:value="1197.3">
                <text:p>1197.3</text:p>
              </table:table-cell>
              <table:table-cell office:value-type="float" office:value="1308.35">
                <text:p>1308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08.35">
                <text:p>1308.35</text:p>
              </table:table-cell>
              <table:table-cell office:value-type="float" office:value="1238.23">
                <text:p>1238.23</text:p>
              </table:table-cell>
              <table:table-cell office:value-type="float" office:value="1349.45">
                <text:p>1349.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49.45">
                <text:p>1349.45</text:p>
              </table:table-cell>
              <table:table-cell office:value-type="float" office:value="1280.11">
                <text:p>1280.11</text:p>
              </table:table-cell>
              <table:table-cell office:value-type="float" office:value="1360.16">
                <text:p>1360.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60.16">
                <text:p>1360.16</text:p>
              </table:table-cell>
              <table:table-cell office:value-type="float" office:value="1292.85">
                <text:p>1292.85</text:p>
              </table:table-cell>
              <table:table-cell office:value-type="float" office:value="1401.03">
                <text:p>1401.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1.03">
                <text:p>1401.03</text:p>
              </table:table-cell>
              <table:table-cell office:value-type="float" office:value="1322.15">
                <text:p>1322.15</text:p>
              </table:table-cell>
              <table:table-cell office:value-type="float" office:value="1432.42">
                <text:p>1432.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32.42">
                <text:p>1432.42</text:p>
              </table:table-cell>
              <table:table-cell office:value-type="float" office:value="1361.58">
                <text:p>1361.58</text:p>
              </table:table-cell>
              <table:table-cell office:value-type="float" office:value="1465.09">
                <text:p>1465.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65.09">
                <text:p>1465.09</text:p>
              </table:table-cell>
              <table:table-cell office:value-type="float" office:value="1395.06">
                <text:p>1395.06</text:p>
              </table:table-cell>
              <table:table-cell office:value-type="float" office:value="1505.73">
                <text:p>1505.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05.73">
                <text:p>1505.73</text:p>
              </table:table-cell>
              <table:table-cell office:value-type="float" office:value="1434.69">
                <text:p>1434.69</text:p>
              </table:table-cell>
              <table:table-cell office:value-type="float" office:value="1552.45">
                <text:p>1552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52.45">
                <text:p>1552.45</text:p>
              </table:table-cell>
              <table:table-cell office:value-type="float" office:value="1476.62">
                <text:p>1476.62</text:p>
              </table:table-cell>
              <table:table-cell office:value-type="float" office:value="1610.56">
                <text:p>1610.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10.56">
                <text:p>1610.56</text:p>
              </table:table-cell>
              <table:table-cell office:value-type="float" office:value="1535.9">
                <text:p>1535.9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48">
                <text:p>1648</text:p>
              </table:table-cell>
              <table:table-cell office:value-type="float" office:value="1566.28">
                <text:p>1566.28</text:p>
              </table:table-cell>
              <table:table-cell office:value-type="float" office:value="1681.5">
                <text:p>1681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81.5">
                <text:p>1681.5</text:p>
              </table:table-cell>
              <table:table-cell office:value-type="float" office:value="1608.42">
                <text:p>1608.42</text:p>
              </table:table-cell>
              <table:table-cell office:value-type="float" office:value="1663.97">
                <text:p>1663.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63.97">
                <text:p>1663.97</text:p>
              </table:table-cell>
              <table:table-cell office:value-type="float" office:value="1593.11">
                <text:p>1593.11</text:p>
              </table:table-cell>
              <table:table-cell office:value-type="float" office:value="1703.49">
                <text:p>1703.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03.49">
                <text:p>1703.49</text:p>
              </table:table-cell>
              <table:table-cell office:value-type="float" office:value="1626.23">
                <text:p>1626.23</text:p>
              </table:table-cell>
              <table:table-cell office:value-type="float" office:value="1689.82">
                <text:p>1689.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89.82">
                <text:p>1689.82</text:p>
              </table:table-cell>
              <table:table-cell office:value-type="float" office:value="1600.1">
                <text:p>1600.1</text:p>
              </table:table-cell>
              <table:table-cell office:value-type="float" office:value="1704.44">
                <text:p>1704.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04.44">
                <text:p>1704.44</text:p>
              </table:table-cell>
              <table:table-cell office:value-type="float" office:value="1622.87">
                <text:p>1622.87</text:p>
              </table:table-cell>
              <table:table-cell office:value-type="float" office:value="1657.23">
                <text:p>1657.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57.23">
                <text:p>1657.23</text:p>
              </table:table-cell>
              <table:table-cell office:value-type="float" office:value="1569.68">
                <text:p>1569.68</text:p>
              </table:table-cell>
              <table:table-cell office:value-type="float" office:value="1656.87">
                <text:p>1656.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6.87">
                <text:p>1656.87</text:p>
              </table:table-cell>
              <table:table-cell office:value-type="float" office:value="1552.84">
                <text:p>1552.84</text:p>
              </table:table-cell>
              <table:table-cell office:value-type="float" office:value="1681.49">
                <text:p>1681.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81.49">
                <text:p>1681.49</text:p>
              </table:table-cell>
              <table:table-cell office:value-type="float" office:value="1566.73">
                <text:p>1566.73</text:p>
              </table:table-cell>
              <table:table-cell office:value-type="float" office:value="1692.89">
                <text:p>1692.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92.89">
                <text:p>1692.89</text:p>
              </table:table-cell>
              <table:table-cell office:value-type="float" office:value="1577">
                <text:p>1577</text:p>
              </table:table-cell>
              <table:table-cell office:value-type="float" office:value="1699.63">
                <text:p>1699.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99.63">
                <text:p>1699.63</text:p>
              </table:table-cell>
              <table:table-cell office:value-type="float" office:value="1586.92">
                <text:p>1586.92</text:p>
              </table:table-cell>
              <table:table-cell office:value-type="float" office:value="1705.96">
                <text:p>1705.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05.96">
                <text:p>1705.96</text:p>
              </table:table-cell>
              <table:table-cell office:value-type="float" office:value="1591.32">
                <text:p>1591.32</text:p>
              </table:table-cell>
              <table:table-cell office:value-type="float" office:value="1707.69">
                <text:p>1707.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07.69">
                <text:p>1707.69</text:p>
              </table:table-cell>
              <table:table-cell office:value-type="float" office:value="1581.7">
                <text:p>1581.7</text:p>
              </table:table-cell>
              <table:table-cell office:value-type="float" office:value="1688.66">
                <text:p>1688.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88.66">
                <text:p>1688.66</text:p>
              </table:table-cell>
              <table:table-cell office:value-type="float" office:value="1574.46">
                <text:p>1574.46</text:p>
              </table:table-cell>
              <table:table-cell office:value-type="float" office:value="1668.21">
                <text:p>1668.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68.21">
                <text:p>1668.21</text:p>
              </table:table-cell>
              <table:table-cell office:value-type="float" office:value="1566.04">
                <text:p>1566.04</text:p>
              </table:table-cell>
              <table:table-cell office:value-type="float" office:value="1675.31">
                <text:p>1675.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75.31">
                <text:p>1675.31</text:p>
              </table:table-cell>
              <table:table-cell office:value-type="float" office:value="1567.01">
                <text:p>1567.01</text:p>
              </table:table-cell>
              <table:table-cell office:value-type="float" office:value="1681.98">
                <text:p>1681.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81.98">
                <text:p>1681.98</text:p>
              </table:table-cell>
              <table:table-cell office:value-type="float" office:value="1582.32">
                <text:p>1582.32</text:p>
              </table:table-cell>
              <table:table-cell office:value-type="float" office:value="1655.28">
                <text:p>1655.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5.28">
                <text:p>1655.28</text:p>
              </table:table-cell>
              <table:table-cell office:value-type="float" office:value="1551.31">
                <text:p>1551.31</text:p>
              </table:table-cell>
              <table:table-cell office:value-type="float" office:value="1661.41">
                <text:p>1661.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61.41">
                <text:p>1661.41</text:p>
              </table:table-cell>
              <table:table-cell office:value-type="float" office:value="1558.52">
                <text:p>1558.52</text:p>
              </table:table-cell>
              <table:table-cell office:value-type="float" office:value="1653.6">
                <text:p>1653.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53.6">
                <text:p>1653.6</text:p>
              </table:table-cell>
              <table:table-cell office:value-type="float" office:value="1549.08">
                <text:p>1549.08</text:p>
              </table:table-cell>
              <table:table-cell office:value-type="float" office:value="1630.31">
                <text:p>1630.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30.31">
                <text:p>1630.31</text:p>
              </table:table-cell>
              <table:table-cell office:value-type="float" office:value="1543.69">
                <text:p>1543.69</text:p>
              </table:table-cell>
              <table:table-cell office:value-type="float" office:value="1632.25">
                <text:p>1632.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32.25">
                <text:p>1632.25</text:p>
              </table:table-cell>
              <table:table-cell office:value-type="float" office:value="1544.82">
                <text:p>1544.82</text:p>
              </table:table-cell>
              <table:table-cell office:value-type="float" office:value="1651.27">
                <text:p>1651.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51.27">
                <text:p>1651.27</text:p>
              </table:table-cell>
              <table:table-cell office:value-type="float" office:value="1554.62">
                <text:p>1554.62</text:p>
              </table:table-cell>
              <table:table-cell office:value-type="float" office:value="1636.48">
                <text:p>1636.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36.48">
                <text:p>1636.48</text:p>
              </table:table-cell>
              <table:table-cell office:value-type="float" office:value="1549.9">
                <text:p>1549.9</text:p>
              </table:table-cell>
              <table:table-cell office:value-type="float" office:value="1610.86">
                <text:p>1610.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10.86">
                <text:p>1610.86</text:p>
              </table:table-cell>
              <table:table-cell office:value-type="float" office:value="1521.01">
                <text:p>1521.01</text:p>
              </table:table-cell>
              <table:table-cell office:value-type="float" office:value="1610.97">
                <text:p>1610.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10.97">
                <text:p>1610.97</text:p>
              </table:table-cell>
              <table:table-cell office:value-type="float" office:value="1510.38">
                <text:p>1510.38</text:p>
              </table:table-cell>
              <table:table-cell office:value-type="float" office:value="1620.02">
                <text:p>1620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20.02">
                <text:p>1620.02</text:p>
              </table:table-cell>
              <table:table-cell office:value-type="float" office:value="1517.54">
                <text:p>1517.54</text:p>
              </table:table-cell>
              <table:table-cell office:value-type="float" office:value="1634.13">
                <text:p>1634.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34.13">
                <text:p>1634.13</text:p>
              </table:table-cell>
              <table:table-cell office:value-type="float" office:value="1537.98">
                <text:p>1537.98</text:p>
              </table:table-cell>
              <table:table-cell office:value-type="float" office:value="1656.31">
                <text:p>1656.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6.31">
                <text:p>1656.31</text:p>
              </table:table-cell>
              <table:table-cell office:value-type="float" office:value="1564.94">
                <text:p>1564.94</text:p>
              </table:table-cell>
              <table:table-cell office:value-type="float" office:value="1695.26">
                <text:p>1695.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95.26">
                <text:p>1695.26</text:p>
              </table:table-cell>
              <table:table-cell office:value-type="float" office:value="1599.11">
                <text:p>1599.11</text:p>
              </table:table-cell>
              <table:table-cell office:value-type="float" office:value="1731.02">
                <text:p>1731.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31.02">
                <text:p>1731.02</text:p>
              </table:table-cell>
              <table:table-cell office:value-type="float" office:value="1624.26">
                <text:p>1624.26</text:p>
              </table:table-cell>
              <table:table-cell office:value-type="float" office:value="1727.49">
                <text:p>1727.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27.49">
                <text:p>1727.49</text:p>
              </table:table-cell>
              <table:table-cell office:value-type="float" office:value="1610.43">
                <text:p>1610.43</text:p>
              </table:table-cell>
              <table:table-cell office:value-type="float" office:value="1711.8">
                <text:p>1711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11.8">
                <text:p>1711.8</text:p>
              </table:table-cell>
              <table:table-cell office:value-type="float" office:value="1583.67">
                <text:p>1583.67</text:p>
              </table:table-cell>
              <table:table-cell office:value-type="float" office:value="1675.7">
                <text:p>1675.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75.7">
                <text:p>1675.7</text:p>
              </table:table-cell>
              <table:table-cell office:value-type="float" office:value="1541.3">
                <text:p>1541.3</text:p>
              </table:table-cell>
              <table:table-cell office:value-type="float" office:value="1651.63">
                <text:p>1651.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1.63">
                <text:p>1651.63</text:p>
              </table:table-cell>
              <table:table-cell office:value-type="float" office:value="1511.6">
                <text:p>1511.6</text:p>
              </table:table-cell>
              <table:table-cell office:value-type="float" office:value="1599.08">
                <text:p>1599.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99.08">
                <text:p>1599.08</text:p>
              </table:table-cell>
              <table:table-cell office:value-type="float" office:value="1464.35">
                <text:p>1464.35</text:p>
              </table:table-cell>
              <table:table-cell office:value-type="float" office:value="1543.65">
                <text:p>1543.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43.65">
                <text:p>1543.65</text:p>
              </table:table-cell>
              <table:table-cell office:value-type="float" office:value="1440.66">
                <text:p>1440.66</text:p>
              </table:table-cell>
              <table:table-cell office:value-type="float" office:value="1524.78">
                <text:p>1524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24.78">
                <text:p>1524.78</text:p>
              </table:table-cell>
              <table:table-cell office:value-type="float" office:value="1434.49">
                <text:p>1434.49</text:p>
              </table:table-cell>
              <table:table-cell office:value-type="float" office:value="1508.66">
                <text:p>1508.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08.66">
                <text:p>1508.66</text:p>
              </table:table-cell>
              <table:table-cell office:value-type="float" office:value="1421.94">
                <text:p>1421.94</text:p>
              </table:table-cell>
              <table:table-cell office:value-type="float" office:value="1461.85">
                <text:p>1461.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61.85">
                <text:p>1461.85</text:p>
              </table:table-cell>
              <table:table-cell office:value-type="float" office:value="1376.81">
                <text:p>1376.81</text:p>
              </table:table-cell>
              <table:table-cell office:value-type="float" office:value="1466.38">
                <text:p>1466.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66.38">
                <text:p>1466.38</text:p>
              </table:table-cell>
              <table:table-cell office:value-type="float" office:value="1367.42">
                <text:p>1367.4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37">
                <text:p>1437</text:p>
              </table:table-cell>
              <table:table-cell office:value-type="float" office:value="1329.63">
                <text:p>1329.63</text:p>
              </table:table-cell>
              <table:table-cell office:value-type="float" office:value="1390.44">
                <text:p>1390.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90.44">
                <text:p>1390.44</text:p>
              </table:table-cell>
              <table:table-cell office:value-type="float" office:value="1291.68">
                <text:p>1291.68</text:p>
              </table:table-cell>
              <table:table-cell office:value-type="float" office:value="1385.53">
                <text:p>1385.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85.53">
                <text:p>1385.53</text:p>
              </table:table-cell>
              <table:table-cell office:value-type="float" office:value="1305.67">
                <text:p>1305.67</text:p>
              </table:table-cell>
              <table:table-cell office:value-type="float" office:value="1389.85">
                <text:p>1389.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89.85">
                <text:p>1389.85</text:p>
              </table:table-cell>
              <table:table-cell office:value-type="float" office:value="1298.27">
                <text:p>1298.27</text:p>
              </table:table-cell>
              <table:table-cell office:value-type="float" office:value="1391.19">
                <text:p>1391.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91.19">
                <text:p>1391.19</text:p>
              </table:table-cell>
              <table:table-cell office:value-type="float" office:value="1304.28">
                <text:p>1304.28</text:p>
              </table:table-cell>
              <table:table-cell office:value-type="float" office:value="1362.23">
                <text:p>1362.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62.23">
                <text:p>1362.23</text:p>
              </table:table-cell>
              <table:table-cell office:value-type="float" office:value="1278.25">
                <text:p>1278.25</text:p>
              </table:table-cell>
              <table:table-cell office:value-type="float" office:value="1335.6">
                <text:p>1335.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35.6">
                <text:p>1335.6</text:p>
              </table:table-cell>
              <table:table-cell office:value-type="float" office:value="1259.46">
                <text:p>1259.46</text:p>
              </table:table-cell>
              <table:table-cell office:value-type="float" office:value="1350.63">
                <text:p>1350.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50.63">
                <text:p>1350.63</text:p>
              </table:table-cell>
              <table:table-cell office:value-type="float" office:value="1282.89">
                <text:p>1282.89</text:p>
              </table:table-cell>
              <table:table-cell office:value-type="float" office:value="1374.15">
                <text:p>1374.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74.15">
                <text:p>1374.15</text:p>
              </table:table-cell>
              <table:table-cell office:value-type="float" office:value="1310.37">
                <text:p>1310.37</text:p>
              </table:table-cell>
              <table:table-cell office:value-type="float" office:value="1370.77">
                <text:p>1370.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70.77">
                <text:p>1370.77</text:p>
              </table:table-cell>
              <table:table-cell office:value-type="float" office:value="1302.72">
                <text:p>1302.72</text:p>
              </table:table-cell>
              <table:table-cell office:value-type="float" office:value="1351.64">
                <text:p>1351.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51.64">
                <text:p>1351.64</text:p>
              </table:table-cell>
              <table:table-cell office:value-type="float" office:value="1273.68">
                <text:p>1273.68</text:p>
              </table:table-cell>
              <table:table-cell office:value-type="float" office:value="1349.55">
                <text:p>1349.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49.55">
                <text:p>1349.55</text:p>
              </table:table-cell>
              <table:table-cell office:value-type="float" office:value="1267.21">
                <text:p>1267.21</text:p>
              </table:table-cell>
              <table:table-cell office:value-type="float" office:value="1312.29">
                <text:p>1312.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12.29">
                <text:p>1312.29</text:p>
              </table:table-cell>
              <table:table-cell office:value-type="float" office:value="1219.89">
                <text:p>1219.89</text:p>
              </table:table-cell>
              <table:table-cell office:value-type="float" office:value="1292.11">
                <text:p>1292.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2.11">
                <text:p>1292.11</text:p>
              </table:table-cell>
              <table:table-cell office:value-type="float" office:value="1194.12">
                <text:p>1194.12</text:p>
              </table:table-cell>
              <table:table-cell office:value-type="float" office:value="1257.45">
                <text:p>1257.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57.45">
                <text:p>1257.45</text:p>
              </table:table-cell>
              <table:table-cell office:value-type="float" office:value="1167.23">
                <text:p>1167.23</text:p>
              </table:table-cell>
              <table:table-cell office:value-type="float" office:value="1226.9">
                <text:p>1226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26.9">
                <text:p>1226.9</text:p>
              </table:table-cell>
              <table:table-cell office:value-type="float" office:value="1132.3">
                <text:p>1132.3</text:p>
              </table:table-cell>
              <table:table-cell office:value-type="float" office:value="1167.8">
                <text:p>1167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67.8">
                <text:p>1167.8</text:p>
              </table:table-cell>
              <table:table-cell office:value-type="float" office:value="1069.72">
                <text:p>1069.72</text:p>
              </table:table-cell>
              <table:table-cell office:value-type="float" office:value="1103.15">
                <text:p>1103.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03.15">
                <text:p>1103.15</text:p>
              </table:table-cell>
              <table:table-cell office:value-type="float" office:value="1002.71">
                <text:p>1002.71</text:p>
              </table:table-cell>
              <table:table-cell office:value-type="float" office:value="1033.57">
                <text:p>1033.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33.57">
                <text:p>1033.57</text:p>
              </table:table-cell>
              <table:table-cell office:value-type="float" office:value="940.55">
                <text:p>940.55</text:p>
              </table:table-cell>
              <table:table-cell office:value-type="float" office:value="1029.54">
                <text:p>1029.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9.54">
                <text:p>1029.54</text:p>
              </table:table-cell>
              <table:table-cell office:value-type="float" office:value="949.04">
                <text:p>949.04</text:p>
              </table:table-cell>
              <table:table-cell office:value-type="float" office:value="1004.64">
                <text:p>1004.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4.64">
                <text:p>1004.64</text:p>
              </table:table-cell>
              <table:table-cell office:value-type="float" office:value="927.66">
                <text:p>927.66</text:p>
              </table:table-cell>
              <table:table-cell office:value-type="float" office:value="1006.17">
                <text:p>1006.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6.17">
                <text:p>1006.17</text:p>
              </table:table-cell>
              <table:table-cell office:value-type="float" office:value="935.72">
                <text:p>935.72</text:p>
              </table:table-cell>
              <table:table-cell office:value-type="float" office:value="1033.86">
                <text:p>1033.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3.86">
                <text:p>1033.86</text:p>
              </table:table-cell>
              <table:table-cell office:value-type="float" office:value="966.88">
                <text:p>966.88</text:p>
              </table:table-cell>
              <table:table-cell office:value-type="float" office:value="1070.14">
                <text:p>1070.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70.14">
                <text:p>1070.14</text:p>
              </table:table-cell>
              <table:table-cell office:value-type="float" office:value="992.93">
                <text:p>992.93</text:p>
              </table:table-cell>
              <table:table-cell office:value-type="float" office:value="1098.7">
                <text:p>1098.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98.7">
                <text:p>1098.7</text:p>
              </table:table-cell>
              <table:table-cell office:value-type="float" office:value="1015.51">
                <text:p>1015.51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00.7">
                <text:p>1100.7</text:p>
              </table:table-cell>
              <table:table-cell office:value-type="float" office:value="1026.55">
                <text:p>1026.55</text:p>
              </table:table-cell>
              <table:table-cell office:value-type="float" office:value="1097.44">
                <text:p>1097.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97.44">
                <text:p>1097.44</text:p>
              </table:table-cell>
              <table:table-cell office:value-type="float" office:value="1028.18">
                <text:p>1028.18</text:p>
              </table:table-cell>
              <table:table-cell office:value-type="float" office:value="1108.65">
                <text:p>1108.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08.65">
                <text:p>1108.65</text:p>
              </table:table-cell>
              <table:table-cell office:value-type="float" office:value="1045.69">
                <text:p>1045.69</text:p>
              </table:table-cell>
              <table:table-cell office:value-type="float" office:value="1147.07">
                <text:p>1147.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47.07">
                <text:p>1147.07</text:p>
              </table:table-cell>
              <table:table-cell office:value-type="float" office:value="1083.99">
                <text:p>1083.99</text:p>
              </table:table-cell>
              <table:table-cell office:value-type="float" office:value="1169.23">
                <text:p>1169.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9.23">
                <text:p>1169.23</text:p>
              </table:table-cell>
              <table:table-cell office:value-type="float" office:value="1118.37">
                <text:p>1118.37</text:p>
              </table:table-cell>
              <table:table-cell office:value-type="float" office:value="1136.07">
                <text:p>1136.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6.07">
                <text:p>1136.07</text:p>
              </table:table-cell>
              <table:table-cell office:value-type="float" office:value="1083.96">
                <text:p>1083.96</text:p>
              </table:table-cell>
              <table:table-cell office:value-type="float" office:value="1121.18">
                <text:p>1121.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21.18">
                <text:p>1121.18</text:p>
              </table:table-cell>
              <table:table-cell office:value-type="float" office:value="1066.98">
                <text:p>1066.98</text:p>
              </table:table-cell>
              <table:table-cell office:value-type="float" office:value="1111.24">
                <text:p>1111.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11.24">
                <text:p>1111.24</text:p>
              </table:table-cell>
              <table:table-cell office:value-type="float" office:value="1058.77">
                <text:p>1058.77</text:p>
              </table:table-cell>
              <table:table-cell office:value-type="float" office:value="1160.99">
                <text:p>1160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60.99">
                <text:p>1160.99</text:p>
              </table:table-cell>
              <table:table-cell office:value-type="float" office:value="1108.63">
                <text:p>1108.63</text:p>
              </table:table-cell>
              <table:table-cell office:value-type="float" office:value="1215.27">
                <text:p>1215.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15.27">
                <text:p>1215.27</text:p>
              </table:table-cell>
              <table:table-cell office:value-type="float" office:value="1157.48">
                <text:p>1157.48</text:p>
              </table:table-cell>
              <table:table-cell office:value-type="float" office:value="1265.86">
                <text:p>1265.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65.86">
                <text:p>1265.86</text:p>
              </table:table-cell>
              <table:table-cell office:value-type="float" office:value="1204.76">
                <text:p>1204.76</text:p>
              </table:table-cell>
              <table:table-cell office:value-type="float" office:value="1268.68">
                <text:p>1268.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68.68">
                <text:p>1268.68</text:p>
              </table:table-cell>
              <table:table-cell office:value-type="float" office:value="1198.6">
                <text:p>1198.6</text:p>
              </table:table-cell>
              <table:table-cell office:value-type="float" office:value="1286.23">
                <text:p>1286.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86.23">
                <text:p>1286.23</text:p>
              </table:table-cell>
              <table:table-cell office:value-type="float" office:value="1223.11">
                <text:p>1223.11</text:p>
              </table:table-cell>
              <table:table-cell office:value-type="float" office:value="1297.87">
                <text:p>1297.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7.87">
                <text:p>1297.87</text:p>
              </table:table-cell>
              <table:table-cell office:value-type="float" office:value="1247.67">
                <text:p>1247.67</text:p>
              </table:table-cell>
              <table:table-cell office:value-type="float" office:value="1337.28">
                <text:p>1337.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37.28">
                <text:p>1337.28</text:p>
              </table:table-cell>
              <table:table-cell office:value-type="float" office:value="1281.88">
                <text:p>1281.88</text:p>
              </table:table-cell>
              <table:table-cell office:value-type="float" office:value="1365.16">
                <text:p>1365.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.16">
                <text:p>1365.16</text:p>
              </table:table-cell>
              <table:table-cell office:value-type="float" office:value="1324.52">
                <text:p>1324.52</text:p>
              </table:table-cell>
              <table:table-cell office:value-type="float" office:value="1429.18">
                <text:p>1429.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29.18">
                <text:p>1429.18</text:p>
              </table:table-cell>
              <table:table-cell office:value-type="float" office:value="1382.85">
                <text:p>1382.85</text:p>
              </table:table-cell>
              <table:table-cell office:value-type="float" office:value="1469.23">
                <text:p>1469.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9.23">
                <text:p>1469.23</text:p>
              </table:table-cell>
              <table:table-cell office:value-type="float" office:value="1399.04">
                <text:p>1399.04</text:p>
              </table:table-cell>
              <table:table-cell office:value-type="float" office:value="1478.39">
                <text:p>1478.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78.39">
                <text:p>1478.39</text:p>
              </table:table-cell>
              <table:table-cell office:value-type="float" office:value="1410.49">
                <text:p>1410.49</text:p>
              </table:table-cell>
              <table:table-cell office:value-type="float" office:value="1430.86">
                <text:p>1430.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30.86">
                <text:p>1430.86</text:p>
              </table:table-cell>
              <table:table-cell office:value-type="float" office:value="1374.12">
                <text:p>1374.12</text:p>
              </table:table-cell>
              <table:table-cell office:value-type="float" office:value="1453.52">
                <text:p>1453.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53.52">
                <text:p>1453.52</text:p>
              </table:table-cell>
              <table:table-cell office:value-type="float" office:value="1397.42">
                <text:p>1397.42</text:p>
              </table:table-cell>
              <table:table-cell office:value-type="float" office:value="1453.71">
                <text:p>1453.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53.71">
                <text:p>1453.71</text:p>
              </table:table-cell>
              <table:table-cell office:value-type="float" office:value="1405.62">
                <text:p>1405.62</text:p>
              </table:table-cell>
              <table:table-cell office:value-type="float" office:value="1489.81">
                <text:p>1489.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9.81">
                <text:p>1489.81</text:p>
              </table:table-cell>
              <table:table-cell office:value-type="float" office:value="1448.26">
                <text:p>1448.26</text:p>
              </table:table-cell>
              <table:table-cell office:value-type="float" office:value="1528.63">
                <text:p>1528.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28.63">
                <text:p>1528.63</text:p>
              </table:table-cell>
              <table:table-cell office:value-type="float" office:value="1481.25">
                <text:p>1481.25</text:p>
              </table:table-cell>
              <table:table-cell office:value-type="float" office:value="1576.46">
                <text:p>1576.4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6.46">
                <text:p>1576.46</text:p>
              </table:table-cell>
              <table:table-cell office:value-type="float" office:value="1525.63">
                <text:p>1525.63</text:p>
              </table:table-cell>
              <table:table-cell office:value-type="float" office:value="1622.39">
                <text:p>1622.3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22.39">
                <text:p>1622.39</text:p>
              </table:table-cell>
              <table:table-cell office:value-type="float" office:value="1583.21">
                <text:p>1583.21</text:p>
              </table:table-cell>
              <table:table-cell office:value-type="float" office:value="1670.04">
                <text:p>1670.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70.04">
                <text:p>1670.04</text:p>
              </table:table-cell>
              <table:table-cell office:value-type="float" office:value="1640.11">
                <text:p>1640.11</text:p>
              </table:table-cell>
              <table:table-cell office:value-type="float" office:value="1688.7">
                <text:p>1688.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88.7">
                <text:p>1688.7</text:p>
              </table:table-cell>
              <table:table-cell office:value-type="float" office:value="1654.26">
                <text:p>1654.26</text:p>
              </table:table-cell>
              <table:table-cell office:value-type="float" office:value="1724.45">
                <text:p>1724.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24.45">
                <text:p>1724.45</text:p>
              </table:table-cell>
              <table:table-cell office:value-type="float" office:value="1678.73">
                <text:p>1678.73</text:p>
              </table:table-cell>
              <table:table-cell office:value-type="float" office:value="1758.62">
                <text:p>1758.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58.62">
                <text:p>1758.62</text:p>
              </table:table-cell>
              <table:table-cell office:value-type="float" office:value="1725.05">
                <text:p>1725.05</text:p>
              </table:table-cell>
              <table:table-cell office:value-type="float" office:value="1820.67">
                <text:p>1820.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20.67">
                <text:p>1820.67</text:p>
              </table:table-cell>
              <table:table-cell office:value-type="float" office:value="1784.73">
                <text:p>1784.73</text:p>
              </table:table-cell>
              <table:table-cell office:value-type="float" office:value="1862.07">
                <text:p>1862.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62.07">
                <text:p>1862.07</text:p>
              </table:table-cell>
              <table:table-cell office:value-type="float" office:value="1823.54">
                <text:p>1823.54</text:p>
              </table:table-cell>
              <table:table-cell office:value-type="float" office:value="1899.13">
                <text:p>1899.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99.13">
                <text:p>1899.13</text:p>
              </table:table-cell>
              <table:table-cell office:value-type="float" office:value="1847.52">
                <text:p>1847.52</text:p>
              </table:table-cell>
              <table:table-cell office:value-type="float" office:value="1916.48">
                <text:p>1916.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16.48">
                <text:p>1916.48</text:p>
              </table:table-cell>
              <table:table-cell office:value-type="float" office:value="1853.97">
                <text:p>1853.97</text:p>
              </table:table-cell>
              <table:table-cell office:value-type="float" office:value="1910.84">
                <text:p>1910.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10.84">
                <text:p>1910.84</text:p>
              </table:table-cell>
              <table:table-cell office:value-type="float" office:value="1817.73">
                <text:p>1817.73</text:p>
              </table:table-cell>
              <table:table-cell office:value-type="float" office:value="1886.08">
                <text:p>1886.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86.08">
                <text:p>1886.08</text:p>
              </table:table-cell>
              <table:table-cell office:value-type="float" office:value="1793.71">
                <text:p>1793.71</text:p>
              </table:table-cell>
              <table:table-cell office:value-type="float" office:value="1825.75">
                <text:p>1825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25.75">
                <text:p>1825.75</text:p>
              </table:table-cell>
              <table:table-cell office:value-type="float" office:value="1750.13">
                <text:p>1750.13</text:p>
              </table:table-cell>
              <table:table-cell office:value-type="float" office:value="1825.19">
                <text:p>1825.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25.19">
                <text:p>1825.19</text:p>
              </table:table-cell>
              <table:table-cell office:value-type="float" office:value="1785.4">
                <text:p>1785.4</text:p>
              </table:table-cell>
              <table:table-cell office:value-type="float" office:value="1872.55">
                <text:p>1872.5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72.55">
                <text:p>1872.55</text:p>
              </table:table-cell>
              <table:table-cell office:value-type="float" office:value="1834.42">
                <text:p>1834.42</text:p>
              </table:table-cell>
              <table:table-cell office:value-type="float" office:value="1915.98">
                <text:p>1915.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5.98">
                <text:p>1915.98</text:p>
              </table:table-cell>
              <table:table-cell office:value-type="float" office:value="1874.47">
                <text:p>1874.47</text:p>
              </table:table-cell>
              <table:table-cell office:value-type="float" office:value="1965.06">
                <text:p>1965.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65.06">
                <text:p>1965.06</text:p>
              </table:table-cell>
              <table:table-cell office:value-type="float" office:value="1907.17">
                <text:p>1907.17</text:p>
              </table:table-cell>
              <table:table-cell office:value-type="float" office:value="1953.85">
                <text:p>1953.8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3.85">
                <text:p>1953.85</text:p>
              </table:table-cell>
              <table:table-cell office:value-type="float" office:value="1888.64">
                <text:p>1888.64</text:p>
              </table:table-cell>
              <table:table-cell office:value-type="float" office:value="1958.19">
                <text:p>1958.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58.19">
                <text:p>1958.19</text:p>
              </table:table-cell>
              <table:table-cell office:value-type="float" office:value="1913.77">
                <text:p>1913.77</text:p>
              </table:table-cell>
              <table:table-cell office:value-type="float" office:value="1998.69">
                <text:p>1998.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98.69">
                <text:p>1998.69</text:p>
              </table:table-cell>
              <table:table-cell office:value-type="float" office:value="1936.37">
                <text:p>1936.37</text:p>
              </table:table-cell>
              <table:table-cell office:value-type="float" office:value="2015.15">
                <text:p>2015.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15.15">
                <text:p>2015.15</text:p>
              </table:table-cell>
              <table:table-cell office:value-type="float" office:value="1943.43">
                <text:p>1943.43</text:p>
              </table:table-cell>
              <table:table-cell office:value-type="float" office:value="1977.85">
                <text:p>1977.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77.85">
                <text:p>1977.85</text:p>
              </table:table-cell>
              <table:table-cell office:value-type="float" office:value="1890.2">
                <text:p>1890.2</text:p>
              </table:table-cell>
              <table:table-cell office:value-type="float" office:value="1926.3">
                <text:p>1926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26.3">
                <text:p>1926.3</text:p>
              </table:table-cell>
              <table:table-cell office:value-type="float" office:value="1837.77">
                <text:p>1837.77</text:p>
              </table:table-cell>
              <table:table-cell office:value-type="float" office:value="1898.64">
                <text:p>1898.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98.64">
                <text:p>1898.64</text:p>
              </table:table-cell>
              <table:table-cell office:value-type="float" office:value="1832.61">
                <text:p>1832.61</text:p>
              </table:table-cell>
              <table:table-cell office:value-type="float" office:value="1880.65">
                <text:p>1880.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80.65">
                <text:p>1880.65</text:p>
              </table:table-cell>
              <table:table-cell office:value-type="float" office:value="1820.95">
                <text:p>1820.95</text:p>
              </table:table-cell>
              <table:table-cell office:value-type="float" office:value="1865.14">
                <text:p>1865.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65.14">
                <text:p>1865.14</text:p>
              </table:table-cell>
              <table:table-cell office:value-type="float" office:value="1821.28">
                <text:p>1821.28</text:p>
              </table:table-cell>
              <table:table-cell office:value-type="float" office:value="1858.37">
                <text:p>1858.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58.37">
                <text:p>1858.37</text:p>
              </table:table-cell>
              <table:table-cell office:value-type="float" office:value="1825.56">
                <text:p>1825.56</text:p>
              </table:table-cell>
              <table:table-cell office:value-type="float" office:value="1859.15">
                <text:p>1859.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59.15">
                <text:p>1859.15</text:p>
              </table:table-cell>
              <table:table-cell office:value-type="float" office:value="1816.53">
                <text:p>1816.53</text:p>
              </table:table-cell>
              <table:table-cell office:value-type="float" office:value="1841.52">
                <text:p>1841.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41.52">
                <text:p>1841.52</text:p>
              </table:table-cell>
              <table:table-cell office:value-type="float" office:value="1814.24">
                <text:p>1814.24</text:p>
              </table:table-cell>
              <table:table-cell office:value-type="float" office:value="1861.19">
                <text:p>1861.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61.19">
                <text:p>1861.19</text:p>
              </table:table-cell>
              <table:table-cell office:value-type="float" office:value="1822.34">
                <text:p>1822.34</text:p>
              </table:table-cell>
              <table:table-cell office:value-type="float" office:value="1847.65">
                <text:p>1847.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47.65">
                <text:p>1847.65</text:p>
              </table:table-cell>
              <table:table-cell office:value-type="float" office:value="1807.89">
                <text:p>1807.89</text:p>
              </table:table-cell>
              <table:table-cell office:value-type="float" office:value="1849.27">
                <text:p>1849.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49.27">
                <text:p>1849.27</text:p>
              </table:table-cell>
              <table:table-cell office:value-type="float" office:value="1836.29">
                <text:p>1836.29</text:p>
              </table:table-cell>
              <table:table-cell office:value-type="float" office:value="1877.1">
                <text:p>1877.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77.1">
                <text:p>1877.1</text:p>
              </table:table-cell>
              <table:table-cell office:value-type="float" office:value="1858.63">
                <text:p>1858.63</text:p>
              </table:table-cell>
              <table:table-cell office:value-type="float" office:value="1880.45">
                <text:p>1880.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80.45">
                <text:p>1880.45</text:p>
              </table:table-cell>
              <table:table-cell office:value-type="float" office:value="1838.57">
                <text:p>1838.57</text:p>
              </table:table-cell>
              <table:table-cell office:value-type="float" office:value="1853.83">
                <text:p>1853.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53.83">
                <text:p>1853.83</text:p>
              </table:table-cell>
              <table:table-cell office:value-type="float" office:value="1814.45">
                <text:p>1814.45</text:p>
              </table:table-cell>
              <table:table-cell office:value-type="float" office:value="1828.61">
                <text:p>1828.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28.61">
                <text:p>1828.61</text:p>
              </table:table-cell>
              <table:table-cell office:value-type="float" office:value="1768.8">
                <text:p>1768.8</text:p>
              </table:table-cell>
              <table:table-cell office:value-type="float" office:value="1774.78">
                <text:p>1774.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74.78">
                <text:p>1774.78</text:p>
              </table:table-cell>
              <table:table-cell office:value-type="float" office:value="1718.81">
                <text:p>1718.81</text:p>
              </table:table-cell>
              <table:table-cell office:value-type="float" office:value="1725.15">
                <text:p>1725.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25.15">
                <text:p>1725.15</text:p>
              </table:table-cell>
              <table:table-cell office:value-type="float" office:value="1677.01">
                <text:p>1677.01</text:p>
              </table:table-cell>
              <table:table-cell office:value-type="float" office:value="1680.75">
                <text:p>1680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80.75">
                <text:p>1680.75</text:p>
              </table:table-cell>
              <table:table-cell office:value-type="float" office:value="1643.11">
                <text:p>1643.11</text:p>
              </table:table-cell>
              <table:table-cell office:value-type="float" office:value="1647.2">
                <text:p>1647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47.2">
                <text:p>1647.2</text:p>
              </table:table-cell>
              <table:table-cell office:value-type="float" office:value="1606.21">
                <text:p>1606.21</text:p>
              </table:table-cell>
              <table:table-cell office:value-type="float" office:value="1611.81">
                <text:p>1611.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1.81">
                <text:p>1611.81</text:p>
              </table:table-cell>
              <table:table-cell office:value-type="float" office:value="1564.77">
                <text:p>1564.77</text:p>
              </table:table-cell>
              <table:table-cell office:value-type="float" office:value="1568.74">
                <text:p>1568.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68.74">
                <text:p>1568.74</text:p>
              </table:table-cell>
              <table:table-cell office:value-type="float" office:value="1549.86">
                <text:p>1549.86</text:p>
              </table:table-cell>
              <table:table-cell office:value-type="float" office:value="1571.1">
                <text:p>1571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71.1">
                <text:p>1571.1</text:p>
              </table:table-cell>
              <table:table-cell office:value-type="float" office:value="1549.89">
                <text:p>1549.89</text:p>
              </table:table-cell>
              <table:table-cell office:value-type="float" office:value="1564.24">
                <text:p>1564.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64.24">
                <text:p>1564.24</text:p>
              </table:table-cell>
              <table:table-cell office:value-type="float" office:value="1548.56">
                <text:p>1548.56</text:p>
              </table:table-cell>
              <table:table-cell office:value-type="float" office:value="1552.83">
                <text:p>1552.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52.83">
                <text:p>1552.83</text:p>
              </table:table-cell>
              <table:table-cell office:value-type="float" office:value="1520.96">
                <text:p>1520.96</text:p>
              </table:table-cell>
              <table:table-cell office:value-type="float" office:value="1524.13">
                <text:p>1524.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24.13">
                <text:p>1524.13</text:p>
              </table:table-cell>
              <table:table-cell office:value-type="float" office:value="1502.06">
                <text:p>1502.06</text:p>
              </table:table-cell>
              <table:table-cell office:value-type="float" office:value="1511.2">
                <text:p>1511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11.2">
                <text:p>1511.2</text:p>
              </table:table-cell>
              <table:table-cell office:value-type="float" office:value="1506.27">
                <text:p>1506.27</text:p>
              </table:table-cell>
              <table:table-cell office:value-type="float" office:value="1514.87">
                <text:p>1514.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14.87">
                <text:p>1514.87</text:p>
              </table:table-cell>
              <table:table-cell office:value-type="float" office:value="1505.44">
                <text:p>1505.44</text:p>
              </table:table-cell>
              <table:table-cell office:value-type="float" office:value="1506.23">
                <text:p>1506.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06.23">
                <text:p>1506.23</text:p>
              </table:table-cell>
              <table:table-cell office:value-type="float" office:value="1483.94">
                <text:p>1483.94</text:p>
              </table:table-cell>
              <table:table-cell office:value-type="float" office:value="1483.94">
                <text:p>1483.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83.94">
                <text:p>1483.94</text:p>
              </table:table-cell>
              <table:table-cell office:value-type="float" office:value="1465.84">
                <text:p>1465.84</text:p>
              </table:table-cell>
              <table:table-cell office:value-type="float" office:value="1465.84">
                <text:p>1465.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65.84">
                <text:p>1465.84</text:p>
              </table:table-cell>
              <table:table-cell office:value-type="float" office:value="1453.33">
                <text:p>1453.33</text:p>
              </table:table-cell>
              <table:table-cell office:value-type="float" office:value="1453.33">
                <text:p>1453.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53.33">
                <text:p>1453.33</text:p>
              </table:table-cell>
              <table:table-cell office:value-type="float" office:value="1452.16">
                <text:p>1452.16</text:p>
              </table:table-cell>
              <table:table-cell office:value-type="float" office:value="1452.16">
                <text:p>1452.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52.16">
                <text:p>1452.16</text:p>
              </table:table-cell>
              <table:table-cell office:value-type="float" office:value="1439.33">
                <text:p>1439.33</text:p>
              </table:table-cell>
              <table:table-cell office:value-type="float" office:value="1439.33">
                <text:p>1439.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39.33">
                <text:p>1439.33</text:p>
              </table:table-cell>
              <table:table-cell office:value-type="float" office:value="1397.56">
                <text:p>1397.56</text:p>
              </table:table-cell>
              <table:table-cell office:value-type="float" office:value="1397.56">
                <text:p>1397.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97.56">
                <text:p>1397.56</text:p>
              </table:table-cell>
              <table:table-cell office:value-type="float" office:value="1376.08">
                <text:p>1376.08</text:p>
              </table:table-cell>
              <table:table-cell office:value-type="float" office:value="1376.08">
                <text:p>1376.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76.08">
                <text:p>1376.08</text:p>
              </table:table-cell>
              <table:table-cell office:value-type="float" office:value="1367.72">
                <text:p>1367.72</text:p>
              </table:table-cell>
              <table:table-cell office:value-type="float" office:value="1367.72">
                <text:p>1367.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67.72">
                <text:p>1367.72</text:p>
              </table:table-cell>
              <table:table-cell office:value-type="float" office:value="1321.11">
                <text:p>1321.11</text:p>
              </table:table-cell>
              <table:table-cell office:value-type="float" office:value="1321.11">
                <text:p>1321.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21.11">
                <text:p>1321.11</text:p>
              </table:table-cell>
              <table:table-cell office:value-type="float" office:value="1299.73">
                <text:p>1299.73</text:p>
              </table:table-cell>
              <table:table-cell office:value-type="float" office:value="1299.73">
                <text:p>1299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99.73">
                <text:p>1299.73</text:p>
              </table:table-cell>
              <table:table-cell office:value-type="float" office:value="1272.6">
                <text:p>1272.6</text:p>
              </table:table-cell>
              <table:table-cell office:value-type="float" office:value="1272.6">
                <text:p>1272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72.6">
                <text:p>1272.6</text:p>
              </table:table-cell>
              <table:table-cell office:value-type="float" office:value="1236.84">
                <text:p>1236.84</text:p>
              </table:table-cell>
              <table:table-cell office:value-type="float" office:value="1236.84">
                <text:p>1236.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36.84">
                <text:p>1236.84</text:p>
              </table:table-cell>
              <table:table-cell office:value-type="float" office:value="1207.21">
                <text:p>1207.21</text:p>
              </table:table-cell>
              <table:table-cell office:value-type="float" office:value="1207.47">
                <text:p>1207.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07.47">
                <text:p>1207.47</text:p>
              </table:table-cell>
              <table:table-cell office:value-type="float" office:value="1189.86">
                <text:p>1189.86</text:p>
              </table:table-cell>
              <table:table-cell office:value-type="float" office:value="1193.93">
                <text:p>1193.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93.93">
                <text:p>1193.93</text:p>
              </table:table-cell>
              <table:table-cell office:value-type="float" office:value="1165.9">
                <text:p>1165.9</text:p>
              </table:table-cell>
              <table:table-cell office:value-type="float" office:value="1168.7">
                <text:p>1168.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68.7">
                <text:p>1168.7</text:p>
              </table:table-cell>
              <table:table-cell office:value-type="float" office:value="1156.19">
                <text:p>1156.19</text:p>
              </table:table-cell>
              <table:table-cell office:value-type="float" office:value="1158.78">
                <text:p>1158.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58.78">
                <text:p>1158.78</text:p>
              </table:table-cell>
              <table:table-cell office:value-type="float" office:value="1123.17">
                <text:p>1123.17</text:p>
              </table:table-cell>
              <table:table-cell office:value-type="float" office:value="1124.73">
                <text:p>1124.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24.73">
                <text:p>1124.73</text:p>
              </table:table-cell>
              <table:table-cell office:value-type="float" office:value="1091.12">
                <text:p>1091.12</text:p>
              </table:table-cell>
              <table:table-cell office:value-type="float" office:value="1096.16">
                <text:p>1096.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96.16">
                <text:p>1096.16</text:p>
              </table:table-cell>
              <table:table-cell office:value-type="float" office:value="1082.87">
                <text:p>1082.87</text:p>
              </table:table-cell>
              <table:table-cell office:value-type="float" office:value="1085.02">
                <text:p>1085.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85.02">
                <text:p>1085.02</text:p>
              </table:table-cell>
              <table:table-cell office:value-type="float" office:value="1081.65">
                <text:p>1081.65</text:p>
              </table:table-cell>
              <table:table-cell office:value-type="float" office:value="1082.78">
                <text:p>1082.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82.78">
                <text:p>1082.78</text:p>
              </table:table-cell>
              <table:table-cell office:value-type="float" office:value="1066.5">
                <text:p>1066.5</text:p>
              </table:table-cell>
              <table:table-cell office:value-type="float" office:value="1066.81">
                <text:p>1066.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66.81">
                <text:p>1066.81</text:p>
              </table:table-cell>
              <table:table-cell office:value-type="float" office:value="1056.51">
                <text:p>1056.51</text:p>
              </table:table-cell>
              <table:table-cell office:value-type="float" office:value="1056.51">
                <text:p>1056.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56.51">
                <text:p>1056.51</text:p>
              </table:table-cell>
              <table:table-cell office:value-type="float" office:value="1047.67">
                <text:p>1047.67</text:p>
              </table:table-cell>
              <table:table-cell office:value-type="float" office:value="1047.67">
                <text:p>1047.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47.67">
                <text:p>1047.67</text:p>
              </table:table-cell>
              <table:table-cell office:value-type="float" office:value="1045.51">
                <text:p>1045.51</text:p>
              </table:table-cell>
              <table:table-cell office:value-type="float" office:value="1045.51">
                <text:p>1045.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45.51">
                <text:p>1045.51</text:p>
              </table:table-cell>
              <table:table-cell office:value-type="float" office:value="1045.47">
                <text:p>1045.47</text:p>
              </table:table-cell>
              <table:table-cell office:value-type="float" office:value="1045.47">
                <text:p>1045.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45.47">
                <text:p>1045.47</text:p>
              </table:table-cell>
              <table:table-cell office:value-type="float" office:value="1042.58">
                <text:p>1042.58</text:p>
              </table:table-cell>
              <table:table-cell office:value-type="float" office:value="1042.58">
                <text:p>1042.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42.58">
                <text:p>1042.58</text:p>
              </table:table-cell>
              <table:table-cell office:value-type="float" office:value="1039.55">
                <text:p>1039.55</text:p>
              </table:table-cell>
              <table:table-cell office:value-type="float" office:value="1039.55">
                <text:p>1039.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39.55">
                <text:p>1039.55</text:p>
              </table:table-cell>
              <table:table-cell office:value-type="float" office:value="1008.19">
                <text:p>1008.19</text:p>
              </table:table-cell>
              <table:table-cell office:value-type="float" office:value="1008.19">
                <text:p>1008.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8.19">
                <text:p>1008.19</text:p>
              </table:table-cell>
              <table:table-cell office:value-type="float" office:value="957.8">
                <text:p>957.8</text:p>
              </table:table-cell>
              <table:table-cell office:value-type="float" office:value="957.8">
                <text:p>957.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57.8">
                <text:p>957.8</text:p>
              </table:table-cell>
              <table:table-cell office:value-type="float" office:value="921.37">
                <text:p>921.37</text:p>
              </table:table-cell>
              <table:table-cell office:value-type="float" office:value="921.37">
                <text:p>921.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21.37">
                <text:p>921.37</text:p>
              </table:table-cell>
              <table:table-cell office:value-type="float" office:value="878.38">
                <text:p>878.38</text:p>
              </table:table-cell>
              <table:table-cell office:value-type="float" office:value="878.38">
                <text:p>878.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78.38">
                <text:p>878.38</text:p>
              </table:table-cell>
              <table:table-cell office:value-type="float" office:value="833.95">
                <text:p>833.95</text:p>
              </table:table-cell>
              <table:table-cell office:value-type="float" office:value="833.95">
                <text:p>833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3.95">
                <text:p>833.95</text:p>
              </table:table-cell>
              <table:table-cell office:value-type="float" office:value="782.12">
                <text:p>782.12</text:p>
              </table:table-cell>
              <table:table-cell office:value-type="float" office:value="782.67">
                <text:p>782.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2.67">
                <text:p>782.67</text:p>
              </table:table-cell>
              <table:table-cell office:value-type="float" office:value="727.27">
                <text:p>727.27</text:p>
              </table:table-cell>
              <table:table-cell office:value-type="float" office:value="729.23">
                <text:p>729.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9.23">
                <text:p>729.23</text:p>
              </table:table-cell>
              <table:table-cell office:value-type="float" office:value="676.08">
                <text:p>676.08</text:p>
              </table:table-cell>
              <table:table-cell office:value-type="float" office:value="684.83">
                <text:p>684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